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ample.Public Name</text:p>
          </table:table-cell>
          <table:table-cell table:style-name="ce1" office:value-type="string" calcext:value-type="string">
            <text:p>Sample.Private Name</text:p>
          </table:table-cell>
          <table:table-cell table:style-name="ce1" office:value-type="string" calcext:value-type="string">
            <text:p>Donor</text:p>
          </table:table-cell>
          <table:table-cell table:style-name="ce1" office:value-type="string" calcext:value-type="string">
            <text:p>Donor.Taxon ID</text:p>
          </table:table-cell>
          <table:table-cell table:style-name="ce1" office:value-type="string" calcext:value-type="string">
            <text:p>Donor.Phenotype</text:p>
          </table:table-cell>
          <table:table-cell table:style-name="ce1" office:value-type="string" calcext:value-type="string">
            <text:p>Donor.Pooled Sample</text:p>
          </table:table-cell>
          <table:table-cell table:style-name="ce1" office:value-type="string" calcext:value-type="string">
            <text:p>Donor.specific_disease_information</text:p>
          </table:table-cell>
          <table:table-cell table:style-name="ce1" office:value-type="string" calcext:value-type="string">
            <text:p>Donor.donor_age</text:p>
          </table:table-cell>
          <table:table-cell table:style-name="ce1" office:value-type="string" calcext:value-type="string">
            <text:p>Donor.year_of_birth</text:p>
          </table:table-cell>
          <table:table-cell table:style-name="ce1" office:value-type="string" calcext:value-type="string">
            <text:p>Donor.donor_sex</text:p>
          </table:table-cell>
          <table:table-cell table:style-name="ce1" office:value-type="string" calcext:value-type="string">
            <text:p>Donor.donor_ethnicity</text:p>
          </table:table-cell>
          <table:table-cell table:style-name="ce1" office:value-type="string" calcext:value-type="string">
            <text:p>Donor.smoking_status</text:p>
          </table:table-cell>
          <table:table-cell table:style-name="ce1" office:value-type="string" calcext:value-type="string">
            <text:p>Donor.donor_health_status</text:p>
          </table:table-cell>
          <table:table-cell table:style-name="ce1" office:value-type="string" calcext:value-type="string">
            <text:p>Donor.medication</text:p>
          </table:table-cell>
          <table:table-cell table:style-name="ce1" office:value-type="string" calcext:value-type="string">
            <text:p>Donor.additional_information</text:p>
          </table:table-cell>
          <table:table-cell table:style-name="ce1" office:value-type="string" calcext:value-type="string">
            <text:p>Donor.project_name</text:p>
          </table:table-cell>
          <table:table-cell table:style-name="ce1" office:value-type="string" calcext:value-type="string">
            <text:p>Donor.project_id</text:p>
          </table:table-cell>
          <table:table-cell table:style-name="ce1" office:value-type="string" calcext:value-type="string">
            <text:p>Donor.donor_age_unit</text:p>
          </table:table-cell>
          <table:table-cell table:style-name="ce1" office:value-type="string" calcext:value-type="string">
            <text:p>Donor.donor_life_stage</text:p>
          </table:table-cell>
          <table:table-cell table:style-name="ce1" office:value-type="string" calcext:value-type="string">
            <text:p>Donor.donor_health_status_ontology_uri</text:p>
          </table:table-cell>
          <table:table-cell table:style-name="ce1" office:value-type="string" calcext:value-type="string">
            <text:p>EGA EGAN</text:p>
          </table:table-cell>
          <table:table-cell table:style-name="ce1" office:value-type="string" calcext:value-type="string">
            <text:p>Biomaterial Type</text:p>
          </table:table-cell>
          <table:table-cell table:style-name="ce1" office:value-type="string" calcext:value-type="string">
            <text:p>project_name</text:p>
          </table:table-cell>
          <table:table-cell table:style-name="ce1" office:value-type="string" calcext:value-type="string">
            <text:p>project_id</text:p>
          </table:table-cell>
          <table:table-cell table:style-name="ce1" office:value-type="string" calcext:value-type="string">
            <text:p>time_point</text:p>
          </table:table-cell>
          <table:table-cell table:style-name="ce1" office:value-type="string" calcext:value-type="string">
            <text:p>tissue_type</text:p>
          </table:table-cell>
          <table:table-cell table:style-name="ce1" office:value-type="string" calcext:value-type="string">
            <text:p>tissue_type_ontology</text:p>
          </table:table-cell>
          <table:table-cell table:style-name="ce1" office:value-type="string" calcext:value-type="string">
            <text:p>tissue_depot</text:p>
          </table:table-cell>
          <table:table-cell table:style-name="ce1" office:value-type="string" calcext:value-type="string">
            <text:p>tissue_depot_ontology</text:p>
          </table:table-cell>
          <table:table-cell table:style-name="ce1" office:value-type="string" calcext:value-type="string">
            <text:p>cell_type</text:p>
          </table:table-cell>
          <table:table-cell table:style-name="ce1" office:value-type="string" calcext:value-type="string">
            <text:p>cell_type_ontology_url</text:p>
          </table:table-cell>
          <table:table-cell table:style-name="ce1" office:value-type="string" calcext:value-type="string">
            <text:p>additional_information</text:p>
          </table:table-cell>
          <table:table-cell table:style-name="ce1" office:value-type="string" calcext:value-type="string">
            <text:p>reference_registry_id</text:p>
          </table:table-cell>
          <table:table-cell table:style-name="ce1" office:value-type="string" calcext:value-type="string">
            <text:p>disease</text:p>
          </table:table-cell>
          <table:table-cell table:style-name="ce1" office:value-type="string" calcext:value-type="string">
            <text:p>disease_ontology_url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biomaterial_provider</text:p>
          </table:table-cell>
          <table:table-cell table:style-name="ce1" office:value-type="string" calcext:value-type="string">
            <text:p>biomaterial_type</text:p>
          </table:table-cell>
          <table:table-cell table:style-name="ce1" office:value-type="string" calcext:value-type="string">
            <text:p>collection_method</text:p>
          </table:table-cell>
          <table:table-cell table:style-name="ce1" office:value-type="string" calcext:value-type="string">
            <text:p>culture_conditions</text:p>
          </table:table-cell>
          <table:table-cell table:style-name="ce1" office:value-type="string" calcext:value-type="string">
            <text:p>differentiation_stage</text:p>
          </table:table-cell>
          <table:table-cell table:style-name="ce1" office:value-type="string" calcext:value-type="string">
            <text:p>differentiation_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lineage</text:p>
          </table:table-cell>
          <table:table-cell table:style-name="ce1" office:value-type="string" calcext:value-type="string">
            <text:p>markers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origin_sample</text:p>
          </table:table-cell>
          <table:table-cell table:style-name="ce1" office:value-type="string" calcext:value-type="string">
            <text:p>origin_sample_ontology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passage_if_expanded</text:p>
          </table:table-cell>
          <table:table-cell table:style-name="ce1" office:value-type="string" calcext:value-type="string">
            <text:p>sample_ontology_ur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Bisulfite-seq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MRNA-seq</text:p>
          </table:table-cell>
          <table:table-cell table:style-name="ce1" office:value-type="string" calcext:value-type="string">
            <text:p>SmRNA-seq</text:p>
          </table:table-cell>
          <table:table-cell table:style-name="ce1" office:value-type="string" calcext:value-type="string">
            <text:p>ChIP-Seq Input</text:p>
          </table:table-cell>
          <table:table-cell table:style-name="ce1" office:value-type="string" calcext:value-type="string">
            <text:p>H3K27me3</text:p>
          </table:table-cell>
          <table:table-cell table:style-name="ce1" office:value-type="string" calcext:value-type="string">
            <text:p>H3K36me3</text:p>
          </table:table-cell>
          <table:table-cell table:style-name="ce1" office:value-type="string" calcext:value-type="string">
            <text:p>H3K4me1</text:p>
          </table:table-cell>
          <table:table-cell table:style-name="ce1" office:value-type="string" calcext:value-type="string">
            <text:p>H3K4me3</text:p>
          </table:table-cell>
          <table:table-cell table:style-name="ce1" office:value-type="string" calcext:value-type="string">
            <text:p>H3K27ac</text:p>
          </table:table-cell>
          <table:table-cell table:style-name="ce1" office:value-type="string" calcext:value-type="string">
            <text:p>H3K9me3</text:p>
          </table:table-cell>
          <table:table-cell table:style-name="ce1" office:value-type="string" calcext:value-type="string">
            <text:p>ATAC-seq</text:p>
          </table:table-cell>
          <table:table-cell table:style-name="ce1" office:value-type="string" calcext:value-type="string">
            <text:p>Capture Methylome</text:p>
          </table:table-cell>
          <table:table-cell table:style-name="ce1" office:value-type="string" calcext:value-type="string">
            <text:p>Chipmentation H3K27me3</text:p>
          </table:table-cell>
          <table:table-cell table:style-name="ce1" office:value-type="string" calcext:value-type="string">
            <text:p>Chipmentation H3K36me3</text:p>
          </table:table-cell>
          <table:table-cell table:style-name="ce1" office:value-type="string" calcext:value-type="string">
            <text:p>Chipmentation H3K4me1</text:p>
          </table:table-cell>
          <table:table-cell table:style-name="ce1" office:value-type="string" calcext:value-type="string">
            <text:p>Chipmentation_H3K4me3</text:p>
          </table:table-cell>
          <table:table-cell table:style-name="ce1" office:value-type="string" calcext:value-type="string">
            <text:p>Chipmentation H3K27ac</text:p>
          </table:table-cell>
          <table:table-cell table:style-name="ce1" office:value-type="string" calcext:value-type="string">
            <text:p>Chipmentation H3K9me3</text:p>
          </table:table-cell>
          <table:table-cell table:style-name="ce1" table:number-columns-repeated="953"/>
        </table:table-row>
        <table:table-row table:style-name="ro1">
          <table:table-cell office:value-type="string" calcext:value-type="string">
            <text:p>MS024501</text:p>
          </table:table-cell>
          <table:table-cell office:value-type="string" calcext:value-type="string">
            <text:p>610_2000_Eos</text:p>
          </table:table-cell>
          <table:table-cell office:value-type="string" calcext:value-type="string">
            <text:p>610_2000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28397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https://ncim.nci.nih.gov/ncimbrowser/ConceptReport.jsp?dictionary=NCI Metathesaurus&amp;code=C0549184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4601</text:p>
          </table:table-cell>
          <table:table-cell office:value-type="string" calcext:value-type="string">
            <text:p>661_0002_Eos</text:p>
          </table:table-cell>
          <table:table-cell office:value-type="string" calcext:value-type="string">
            <text:p>661_0002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28397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Asthmatic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4701</text:p>
          </table:table-cell>
          <table:table-cell office:value-type="string" calcext:value-type="string">
            <text:p>661_2000_Eos</text:p>
          </table:table-cell>
          <table:table-cell office:value-type="string" calcext:value-type="string">
            <text:p>661_2000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28397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Asthmatic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4801</text:p>
          </table:table-cell>
          <table:table-cell office:value-type="string" calcext:value-type="string">
            <text:p>748_0002_Eos</text:p>
          </table:table-cell>
          <table:table-cell office:value-type="string" calcext:value-type="string">
            <text:p>748_0002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28397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Asthmatic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4901</text:p>
          </table:table-cell>
          <table:table-cell office:value-type="string" calcext:value-type="string">
            <text:p>748_0004_Eos</text:p>
          </table:table-cell>
          <table:table-cell office:value-type="string" calcext:value-type="string">
            <text:p>748_0004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17998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https://ncim.nci.nih.gov/ncimbrowser/ConceptReport.jsp?dictionary=NCI Metathesaurus&amp;code=C0549184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5001</text:p>
          </table:table-cell>
          <table:table-cell office:value-type="string" calcext:value-type="string">
            <text:p>748_3001_Eos</text:p>
          </table:table-cell>
          <table:table-cell office:value-type="string" calcext:value-type="string">
            <text:p>748_3001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https://ncim.nci.nih.gov/ncimbrowser/ConceptReport.jsp?dictionary=NCI Metathesaurus&amp;code=C0549184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5101</text:p>
          </table:table-cell>
          <table:table-cell office:value-type="string" calcext:value-type="string">
            <text:p>840_2000_Eos</text:p>
          </table:table-cell>
          <table:table-cell office:value-type="string" calcext:value-type="string">
            <text:p>840_2000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28397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Asthmatic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5201</text:p>
          </table:table-cell>
          <table:table-cell office:value-type="string" calcext:value-type="string">
            <text:p>855_0002_Eos</text:p>
          </table:table-cell>
          <table:table-cell office:value-type="string" calcext:value-type="string">
            <text:p>855_0002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28397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Asthmatic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5301</text:p>
          </table:table-cell>
          <table:table-cell office:value-type="string" calcext:value-type="string">
            <text:p>855_3001_Eos</text:p>
          </table:table-cell>
          <table:table-cell office:value-type="string" calcext:value-type="string">
            <text:p>855_3001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17998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osinophil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https://ncim.nci.nih.gov/ncimbrowser/ConceptReport.jsp?dictionary=NCI Metathesaurus&amp;code=C0549184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32601</text:p>
          </table:table-cell>
          <table:table-cell office:value-type="string" calcext:value-type="string">
            <text:p>610_2000_748_0004_Eos</text:p>
          </table:table-cell>
          <table:table-cell office:value-type="string" calcext:value-type="string">
            <text:p>610_2000_748_000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rench Canad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Atopy: Not allergic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7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eosinophil</text:p>
          </table:table-cell>
          <table:table-cell office:value-type="string" calcext:value-type="string">
            <text:p>http://purl.obolibrary.org/obo/CL_0000771</text:p>
          </table:table-cell>
          <table:table-cell/>
          <table:table-cell office:value-type="string" calcext:value-type="string">
            <text:p>IHECRE00000697.1</text:p>
          </table:table-cell>
          <table:table-cell office:value-type="string" calcext:value-type="string">
            <text:p>Asthmatic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32701</text:p>
          </table:table-cell>
          <table:table-cell office:value-type="string" calcext:value-type="string">
            <text:p>748_3001_855_3001_Eos</text:p>
          </table:table-cell>
          <table:table-cell office:value-type="string" calcext:value-type="string">
            <text:p>748_3001_855_300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French Canad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topy: Not allergic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s://ncit.nci.nih.gov/ncitbrowser/ConceptReport.jsp?dictionary=NCI_Thesaurus&amp;ns=ncit&amp;code=C17998</text:p>
          </table:table-cell>
          <table:table-cell office:value-type="string" calcext:value-type="string">
            <text:p>EGAN0000126657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eosinophil</text:p>
          </table:table-cell>
          <table:table-cell office:value-type="string" calcext:value-type="string">
            <text:p>http://purl.obolibrary.org/obo/CL_0000771</text:p>
          </table:table-cell>
          <table:table-cell/>
          <table:table-cell office:value-type="string" calcext:value-type="string">
            <text:p>IHECRE00000639.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cim.nci.nih.gov/ncimbrowser/ConceptReport.jsp?dictionary=NCI Metathesaurus&amp;code=C0549184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32801</text:p>
          </table:table-cell>
          <table:table-cell office:value-type="string" calcext:value-type="string">
            <text:p>5x_asthma_maxIgE_Eos</text:p>
          </table:table-cell>
          <table:table-cell office:value-type="string" calcext:value-type="string">
            <text:p>5x_asthma_maxIg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sthma</text:p>
          </table:table-cell>
          <table:table-cell table:number-columns-repeated="2"/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28397&amp;ns=NCI_Thesaurus</text:p>
          </table:table-cell>
          <table:table-cell office:value-type="string" calcext:value-type="string">
            <text:p>EGAN0000126657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Asthma</text:p>
          </table:table-cell>
          <table:table-cell office:value-type="float" office:value="9063" calcext:value-type="float">
            <text:p>9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eosinophil</text:p>
          </table:table-cell>
          <table:table-cell office:value-type="string" calcext:value-type="string">
            <text:p>http://purl.obolibrary.org/obo/CL_0000771</text:p>
          </table:table-cell>
          <table:table-cell/>
          <table:table-cell office:value-type="string" calcext:value-type="string">
            <text:p>IHECRE00000765.1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s://ncim.nci.nih.gov/ncimbrowser/ConceptReport.jsp?dictionary=NCI Metathesaurus&amp;code=C0004096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1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23001</text:p>
          </table:table-cell>
          <table:table-cell office:value-type="string" calcext:value-type="string">
            <text:p>S000GZ_nTC</text:p>
          </table:table-cell>
          <table:table-cell office:value-type="string" calcext:value-type="string">
            <text:p>S000GZ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2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55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101</text:p>
          </table:table-cell>
          <table:table-cell office:value-type="string" calcext:value-type="string">
            <text:p>S000X1_nTC</text:p>
          </table:table-cell>
          <table:table-cell office:value-type="string" calcext:value-type="string">
            <text:p>S000X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9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201</text:p>
          </table:table-cell>
          <table:table-cell office:value-type="string" calcext:value-type="string">
            <text:p>S0010Q_nTC</text:p>
          </table:table-cell>
          <table:table-cell office:value-type="string" calcext:value-type="string">
            <text:p>S0010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921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301</text:p>
          </table:table-cell>
          <table:table-cell office:value-type="string" calcext:value-type="string">
            <text:p>S0012M_nTC</text:p>
          </table:table-cell>
          <table:table-cell office:value-type="string" calcext:value-type="string">
            <text:p>S0012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7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401</text:p>
          </table:table-cell>
          <table:table-cell office:value-type="string" calcext:value-type="string">
            <text:p>S001C2_nTC</text:p>
          </table:table-cell>
          <table:table-cell office:value-type="string" calcext:value-type="string">
            <text:p>S001C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08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501</text:p>
          </table:table-cell>
          <table:table-cell office:value-type="string" calcext:value-type="string">
            <text:p>S001GV_nTC</text:p>
          </table:table-cell>
          <table:table-cell office:value-type="string" calcext:value-type="string">
            <text:p>S001GV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54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601</text:p>
          </table:table-cell>
          <table:table-cell office:value-type="string" calcext:value-type="string">
            <text:p>S001KN_nTC</text:p>
          </table:table-cell>
          <table:table-cell office:value-type="string" calcext:value-type="string">
            <text:p>S001K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91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701</text:p>
          </table:table-cell>
          <table:table-cell office:value-type="string" calcext:value-type="string">
            <text:p>S001NH_nTC</text:p>
          </table:table-cell>
          <table:table-cell office:value-type="string" calcext:value-type="string">
            <text:p>S001N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917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801</text:p>
          </table:table-cell>
          <table:table-cell office:value-type="string" calcext:value-type="string">
            <text:p>S001T5_nTC</text:p>
          </table:table-cell>
          <table:table-cell office:value-type="string" calcext:value-type="string">
            <text:p>S001T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69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901</text:p>
          </table:table-cell>
          <table:table-cell office:value-type="string" calcext:value-type="string">
            <text:p>S0021K_nTC</text:p>
          </table:table-cell>
          <table:table-cell office:value-type="string" calcext:value-type="string">
            <text:p>S0021K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05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4001</text:p>
          </table:table-cell>
          <table:table-cell office:value-type="string" calcext:value-type="string">
            <text:p>S0026A_nTC</text:p>
          </table:table-cell>
          <table:table-cell office:value-type="string" calcext:value-type="string">
            <text:p>S0026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3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58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4101</text:p>
          </table:table-cell>
          <table:table-cell office:value-type="string" calcext:value-type="string">
            <text:p>S00294_nTC</text:p>
          </table:table-cell>
          <table:table-cell office:value-type="string" calcext:value-type="string">
            <text:p>S0029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4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99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7101</text:p>
          </table:table-cell>
          <table:table-cell office:value-type="string" calcext:value-type="string">
            <text:p>S007VE_nTC</text:p>
          </table:table-cell>
          <table:table-cell office:value-type="string" calcext:value-type="string">
            <text:p>S007V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4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60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7201</text:p>
          </table:table-cell>
          <table:table-cell office:value-type="string" calcext:value-type="string">
            <text:p>S002XU_nTC</text:p>
          </table:table-cell>
          <table:table-cell office:value-type="string" calcext:value-type="string">
            <text:p>S002XU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4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01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7301</text:p>
          </table:table-cell>
          <table:table-cell office:value-type="string" calcext:value-type="string">
            <text:p>S002WW_nTC</text:p>
          </table:table-cell>
          <table:table-cell office:value-type="string" calcext:value-type="string">
            <text:p>S002W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4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46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7401</text:p>
          </table:table-cell>
          <table:table-cell office:value-type="string" calcext:value-type="string">
            <text:p>S007F9_nTC</text:p>
          </table:table-cell>
          <table:table-cell office:value-type="string" calcext:value-type="string">
            <text:p>S007F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4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80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7501</text:p>
          </table:table-cell>
          <table:table-cell office:value-type="string" calcext:value-type="string">
            <text:p>S003AZ_nTC</text:p>
          </table:table-cell>
          <table:table-cell office:value-type="string" calcext:value-type="string">
            <text:p>S003AZ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15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7601</text:p>
          </table:table-cell>
          <table:table-cell office:value-type="string" calcext:value-type="string">
            <text:p>S002MF_nTC</text:p>
          </table:table-cell>
          <table:table-cell office:value-type="string" calcext:value-type="string">
            <text:p>S002M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57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7701</text:p>
          </table:table-cell>
          <table:table-cell office:value-type="string" calcext:value-type="string">
            <text:p>S003JH_nTC</text:p>
          </table:table-cell>
          <table:table-cell office:value-type="string" calcext:value-type="string">
            <text:p>S003J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99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27801</text:p>
          </table:table-cell>
          <table:table-cell office:value-type="string" calcext:value-type="string">
            <text:p>S007WC_nTC</text:p>
          </table:table-cell>
          <table:table-cell office:value-type="string" calcext:value-type="string">
            <text:p>S007W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44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7901</text:p>
          </table:table-cell>
          <table:table-cell office:value-type="string" calcext:value-type="string">
            <text:p>S0032E_nTC</text:p>
          </table:table-cell>
          <table:table-cell office:value-type="string" calcext:value-type="string">
            <text:p>S0032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76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001</text:p>
          </table:table-cell>
          <table:table-cell office:value-type="string" calcext:value-type="string">
            <text:p>S00382_nTC</text:p>
          </table:table-cell>
          <table:table-cell office:value-type="string" calcext:value-type="string">
            <text:p>S0038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4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28101</text:p>
          </table:table-cell>
          <table:table-cell office:value-type="string" calcext:value-type="string">
            <text:p>S004N5_nTC</text:p>
          </table:table-cell>
          <table:table-cell office:value-type="string" calcext:value-type="string">
            <text:p>S004N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6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201</text:p>
          </table:table-cell>
          <table:table-cell office:value-type="string" calcext:value-type="string">
            <text:p>S007G7_nTC</text:p>
          </table:table-cell>
          <table:table-cell office:value-type="string" calcext:value-type="string">
            <text:p>S007G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907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301</text:p>
          </table:table-cell>
          <table:table-cell office:value-type="string" calcext:value-type="string">
            <text:p>S007PQ_nTC</text:p>
          </table:table-cell>
          <table:table-cell office:value-type="string" calcext:value-type="string">
            <text:p>S007P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54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401</text:p>
          </table:table-cell>
          <table:table-cell office:value-type="string" calcext:value-type="string">
            <text:p>S005N1_nTC</text:p>
          </table:table-cell>
          <table:table-cell office:value-type="string" calcext:value-type="string">
            <text:p>S005N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5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88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501</text:p>
          </table:table-cell>
          <table:table-cell office:value-type="string" calcext:value-type="string">
            <text:p>S006XE_nTC</text:p>
          </table:table-cell>
          <table:table-cell office:value-type="string" calcext:value-type="string">
            <text:p>S006X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39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601</text:p>
          </table:table-cell>
          <table:table-cell office:value-type="string" calcext:value-type="string">
            <text:p>S0031G_nTC</text:p>
          </table:table-cell>
          <table:table-cell office:value-type="string" calcext:value-type="string">
            <text:p>S0031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7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701</text:p>
          </table:table-cell>
          <table:table-cell office:value-type="string" calcext:value-type="string">
            <text:p>S002FT_nTC</text:p>
          </table:table-cell>
          <table:table-cell office:value-type="string" calcext:value-type="string">
            <text:p>S002FT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903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8801</text:p>
          </table:table-cell>
          <table:table-cell office:value-type="string" calcext:value-type="string">
            <text:p>S003R1_nTC</text:p>
          </table:table-cell>
          <table:table-cell office:value-type="string" calcext:value-type="string">
            <text:p>S003R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45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28901</text:p>
          </table:table-cell>
          <table:table-cell office:value-type="string" calcext:value-type="string">
            <text:p>S003Q3_nTC</text:p>
          </table:table-cell>
          <table:table-cell office:value-type="string" calcext:value-type="string">
            <text:p>S003Q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86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001</text:p>
          </table:table-cell>
          <table:table-cell office:value-type="string" calcext:value-type="string">
            <text:p>S0064Z_nTC</text:p>
          </table:table-cell>
          <table:table-cell office:value-type="string" calcext:value-type="string">
            <text:p>S0064Z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29101</text:p>
          </table:table-cell>
          <table:table-cell office:value-type="string" calcext:value-type="string">
            <text:p>S0041C_nTC</text:p>
          </table:table-cell>
          <table:table-cell office:value-type="string" calcext:value-type="string">
            <text:p>S0041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83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29201</text:p>
          </table:table-cell>
          <table:table-cell office:value-type="string" calcext:value-type="string">
            <text:p>S004M7_nTC</text:p>
          </table:table-cell>
          <table:table-cell office:value-type="string" calcext:value-type="string">
            <text:p>S004M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2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301</text:p>
          </table:table-cell>
          <table:table-cell office:value-type="string" calcext:value-type="string">
            <text:p>S005VM_nTC</text:p>
          </table:table-cell>
          <table:table-cell office:value-type="string" calcext:value-type="string">
            <text:p>S005V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74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401</text:p>
          </table:table-cell>
          <table:table-cell office:value-type="string" calcext:value-type="string">
            <text:p>S005WK_nTC</text:p>
          </table:table-cell>
          <table:table-cell office:value-type="string" calcext:value-type="string">
            <text:p>S005WK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05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501</text:p>
          </table:table-cell>
          <table:table-cell office:value-type="string" calcext:value-type="string">
            <text:p>S003P5_nTC</text:p>
          </table:table-cell>
          <table:table-cell office:value-type="string" calcext:value-type="string">
            <text:p>S003P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6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652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601</text:p>
          </table:table-cell>
          <table:table-cell office:value-type="string" calcext:value-type="string">
            <text:p>S007CF_nTC</text:p>
          </table:table-cell>
          <table:table-cell office:value-type="string" calcext:value-type="string">
            <text:p>S007C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7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80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701</text:p>
          </table:table-cell>
          <table:table-cell office:value-type="string" calcext:value-type="string">
            <text:p>S00630_nTC</text:p>
          </table:table-cell>
          <table:table-cell office:value-type="string" calcext:value-type="string">
            <text:p>S0063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7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720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29801</text:p>
          </table:table-cell>
          <table:table-cell office:value-type="string" calcext:value-type="string">
            <text:p>S007DD_nTC</text:p>
          </table:table-cell>
          <table:table-cell office:value-type="string" calcext:value-type="string">
            <text:p>S007D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7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50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S029901</text:p>
          </table:table-cell>
          <table:table-cell office:value-type="string" calcext:value-type="string">
            <text:p>S002EV_nTC</text:p>
          </table:table-cell>
          <table:table-cell office:value-type="string" calcext:value-type="string">
            <text:p>S002EV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7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/>
          <table:table-cell office:value-type="string" calcext:value-type="string">
            <text:p>IHECRE00000804.1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34201</text:p>
          </table:table-cell>
          <table:table-cell office:value-type="string" calcext:value-type="string">
            <text:p>S00D9Y_nTC</text:p>
          </table:table-cell>
          <table:table-cell office:value-type="string" calcext:value-type="string">
            <text:p>S00D9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301</text:p>
          </table:table-cell>
          <table:table-cell office:value-type="string" calcext:value-type="string">
            <text:p>S00DKC_nTC</text:p>
          </table:table-cell>
          <table:table-cell office:value-type="string" calcext:value-type="string">
            <text:p>S00DK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401</text:p>
          </table:table-cell>
          <table:table-cell office:value-type="string" calcext:value-type="string">
            <text:p>S00DP2_nTC</text:p>
          </table:table-cell>
          <table:table-cell office:value-type="string" calcext:value-type="string">
            <text:p>S00DP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501</text:p>
          </table:table-cell>
          <table:table-cell office:value-type="string" calcext:value-type="string">
            <text:p>S00DQ0_nTC</text:p>
          </table:table-cell>
          <table:table-cell office:value-type="string" calcext:value-type="string">
            <text:p>S00DQ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601</text:p>
          </table:table-cell>
          <table:table-cell office:value-type="string" calcext:value-type="string">
            <text:p>S00E9U_nTC</text:p>
          </table:table-cell>
          <table:table-cell office:value-type="string" calcext:value-type="string">
            <text:p>S00E9U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701</text:p>
          </table:table-cell>
          <table:table-cell office:value-type="string" calcext:value-type="string">
            <text:p>S00F9Q_nTC</text:p>
          </table:table-cell>
          <table:table-cell office:value-type="string" calcext:value-type="string">
            <text:p>S00F9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801</text:p>
          </table:table-cell>
          <table:table-cell office:value-type="string" calcext:value-type="string">
            <text:p>S00FK4_nTC</text:p>
          </table:table-cell>
          <table:table-cell office:value-type="string" calcext:value-type="string">
            <text:p>S00FK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4901</text:p>
          </table:table-cell>
          <table:table-cell office:value-type="string" calcext:value-type="string">
            <text:p>S00FPV_nTC</text:p>
          </table:table-cell>
          <table:table-cell office:value-type="string" calcext:value-type="string">
            <text:p>S00FPV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001</text:p>
          </table:table-cell>
          <table:table-cell office:value-type="string" calcext:value-type="string">
            <text:p>S00FUL_nTC</text:p>
          </table:table-cell>
          <table:table-cell office:value-type="string" calcext:value-type="string">
            <text:p>S00FU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101</text:p>
          </table:table-cell>
          <table:table-cell office:value-type="string" calcext:value-type="string">
            <text:p>S00FVJ_nTC</text:p>
          </table:table-cell>
          <table:table-cell office:value-type="string" calcext:value-type="string">
            <text:p>S00FV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201</text:p>
          </table:table-cell>
          <table:table-cell office:value-type="string" calcext:value-type="string">
            <text:p>S00G5U_B3_nTC</text:p>
          </table:table-cell>
          <table:table-cell office:value-type="string" calcext:value-type="string">
            <text:p>S00G5U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301</text:p>
          </table:table-cell>
          <table:table-cell office:value-type="string" calcext:value-type="string">
            <text:p>S00G7Q_nTC</text:p>
          </table:table-cell>
          <table:table-cell office:value-type="string" calcext:value-type="string">
            <text:p>S00G7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401</text:p>
          </table:table-cell>
          <table:table-cell office:value-type="string" calcext:value-type="string">
            <text:p>S00G9M_B3_nTC</text:p>
          </table:table-cell>
          <table:table-cell office:value-type="string" calcext:value-type="string">
            <text:p>S00G9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501</text:p>
          </table:table-cell>
          <table:table-cell office:value-type="string" calcext:value-type="string">
            <text:p>S00GBI_nTC</text:p>
          </table:table-cell>
          <table:table-cell office:value-type="string" calcext:value-type="string">
            <text:p>S00GBI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601</text:p>
          </table:table-cell>
          <table:table-cell office:value-type="string" calcext:value-type="string">
            <text:p>S00GEC_nTC</text:p>
          </table:table-cell>
          <table:table-cell office:value-type="string" calcext:value-type="string">
            <text:p>S00GE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701</text:p>
          </table:table-cell>
          <table:table-cell office:value-type="string" calcext:value-type="string">
            <text:p>S00GSL_nTC</text:p>
          </table:table-cell>
          <table:table-cell office:value-type="string" calcext:value-type="string">
            <text:p>S00GS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801</text:p>
          </table:table-cell>
          <table:table-cell office:value-type="string" calcext:value-type="string">
            <text:p>S00GWD_nTC</text:p>
          </table:table-cell>
          <table:table-cell office:value-type="string" calcext:value-type="string">
            <text:p>S00GW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5901</text:p>
          </table:table-cell>
          <table:table-cell office:value-type="string" calcext:value-type="string">
            <text:p>S00H5Q_nTC</text:p>
          </table:table-cell>
          <table:table-cell office:value-type="string" calcext:value-type="string">
            <text:p>S00H5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001</text:p>
          </table:table-cell>
          <table:table-cell office:value-type="string" calcext:value-type="string">
            <text:p>S00HE8_nTC</text:p>
          </table:table-cell>
          <table:table-cell office:value-type="string" calcext:value-type="string">
            <text:p>S00HE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101</text:p>
          </table:table-cell>
          <table:table-cell office:value-type="string" calcext:value-type="string">
            <text:p>S00HVB_nTC</text:p>
          </table:table-cell>
          <table:table-cell office:value-type="string" calcext:value-type="string">
            <text:p>S00HVB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201</text:p>
          </table:table-cell>
          <table:table-cell office:value-type="string" calcext:value-type="string">
            <text:p>S00J3M_nTC</text:p>
          </table:table-cell>
          <table:table-cell office:value-type="string" calcext:value-type="string">
            <text:p>S00J3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301</text:p>
          </table:table-cell>
          <table:table-cell office:value-type="string" calcext:value-type="string">
            <text:p>S00J5I_nTC</text:p>
          </table:table-cell>
          <table:table-cell office:value-type="string" calcext:value-type="string">
            <text:p>S00J5I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401</text:p>
          </table:table-cell>
          <table:table-cell office:value-type="string" calcext:value-type="string">
            <text:p>S00J9A_nTC</text:p>
          </table:table-cell>
          <table:table-cell office:value-type="string" calcext:value-type="string">
            <text:p>S00J9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501</text:p>
          </table:table-cell>
          <table:table-cell office:value-type="string" calcext:value-type="string">
            <text:p>S00JA8_nTC</text:p>
          </table:table-cell>
          <table:table-cell office:value-type="string" calcext:value-type="string">
            <text:p>S00JA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601</text:p>
          </table:table-cell>
          <table:table-cell office:value-type="string" calcext:value-type="string">
            <text:p>S00JD2_nTC</text:p>
          </table:table-cell>
          <table:table-cell office:value-type="string" calcext:value-type="string">
            <text:p>S00JD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701</text:p>
          </table:table-cell>
          <table:table-cell office:value-type="string" calcext:value-type="string">
            <text:p>S00JT7_nTC</text:p>
          </table:table-cell>
          <table:table-cell office:value-type="string" calcext:value-type="string">
            <text:p>S00JT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6801</text:p>
          </table:table-cell>
          <table:table-cell office:value-type="string" calcext:value-type="string">
            <text:p>S00JU5_nTC</text:p>
          </table:table-cell>
          <table:table-cell office:value-type="string" calcext:value-type="string">
            <text:p>S00JU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6901</text:p>
          </table:table-cell>
          <table:table-cell office:value-type="string" calcext:value-type="string">
            <text:p>S00JV3_nTC</text:p>
          </table:table-cell>
          <table:table-cell office:value-type="string" calcext:value-type="string">
            <text:p>S00JV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001</text:p>
          </table:table-cell>
          <table:table-cell office:value-type="string" calcext:value-type="string">
            <text:p>S00JYY_nTC</text:p>
          </table:table-cell>
          <table:table-cell office:value-type="string" calcext:value-type="string">
            <text:p>S00JY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101</text:p>
          </table:table-cell>
          <table:table-cell office:value-type="string" calcext:value-type="string">
            <text:p>S00K0O_nTC</text:p>
          </table:table-cell>
          <table:table-cell office:value-type="string" calcext:value-type="string">
            <text:p>S00K0O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201</text:p>
          </table:table-cell>
          <table:table-cell office:value-type="string" calcext:value-type="string">
            <text:p>S00KEX_nTC</text:p>
          </table:table-cell>
          <table:table-cell office:value-type="string" calcext:value-type="string">
            <text:p>S00KEX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301</text:p>
          </table:table-cell>
          <table:table-cell office:value-type="string" calcext:value-type="string">
            <text:p>S00KKL_nTC</text:p>
          </table:table-cell>
          <table:table-cell office:value-type="string" calcext:value-type="string">
            <text:p>S00KK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501</text:p>
          </table:table-cell>
          <table:table-cell office:value-type="string" calcext:value-type="string">
            <text:p>S00M1E_nTC</text:p>
          </table:table-cell>
          <table:table-cell office:value-type="string" calcext:value-type="string">
            <text:p>S00M1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601</text:p>
          </table:table-cell>
          <table:table-cell office:value-type="string" calcext:value-type="string">
            <text:p>S00M2C_nTC</text:p>
          </table:table-cell>
          <table:table-cell office:value-type="string" calcext:value-type="string">
            <text:p>S00M2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701</text:p>
          </table:table-cell>
          <table:table-cell office:value-type="string" calcext:value-type="string">
            <text:p>S00M48_nTC</text:p>
          </table:table-cell>
          <table:table-cell office:value-type="string" calcext:value-type="string">
            <text:p>S00M4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801</text:p>
          </table:table-cell>
          <table:table-cell office:value-type="string" calcext:value-type="string">
            <text:p>S00M80_nTC</text:p>
          </table:table-cell>
          <table:table-cell office:value-type="string" calcext:value-type="string">
            <text:p>S00M8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7901</text:p>
          </table:table-cell>
          <table:table-cell office:value-type="string" calcext:value-type="string">
            <text:p>S00MBV_nTC</text:p>
          </table:table-cell>
          <table:table-cell office:value-type="string" calcext:value-type="string">
            <text:p>S00MBV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001</text:p>
          </table:table-cell>
          <table:table-cell office:value-type="string" calcext:value-type="string">
            <text:p>S00N36_nTC</text:p>
          </table:table-cell>
          <table:table-cell office:value-type="string" calcext:value-type="string">
            <text:p>S00N3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8101</text:p>
          </table:table-cell>
          <table:table-cell office:value-type="string" calcext:value-type="string">
            <text:p>S00N52_nTC</text:p>
          </table:table-cell>
          <table:table-cell office:value-type="string" calcext:value-type="string">
            <text:p>S00N5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8201</text:p>
          </table:table-cell>
          <table:table-cell office:value-type="string" calcext:value-type="string">
            <text:p>S00N7Z_nTC</text:p>
          </table:table-cell>
          <table:table-cell office:value-type="string" calcext:value-type="string">
            <text:p>S00N7Z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301</text:p>
          </table:table-cell>
          <table:table-cell office:value-type="string" calcext:value-type="string">
            <text:p>S00NHF_nTC</text:p>
          </table:table-cell>
          <table:table-cell office:value-type="string" calcext:value-type="string">
            <text:p>S00NH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401</text:p>
          </table:table-cell>
          <table:table-cell office:value-type="string" calcext:value-type="string">
            <text:p>S00NQY_nTC</text:p>
          </table:table-cell>
          <table:table-cell office:value-type="string" calcext:value-type="string">
            <text:p>S00NQ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501</text:p>
          </table:table-cell>
          <table:table-cell office:value-type="string" calcext:value-type="string">
            <text:p>S00NUQ_nTC</text:p>
          </table:table-cell>
          <table:table-cell office:value-type="string" calcext:value-type="string">
            <text:p>S00NU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601</text:p>
          </table:table-cell>
          <table:table-cell office:value-type="string" calcext:value-type="string">
            <text:p>S00NVO_nTC</text:p>
          </table:table-cell>
          <table:table-cell office:value-type="string" calcext:value-type="string">
            <text:p>S00NVO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8701</text:p>
          </table:table-cell>
          <table:table-cell office:value-type="string" calcext:value-type="string">
            <text:p>S00NWM_nTC</text:p>
          </table:table-cell>
          <table:table-cell office:value-type="string" calcext:value-type="string">
            <text:p>S00NW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801</text:p>
          </table:table-cell>
          <table:table-cell office:value-type="string" calcext:value-type="string">
            <text:p>S00NXK_nTC</text:p>
          </table:table-cell>
          <table:table-cell office:value-type="string" calcext:value-type="string">
            <text:p>S00NXK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8901</text:p>
          </table:table-cell>
          <table:table-cell office:value-type="string" calcext:value-type="string">
            <text:p>S00P04_nTC</text:p>
          </table:table-cell>
          <table:table-cell office:value-type="string" calcext:value-type="string">
            <text:p>S00P0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9001</text:p>
          </table:table-cell>
          <table:table-cell office:value-type="string" calcext:value-type="string">
            <text:p>S00P20_nTC</text:p>
          </table:table-cell>
          <table:table-cell office:value-type="string" calcext:value-type="string">
            <text:p>S00P2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101</text:p>
          </table:table-cell>
          <table:table-cell office:value-type="string" calcext:value-type="string">
            <text:p>S00P4X_nTC</text:p>
          </table:table-cell>
          <table:table-cell office:value-type="string" calcext:value-type="string">
            <text:p>S00P4X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39201</text:p>
          </table:table-cell>
          <table:table-cell office:value-type="string" calcext:value-type="string">
            <text:p>S00P6T_nTC</text:p>
          </table:table-cell>
          <table:table-cell office:value-type="string" calcext:value-type="string">
            <text:p>S00P6T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1001</text:p>
          </table:table-cell>
          <table:table-cell office:value-type="string" calcext:value-type="string">
            <text:p>S00P8P_nTC</text:p>
          </table:table-cell>
          <table:table-cell office:value-type="string" calcext:value-type="string">
            <text:p>S00P8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101</text:p>
          </table:table-cell>
          <table:table-cell office:value-type="string" calcext:value-type="string">
            <text:p>S00PBJ_nTC</text:p>
          </table:table-cell>
          <table:table-cell office:value-type="string" calcext:value-type="string">
            <text:p>S00PB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1201</text:p>
          </table:table-cell>
          <table:table-cell office:value-type="string" calcext:value-type="string">
            <text:p>S00PCH_nTC</text:p>
          </table:table-cell>
          <table:table-cell office:value-type="string" calcext:value-type="string">
            <text:p>S00PC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301</text:p>
          </table:table-cell>
          <table:table-cell office:value-type="string" calcext:value-type="string">
            <text:p>S00PDF_nTC</text:p>
          </table:table-cell>
          <table:table-cell office:value-type="string" calcext:value-type="string">
            <text:p>S00PD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401</text:p>
          </table:table-cell>
          <table:table-cell office:value-type="string" calcext:value-type="string">
            <text:p>S00PED_nTC</text:p>
          </table:table-cell>
          <table:table-cell office:value-type="string" calcext:value-type="string">
            <text:p>S00PE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501</text:p>
          </table:table-cell>
          <table:table-cell office:value-type="string" calcext:value-type="string">
            <text:p>S00PK1_nTC</text:p>
          </table:table-cell>
          <table:table-cell office:value-type="string" calcext:value-type="string">
            <text:p>S00PK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601</text:p>
          </table:table-cell>
          <table:table-cell office:value-type="string" calcext:value-type="string">
            <text:p>S00PQQ_nTC</text:p>
          </table:table-cell>
          <table:table-cell office:value-type="string" calcext:value-type="string">
            <text:p>S00PQ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701</text:p>
          </table:table-cell>
          <table:table-cell office:value-type="string" calcext:value-type="string">
            <text:p>S00PVG_nTC</text:p>
          </table:table-cell>
          <table:table-cell office:value-type="string" calcext:value-type="string">
            <text:p>S00PV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1801</text:p>
          </table:table-cell>
          <table:table-cell office:value-type="string" calcext:value-type="string">
            <text:p>S00PWE_nTC</text:p>
          </table:table-cell>
          <table:table-cell office:value-type="string" calcext:value-type="string">
            <text:p>S00PW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1901</text:p>
          </table:table-cell>
          <table:table-cell office:value-type="string" calcext:value-type="string">
            <text:p>S00PYA_nTC</text:p>
          </table:table-cell>
          <table:table-cell office:value-type="string" calcext:value-type="string">
            <text:p>S00PY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001</text:p>
          </table:table-cell>
          <table:table-cell office:value-type="string" calcext:value-type="string">
            <text:p>S00Q00_nTC</text:p>
          </table:table-cell>
          <table:table-cell office:value-type="string" calcext:value-type="string">
            <text:p>S00Q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101</text:p>
          </table:table-cell>
          <table:table-cell office:value-type="string" calcext:value-type="string">
            <text:p>S00Q4T_nTC</text:p>
          </table:table-cell>
          <table:table-cell office:value-type="string" calcext:value-type="string">
            <text:p>S00Q4T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201</text:p>
          </table:table-cell>
          <table:table-cell office:value-type="string" calcext:value-type="string">
            <text:p>S00Q5R_nTC</text:p>
          </table:table-cell>
          <table:table-cell office:value-type="string" calcext:value-type="string">
            <text:p>S00Q5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301</text:p>
          </table:table-cell>
          <table:table-cell office:value-type="string" calcext:value-type="string">
            <text:p>S00Q6P_nTC</text:p>
          </table:table-cell>
          <table:table-cell office:value-type="string" calcext:value-type="string">
            <text:p>S00Q6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401</text:p>
          </table:table-cell>
          <table:table-cell office:value-type="string" calcext:value-type="string">
            <text:p>S00QE9_nTC</text:p>
          </table:table-cell>
          <table:table-cell office:value-type="string" calcext:value-type="string">
            <text:p>S00QE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501</text:p>
          </table:table-cell>
          <table:table-cell office:value-type="string" calcext:value-type="string">
            <text:p>S00QPO_nTC</text:p>
          </table:table-cell>
          <table:table-cell office:value-type="string" calcext:value-type="string">
            <text:p>S00QPO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601</text:p>
          </table:table-cell>
          <table:table-cell office:value-type="string" calcext:value-type="string">
            <text:p>S00QQM_nTC</text:p>
          </table:table-cell>
          <table:table-cell office:value-type="string" calcext:value-type="string">
            <text:p>S00QQ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701</text:p>
          </table:table-cell>
          <table:table-cell office:value-type="string" calcext:value-type="string">
            <text:p>S00QRK_nTC</text:p>
          </table:table-cell>
          <table:table-cell office:value-type="string" calcext:value-type="string">
            <text:p>S00QRK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801</text:p>
          </table:table-cell>
          <table:table-cell office:value-type="string" calcext:value-type="string">
            <text:p>S00QTG_nTC</text:p>
          </table:table-cell>
          <table:table-cell office:value-type="string" calcext:value-type="string">
            <text:p>S00QT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2901</text:p>
          </table:table-cell>
          <table:table-cell office:value-type="string" calcext:value-type="string">
            <text:p>S00QWA_nTC</text:p>
          </table:table-cell>
          <table:table-cell office:value-type="string" calcext:value-type="string">
            <text:p>S00QW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43001</text:p>
          </table:table-cell>
          <table:table-cell office:value-type="string" calcext:value-type="string">
            <text:p>S00QY6_nTC</text:p>
          </table:table-cell>
          <table:table-cell office:value-type="string" calcext:value-type="string">
            <text:p>S00QY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101</text:p>
          </table:table-cell>
          <table:table-cell office:value-type="string" calcext:value-type="string">
            <text:p>S00R0X_nTC</text:p>
          </table:table-cell>
          <table:table-cell office:value-type="string" calcext:value-type="string">
            <text:p>S00R0X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201</text:p>
          </table:table-cell>
          <table:table-cell office:value-type="string" calcext:value-type="string">
            <text:p>S00R1V_nTC</text:p>
          </table:table-cell>
          <table:table-cell office:value-type="string" calcext:value-type="string">
            <text:p>S00R1V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301</text:p>
          </table:table-cell>
          <table:table-cell office:value-type="string" calcext:value-type="string">
            <text:p>S00R9F_nTC</text:p>
          </table:table-cell>
          <table:table-cell office:value-type="string" calcext:value-type="string">
            <text:p>S00R9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401</text:p>
          </table:table-cell>
          <table:table-cell office:value-type="string" calcext:value-type="string">
            <text:p>S00RAD_nTC</text:p>
          </table:table-cell>
          <table:table-cell office:value-type="string" calcext:value-type="string">
            <text:p>S00RA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501</text:p>
          </table:table-cell>
          <table:table-cell office:value-type="string" calcext:value-type="string">
            <text:p>S00RBB_nTC</text:p>
          </table:table-cell>
          <table:table-cell office:value-type="string" calcext:value-type="string">
            <text:p>S00RBB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601</text:p>
          </table:table-cell>
          <table:table-cell office:value-type="string" calcext:value-type="string">
            <text:p>S00RC9_nTC</text:p>
          </table:table-cell>
          <table:table-cell office:value-type="string" calcext:value-type="string">
            <text:p>S00RC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701</text:p>
          </table:table-cell>
          <table:table-cell office:value-type="string" calcext:value-type="string">
            <text:p>S00RD7_nTC</text:p>
          </table:table-cell>
          <table:table-cell office:value-type="string" calcext:value-type="string">
            <text:p>S00RD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801</text:p>
          </table:table-cell>
          <table:table-cell office:value-type="string" calcext:value-type="string">
            <text:p>S00RMQ_nTC</text:p>
          </table:table-cell>
          <table:table-cell office:value-type="string" calcext:value-type="string">
            <text:p>S00RMQ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3901</text:p>
          </table:table-cell>
          <table:table-cell office:value-type="string" calcext:value-type="string">
            <text:p>S00S2P_nTC</text:p>
          </table:table-cell>
          <table:table-cell office:value-type="string" calcext:value-type="string">
            <text:p>S00S2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001</text:p>
          </table:table-cell>
          <table:table-cell office:value-type="string" calcext:value-type="string">
            <text:p>S00S4L_nTC</text:p>
          </table:table-cell>
          <table:table-cell office:value-type="string" calcext:value-type="string">
            <text:p>S00S4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101</text:p>
          </table:table-cell>
          <table:table-cell office:value-type="string" calcext:value-type="string">
            <text:p>S00S7F_nTC</text:p>
          </table:table-cell>
          <table:table-cell office:value-type="string" calcext:value-type="string">
            <text:p>S00S7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201</text:p>
          </table:table-cell>
          <table:table-cell office:value-type="string" calcext:value-type="string">
            <text:p>S00SE1_nTC</text:p>
          </table:table-cell>
          <table:table-cell office:value-type="string" calcext:value-type="string">
            <text:p>S00SE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301</text:p>
          </table:table-cell>
          <table:table-cell office:value-type="string" calcext:value-type="string">
            <text:p>S00SHW_nTC</text:p>
          </table:table-cell>
          <table:table-cell office:value-type="string" calcext:value-type="string">
            <text:p>S00SH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401</text:p>
          </table:table-cell>
          <table:table-cell office:value-type="string" calcext:value-type="string">
            <text:p>S00SMM_nTC</text:p>
          </table:table-cell>
          <table:table-cell office:value-type="string" calcext:value-type="string">
            <text:p>S00SM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501</text:p>
          </table:table-cell>
          <table:table-cell office:value-type="string" calcext:value-type="string">
            <text:p>S00SPG_nTC</text:p>
          </table:table-cell>
          <table:table-cell office:value-type="string" calcext:value-type="string">
            <text:p>S00SP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601</text:p>
          </table:table-cell>
          <table:table-cell office:value-type="string" calcext:value-type="string">
            <text:p>S00SV4_nTC</text:p>
          </table:table-cell>
          <table:table-cell office:value-type="string" calcext:value-type="string">
            <text:p>S00SV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701</text:p>
          </table:table-cell>
          <table:table-cell office:value-type="string" calcext:value-type="string">
            <text:p>S00SYZ_nTC</text:p>
          </table:table-cell>
          <table:table-cell office:value-type="string" calcext:value-type="string">
            <text:p>S00SYZ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801</text:p>
          </table:table-cell>
          <table:table-cell office:value-type="string" calcext:value-type="string">
            <text:p>S00T4H_nTC</text:p>
          </table:table-cell>
          <table:table-cell office:value-type="string" calcext:value-type="string">
            <text:p>S00T4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4901</text:p>
          </table:table-cell>
          <table:table-cell office:value-type="string" calcext:value-type="string">
            <text:p>S00T6D_nTC</text:p>
          </table:table-cell>
          <table:table-cell office:value-type="string" calcext:value-type="string">
            <text:p>S00T6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001</text:p>
          </table:table-cell>
          <table:table-cell office:value-type="string" calcext:value-type="string">
            <text:p>S00TA5_nTC</text:p>
          </table:table-cell>
          <table:table-cell office:value-type="string" calcext:value-type="string">
            <text:p>S00TA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101</text:p>
          </table:table-cell>
          <table:table-cell office:value-type="string" calcext:value-type="string">
            <text:p>S00U1J_nTC</text:p>
          </table:table-cell>
          <table:table-cell office:value-type="string" calcext:value-type="string">
            <text:p>S00U1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201</text:p>
          </table:table-cell>
          <table:table-cell office:value-type="string" calcext:value-type="string">
            <text:p>S00U5B_nTC</text:p>
          </table:table-cell>
          <table:table-cell office:value-type="string" calcext:value-type="string">
            <text:p>S00U5B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301</text:p>
          </table:table-cell>
          <table:table-cell office:value-type="string" calcext:value-type="string">
            <text:p>S00U93_nTC</text:p>
          </table:table-cell>
          <table:table-cell office:value-type="string" calcext:value-type="string">
            <text:p>S00U9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401</text:p>
          </table:table-cell>
          <table:table-cell office:value-type="string" calcext:value-type="string">
            <text:p>S00UKI_nTC</text:p>
          </table:table-cell>
          <table:table-cell office:value-type="string" calcext:value-type="string">
            <text:p>S00UKI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501</text:p>
          </table:table-cell>
          <table:table-cell office:value-type="string" calcext:value-type="string">
            <text:p>S00UME_nTC</text:p>
          </table:table-cell>
          <table:table-cell office:value-type="string" calcext:value-type="string">
            <text:p>S00UM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601</text:p>
          </table:table-cell>
          <table:table-cell office:value-type="string" calcext:value-type="string">
            <text:p>S00V57_nTC</text:p>
          </table:table-cell>
          <table:table-cell office:value-type="string" calcext:value-type="string">
            <text:p>S00V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701</text:p>
          </table:table-cell>
          <table:table-cell office:value-type="string" calcext:value-type="string">
            <text:p>S00V65_nTC</text:p>
          </table:table-cell>
          <table:table-cell office:value-type="string" calcext:value-type="string">
            <text:p>S00V6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801</text:p>
          </table:table-cell>
          <table:table-cell office:value-type="string" calcext:value-type="string">
            <text:p>S00W29_nTC</text:p>
          </table:table-cell>
          <table:table-cell office:value-type="string" calcext:value-type="string">
            <text:p>S00W2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5901</text:p>
          </table:table-cell>
          <table:table-cell office:value-type="string" calcext:value-type="string">
            <text:p>S00W45_nTC</text:p>
          </table:table-cell>
          <table:table-cell office:value-type="string" calcext:value-type="string">
            <text:p>S00W4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001</text:p>
          </table:table-cell>
          <table:table-cell office:value-type="string" calcext:value-type="string">
            <text:p>S00WKA_nTC</text:p>
          </table:table-cell>
          <table:table-cell office:value-type="string" calcext:value-type="string">
            <text:p>S00WK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101</text:p>
          </table:table-cell>
          <table:table-cell office:value-type="string" calcext:value-type="string">
            <text:p>S00WP0_nTC</text:p>
          </table:table-cell>
          <table:table-cell office:value-type="string" calcext:value-type="string">
            <text:p>S00WP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201</text:p>
          </table:table-cell>
          <table:table-cell office:value-type="string" calcext:value-type="string">
            <text:p>S00WQZ_nTC</text:p>
          </table:table-cell>
          <table:table-cell office:value-type="string" calcext:value-type="string">
            <text:p>S00WQZ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301</text:p>
          </table:table-cell>
          <table:table-cell office:value-type="string" calcext:value-type="string">
            <text:p>S00WRX_nTC</text:p>
          </table:table-cell>
          <table:table-cell office:value-type="string" calcext:value-type="string">
            <text:p>S00WRX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7401</text:p>
          </table:table-cell>
          <table:table-cell office:value-type="string" calcext:value-type="string">
            <text:p>S00KU1_nTC</text:p>
          </table:table-cell>
          <table:table-cell office:value-type="string" calcext:value-type="string">
            <text:p>S00KU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3402</text:p>
          </table:table-cell>
          <table:table-cell office:value-type="string" calcext:value-type="string">
            <text:p>S001C2_GR</text:p>
          </table:table-cell>
          <table:table-cell office:value-type="string" calcext:value-type="string">
            <text:p>S001C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neutrophil</text:p>
          </table:table-cell>
          <table:table-cell office:value-type="string" calcext:value-type="string">
            <text:p>http://purl.obolibrary.org/obo/CL_0000775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7702</text:p>
          </table:table-cell>
          <table:table-cell office:value-type="string" calcext:value-type="string">
            <text:p>S003JH_GR</text:p>
          </table:table-cell>
          <table:table-cell office:value-type="string" calcext:value-type="string">
            <text:p>S003J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neutrophil</text:p>
          </table:table-cell>
          <table:table-cell office:value-type="string" calcext:value-type="string">
            <text:p>http://purl.obolibrary.org/obo/CL_0000775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7001</text:p>
          </table:table-cell>
          <table:table-cell office:value-type="string" calcext:value-type="string">
            <text:p>S006UK_GR</text:p>
          </table:table-cell>
          <table:table-cell office:value-type="string" calcext:value-type="string">
            <text:p>S006UK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neutrophil</text:p>
          </table:table-cell>
          <table:table-cell office:value-type="string" calcext:value-type="string">
            <text:p>http://purl.obolibrary.org/obo/CL_0000775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77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7101</text:p>
          </table:table-cell>
          <table:table-cell office:value-type="string" calcext:value-type="string">
            <text:p>S00K4G_nTC</text:p>
          </table:table-cell>
          <table:table-cell office:value-type="string" calcext:value-type="string">
            <text:p>S00K4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BluePrint</text:p>
          </table:table-cell>
          <table:table-cell office:value-type="float" office:value="8532" calcext:value-type="float">
            <text:p>8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2"/>
          <table:table-cell office:value-type="string" calcext:value-type="string">
            <text:p>Healthy</text:p>
          </table:table-cell>
          <table:table-cell office:value-type="string" calcext:value-type="string">
            <text:p>https://ncim.nci.nih.gov/ncimbrowser/ConceptReport.jsp?dictionary=NCI Metathesaurus&amp;code=C3898900</text:p>
          </table:table-cell>
          <table:table-cell/>
          <table:table-cell office:value-type="string" calcext:value-type="string">
            <text:p>EMC_McGill</text:p>
          </table:table-cell>
          <table:table-cell office:value-type="string" calcext:value-type="string">
            <text:p>Primary Cell</text:p>
          </table:table-cell>
          <table:table-cell table:number-columns-repeated="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624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S022601</text:p>
          </table:table-cell>
          <table:table-cell office:value-type="string" calcext:value-type="string">
            <text:p>F46_Cort_Bone</text:p>
          </table:table-cell>
          <table:table-cell office:value-type="string" calcext:value-type="string">
            <text:p>F4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6-7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al bone</text:p>
          </table:table-cell>
          <table:table-cell/>
          <table:table-cell office:value-type="string" calcext:value-type="string">
            <text:p>lamellar bone</text:p>
          </table:table-cell>
          <table:table-cell office:value-type="string" calcext:value-type="string">
            <text:p>http://purl.obolibrary.org/obo/UBERON_000248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4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2701</text:p>
          </table:table-cell>
          <table:table-cell office:value-type="string" calcext:value-type="string">
            <text:p>F46_Cort_Bone_Rep</text:p>
          </table:table-cell>
          <table:table-cell office:value-type="string" calcext:value-type="string">
            <text:p>F46_Re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6-7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al bone</text:p>
          </table:table-cell>
          <table:table-cell/>
          <table:table-cell office:value-type="string" calcext:value-type="string">
            <text:p>lamellar bone</text:p>
          </table:table-cell>
          <table:table-cell office:value-type="string" calcext:value-type="string">
            <text:p>http://purl.obolibrary.org/obo/UBERON_000248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4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2801</text:p>
          </table:table-cell>
          <table:table-cell office:value-type="string" calcext:value-type="string">
            <text:p>F58_Cort_Bone</text:p>
          </table:table-cell>
          <table:table-cell office:value-type="string" calcext:value-type="string">
            <text:p>F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al bone</text:p>
          </table:table-cell>
          <table:table-cell/>
          <table:table-cell office:value-type="string" calcext:value-type="string">
            <text:p>lamellar bone</text:p>
          </table:table-cell>
          <table:table-cell office:value-type="string" calcext:value-type="string">
            <text:p>http://purl.obolibrary.org/obo/UBERON_000248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4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2901</text:p>
          </table:table-cell>
          <table:table-cell office:value-type="string" calcext:value-type="string">
            <text:p>MA1_Trab_Bone</text:p>
          </table:table-cell>
          <table:table-cell office:value-type="string" calcext:value-type="string">
            <text:p>MA1_Trab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Bone</text:p>
          </table:table-cell>
          <table:table-cell office:value-type="float" office:value="9065" calcext:value-type="float">
            <text:p>9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becular bone</text:p>
          </table:table-cell>
          <table:table-cell/>
          <table:table-cell office:value-type="string" calcext:value-type="string">
            <text:p>lamellar bone</text:p>
          </table:table-cell>
          <table:table-cell office:value-type="string" calcext:value-type="string">
            <text:p>http://purl.obolibrary.org/obo/UBERON_000248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24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47701</text:p>
          </table:table-cell>
          <table:table-cell office:value-type="string" calcext:value-type="string">
            <text:p>11_54_250_Pool6_LatAmy_Brain</text:p>
          </table:table-cell>
          <table:table-cell office:value-type="string" calcext:value-type="string">
            <text:p>11_54_250_Pool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4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8101</text:p>
          </table:table-cell>
          <table:table-cell office:value-type="string" calcext:value-type="string">
            <text:p>134_171_225_227_Pool11_LatAmy_Brain</text:p>
          </table:table-cell>
          <table:table-cell office:value-type="string" calcext:value-type="string">
            <text:p>134_171_225_227_Pool1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8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8001</text:p>
          </table:table-cell>
          <table:table-cell office:value-type="string" calcext:value-type="string">
            <text:p>138_189_221_248_Pool5_LatAmy_Brain</text:p>
          </table:table-cell>
          <table:table-cell office:value-type="string" calcext:value-type="string">
            <text:p>138_189_221_248_Pool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201</text:p>
          </table:table-cell>
          <table:table-cell office:value-type="string" calcext:value-type="string">
            <text:p>17_28_94_133_158_247_LatAmy_Brain</text:p>
          </table:table-cell>
          <table:table-cell office:value-type="string" calcext:value-type="string">
            <text:p>17_28_94_133_158_24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99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901</text:p>
          </table:table-cell>
          <table:table-cell office:value-type="string" calcext:value-type="string">
            <text:p>2_156_Pool2_LatAmy_Brain</text:p>
          </table:table-cell>
          <table:table-cell office:value-type="string" calcext:value-type="string">
            <text:p>2_156_Pool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6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301</text:p>
          </table:table-cell>
          <table:table-cell office:value-type="string" calcext:value-type="string">
            <text:p>3_41_Pool9_LatAmy_Brain</text:p>
          </table:table-cell>
          <table:table-cell office:value-type="string" calcext:value-type="string">
            <text:p>3_41_Pool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0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801</text:p>
          </table:table-cell>
          <table:table-cell office:value-type="string" calcext:value-type="string">
            <text:p>33_35_Pool4_LatAmy_Brain</text:p>
          </table:table-cell>
          <table:table-cell office:value-type="string" calcext:value-type="string">
            <text:p>33_35_Pool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5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401</text:p>
          </table:table-cell>
          <table:table-cell office:value-type="string" calcext:value-type="string">
            <text:p>36_191_216_245_Pool7_LatAmy_Brain</text:p>
          </table:table-cell>
          <table:table-cell office:value-type="string" calcext:value-type="string">
            <text:p>36_191_216_245_Pool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1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601</text:p>
          </table:table-cell>
          <table:table-cell office:value-type="string" calcext:value-type="string">
            <text:p>39_167_184_Pool3_LatAmy_Brain</text:p>
          </table:table-cell>
          <table:table-cell office:value-type="string" calcext:value-type="string">
            <text:p>39_167_184_Pool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3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7501</text:p>
          </table:table-cell>
          <table:table-cell office:value-type="string" calcext:value-type="string">
            <text:p>51_58_106_Pool10_LatAmy_Brain</text:p>
          </table:table-cell>
          <table:table-cell office:value-type="string" calcext:value-type="string">
            <text:p>51_58_106_Pool1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2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8201</text:p>
          </table:table-cell>
          <table:table-cell office:value-type="string" calcext:value-type="string">
            <text:p>90_114_125_152_Pool8_LatAmy_Brain</text:p>
          </table:table-cell>
          <table:table-cell office:value-type="string" calcext:value-type="string">
            <text:p>90_114_125_152_Pool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209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http://purl.obolibrary.org/obo/UBERON_0001876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http://purl.obolibrary.org/obo/UBERON_000187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18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001</text:p>
          </table:table-cell>
          <table:table-cell office:value-type="string" calcext:value-type="string">
            <text:p>S133_BA11_Brain</text:p>
          </table:table-cell>
          <table:table-cell office:value-type="string" calcext:value-type="string">
            <text:p>S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Refrigeration delay 15.58, pH 6.75, no substance abuse Ã‚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54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dmann (1909) area 11</text:p>
          </table:table-cell>
          <table:table-cell office:value-type="string" calcext:value-type="string">
            <text:p>http://purl.obolibrary.org/obo/UBERON_0013528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://purl.obolibrary.org/obo/UBERON_0000955</text:p>
          </table:table-cell>
          <table:table-cell table:number-columns-repeated="3"/>
          <table:table-cell office:value-type="string" calcext:value-type="string">
            <text:p>IHECRE00000678.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1352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2003</text:p>
          </table:table-cell>
          <table:table-cell office:value-type="string" calcext:value-type="string">
            <text:p>S133_BA44_Brain</text:p>
          </table:table-cell>
          <table:table-cell office:value-type="string" calcext:value-type="string">
            <text:p>S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Refrigeration delay 15.58, pH 6.75, no substance abuse Ã‚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56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dmann (1909) area 44</text:p>
          </table:table-cell>
          <table:table-cell office:value-type="string" calcext:value-type="string">
            <text:p>http://purl.obolibrary.org/obo/UBERON_000648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://purl.obolibrary.org/obo/UBERON_0000955</text:p>
          </table:table-cell>
          <table:table-cell table:number-columns-repeated="3"/>
          <table:table-cell office:value-type="string" calcext:value-type="string">
            <text:p>IHECRE00000679.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648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2002</text:p>
          </table:table-cell>
          <table:table-cell office:value-type="string" calcext:value-type="string">
            <text:p>S133_BA8_BA9_Brain</text:p>
          </table:table-cell>
          <table:table-cell office:value-type="string" calcext:value-type="string">
            <text:p>S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Refrigeration delay 15.58, pH 6.75, no substance abuse Ã‚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55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dmann (1909) area 8;Brodmann (1909) area 9</text:p>
          </table:table-cell>
          <table:table-cell office:value-type="string" calcext:value-type="string">
            <text:p>http://purl.obolibrary.org/obo/UBERON_0013539;http://purl.obolibrary.org/obo/UBERON_0013540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://purl.obolibrary.org/obo/UBERON_0000955</text:p>
          </table:table-cell>
          <table:table-cell table:number-columns-repeated="3"/>
          <table:table-cell office:value-type="string" calcext:value-type="string">
            <text:p>IHECRE00000922.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13539;http://purl.obolibrary.org/obo/UBERON_001354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2004</text:p>
          </table:table-cell>
          <table:table-cell office:value-type="string" calcext:value-type="string">
            <text:p>S133_CE_Brain</text:p>
          </table:table-cell>
          <table:table-cell office:value-type="string" calcext:value-type="string">
            <text:p>S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Refrigeration delay 15.58, pH 6.75, no substance abuse Ã‚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5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BrainBank</text:p>
          </table:table-cell>
          <table:table-cell office:value-type="float" office:value="8277" calcext:value-type="float">
            <text:p>8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http://purl.obolibrary.org/obo/UBERON_0002037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://purl.obolibrary.org/obo/UBERON_000095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2037</text:p>
          </table:table-cell>
          <table:table-cell table:number-columns-repeated="5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201</text:p>
          </table:table-cell>
          <table:table-cell office:value-type="string" calcext:value-type="string">
            <text:p>R400_T1_Kidney</text:p>
          </table:table-cell>
          <table:table-cell office:value-type="string" calcext:value-type="string">
            <text:p>R4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rcino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26635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"/>
          <table:table-cell office:value-type="string" calcext:value-type="string">
            <text:p>kidney tumor tissue</text:p>
          </table:table-cell>
          <table:table-cell office:value-type="string" calcext:value-type="string">
            <text:p>IHECRE00000665.1</text:p>
          </table:table-cell>
          <table:table-cell office:value-type="string" calcext:value-type="string">
            <text:p>Renal Cancer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/>
          <table:table-cell office:value-type="string" calcext:value-type="string">
            <text:p>EMC McGill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NA</text:p>
          </table:table-cell>
          <table:table-cell table:number-columns-repeated="1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MS002202</text:p>
          </table:table-cell>
          <table:table-cell office:value-type="string" calcext:value-type="string">
            <text:p>R400_N1_Kidney</text:p>
          </table:table-cell>
          <table:table-cell office:value-type="string" calcext:value-type="string">
            <text:p>R4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rcino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266358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"/>
          <table:table-cell office:value-type="string" calcext:value-type="string">
            <text:p>normal" kidney tissue next to tumorIHECRE00000709.1Normalhttps://ncit.nci.nih.gov/ncitbrowser/ConceptReport.jsp?dictionary=NCI_Thesaurus&amp;ns=ncit&amp;code=C14165EMC McGillPrimary TissueNA</text:p>
            <text:p>kidney tumor tissueRenal Cancerhttp://ncit.nci.nih.gov/ncitbrowser/ConceptReport.jsp?dictionary=NCI_Thesaurus&amp;code=C9384&amp;ns=NCI_ThesaurusEMC McGillPrimary TissueNA</text:p>
            <text:p>"normal" kidney tissue next to tumorNormalhttps://ncit.nci.nih.gov/ncitbrowser/ConceptReport.jsp?dictionary=NCI_Thesaurus&amp;ns=ncit&amp;code=C14165EMC McGillPrimary TissueNA</text:p>
            <text:p>"normal" kidney tissue next to tumorRenal Cancerhttp://ncit.nci.nih.gov/ncitbrowser/ConceptReport.jsp?dictionary=NCI_Thesaurus&amp;code=C9384&amp;ns=NCI_ThesaurusEMC McGillPrimary TissueNA</text:p>
            <text:p>kidney tumor tissueNormalhttps://ncit.nci.nih.gov/ncitbrowser/ConceptReport.jsp?dictionary=NCI_Thesaurus&amp;ns=ncit&amp;code=C14165EMC McGillPrimary TissueNA</text:p>
            <text:p>"normal" kidney tissue next to tumorNormalhttps://ncit.nci.nih.gov/ncitbrowser/ConceptReport.jsp?dictionary=NCI_Thesaurus&amp;ns=ncit&amp;code=C14165EMC McGillPrimary TissueNA</text:p>
            <text:p>kidney tumor tissueRenal Cancerhttp://ncit.nci.nih.gov/ncitbrowser/ConceptReport.jsp?dictionary=NCI_Thesaurus&amp;code=C9384&amp;ns=NCI_ThesaurusEMC McGillPrimary TissueNA</text:p>
            <text:p>Normalhttps://ncit.nci.nih.gov/ncitbrowser/ConceptReport.jsp?dictionary=NCI_Thesaurus&amp;ns=ncit&amp;code=C14165EMC McGillPrimary TissueNA</text:p>
            <text:p>Renal Cancerhttp://ncit.nci.nih.gov/ncitbrowser/ConceptReport.jsp?dictionary=NCI_Thesaurus&amp;code=C9384&amp;ns=NCI_ThesaurusEMC McGillPrimary TissueNA</text:p>
            <text:p>Chronic Obstructive Pulmonary Diseasehttps://ncit.nci.nih.gov/ncitbrowser/ConceptReport.jsp?dictionary=NCI_Thesaurus&amp;ns=ncit&amp;code=C3199EMC McGillPrimary TissueNA</text:p>
            <text:p>pool of 16 budsUnknownhttp://ncit.nci.nih.gov/ncitbrowser/ConceptReport.jsp?dictionary=NCI_Thesaurus&amp;code=C17998&amp;ns=NCI_ThesaurusEMC McGillPrimary TissueNA</text:p>
            <text:p>pool of 16 budsUnknownhttp://ncit.nci.nih.gov/ncitbrowser/ConceptReport.jsp?dictionary=NCI_Thesaurus&amp;code=C17998&amp;ns=NCI_ThesaurusEMC McGillPrimary TissueNA</text:p>
            <text:p>http://www.ebi.ac.uk/efo/EFO_0004905IHECRE00000914.1NAhttps://ncit.nci.nih.gov/ncitbrowser/ConceptReport.jsp?dictionary=NCI_Thesaurus&amp;ns=ncit&amp;code=C115935NANACell LineNA</text:p>
            <text:p>http://www.ebi.ac.uk/efo/EFO_0004905IHECRE00000664.1NAhttps://ncit.nci.nih.gov/ncitbrowser/ConceptReport.jsp?dictionary=NCI_Thesaurus&amp;ns=ncit&amp;code=C115935NANACell LineNA</text:p>
            <text:p>http://www.ebi.ac.uk/efo/EFO_0004905IHECRE00000807.1NAhttps://ncit.nci.nih.gov/ncitbrowser/ConceptReport.jsp?dictionary=NCI_Thesaurus&amp;ns=ncit&amp;code=C115935NANACell LineNA</text:p>
            <text:p>http://www.ebi.ac.uk/efo/EFO_0004905IHECRE00000755.1NAhttps://ncit.nci.nih.gov/ncitbrowser/ConceptReport.jsp?dictionary=NCI_Thesaurus&amp;ns=ncit&amp;code=C115935NACoriell Cat# PR00053, RRID:CVCL_2V24Cell LineNA</text:p>
            <text:p>http://www.ebi.ac.uk/efo/EFO_0004905IHECRE00000892.1NAhttps://ncit.nci.nih.gov/ncitbrowser/ConceptReport.jsp?dictionary=NCI_Thesaurus&amp;ns=ncit&amp;code=C115935NACoriell Cat# PR00075, RRID:CVCL_2V29Cell LineNA</text:p>
            <text:p>http://www.ebi.ac.uk/efo/EFO_0004905IHECRE00000735.1NAhttps://ncit.nci.nih.gov/ncitbrowser/ConceptReport.jsp?dictionary=NCI_Thesaurus&amp;ns=ncit&amp;code=C115935NANACell LineNA</text:p>
            <text:p>http://www.ebi.ac.uk/efo/EFO_0004905IHECRE00000673.1NAhttps://ncit.nci.nih.gov/ncitbrowser/ConceptReport.jsp?dictionary=NCI_Thesaurus&amp;ns=ncit&amp;code=C115935NANACell LineNA</text:p>
            <text:p>http://www.ebi.ac.uk/efo/EFO_0004905IHECRE00000812.1NAhttps://ncit.nci.nih.gov/ncitbrowser/ConceptReport.jsp?dictionary=NCI_Thesaurus&amp;ns=ncit&amp;code=C115935NANACell LineNA</text:p>
            <text:p>http://purl.obolibrary.org/obo/CL_0000236IHECRE00000843.1Pre B-cell acute lymphoblastic leukemiahttps://ncim.nci.nih.gov/ncimbrowser/ConceptReport.jsp?dictionary=NCI Metathesaurus&amp;code=C0349636EMC_McGillPrimary Cell</text:p>
            <text:p>http://purl.obolibrary.org/obo/CL_0000236IHECRE00000676.1Pre B-cell acute lymphoblastic leukemiahttps://ncim.nci.nih.gov/ncimbrowser/ConceptReport.jsp?dictionary=NCI Metathesaurus&amp;code=C0349636EMC_McGillPrimary Cell</text:p>
            <text:p>Pre B-cell acute lymphoblastic leukemiahttps://ncim.nci.nih.gov/ncimbrowser/ConceptReport.jsp?dictionary=NCI Metathesaurus&amp;code=C0349636EMC_McGillPrimary Cell</text:p>
            <text:p>Pre B-cell acute lymphoblastic leukemiahttps://ncim.nci.nih.gov/ncimbrowser/ConceptReport.jsp?dictionary=NCI Metathesaurus&amp;code=C0349636EMC_McGillPrimary Cell</text:p>
            <text:p>http://purl.obolibrary.org/obo/CL_0000236IHECRE00000717.1Pre B-cell acute lymphoblastic leukemiahttps://ncim.nci.nih.gov/ncimbrowser/ConceptReport.jsp?dictionary=NCI Metathesaurus&amp;code=C0349636EMC_McGillPrimary Cell</text:p>
            <text:p>http://purl.obolibrary.org/obo/CL_0002521IHECRE00000640.1Unknownhttps://ncit.nci.nih.gov/ncitbrowser/ConceptReport.jsp?dictionary=NCI_Thesaurus&amp;ns=ncit&amp;code=C17998EMC_McGillPrimary Cell</text:p>
            <text:p>http://purl.obolibrary.org/obo/CL_0002615Unknownhttps://ncit.nci.nih.gov/ncitbrowser/ConceptReport.jsp?dictionary=NCI_Thesaurus&amp;ns=ncit&amp;code=C17998EMC_McGillPrimary Cell</text:p>
            <text:p>http://purl.obolibrary.org/obo/CL_0002579Unknownhttps://ncit.nci.nih.gov/ncitbrowser/ConceptReport.jsp?dictionary=NCI_Thesaurus&amp;ns=ncit&amp;code=C17998EMC_McGillPrimary Cell</text:p>
            <text:p>http://purl.obolibrary.org/obo/CL_0002583Unknownhttps://ncit.nci.nih.gov/ncitbrowser/ConceptReport.jsp?dictionary=NCI_Thesaurus&amp;ns=ncit&amp;code=C17998EMC_McGillPrimary Cell</text:p>
            <text:p>http://purl.obolibrary.org/obo/CL_0002579Unknownhttps://ncit.nci.nih.gov/ncitbrowser/ConceptReport.jsp?dictionary=NCI_Thesaurus&amp;ns=ncit&amp;code=C17998EMC_McGillPrimary Cell</text:p>
            <text:p>http://purl.obolibrary.org/obo/CL_0002583Unknownhttps://ncit.nci.nih.gov/ncitbrowser/ConceptReport.jsp?dictionary=NCI_Thesaurus&amp;ns=ncit&amp;code=C17998EMC_McGillPrimary Cell</text:p>
            <text:p>http://purl.obolibrary.org/obo/CL_0002615Unknownhttps://ncit.nci.nih.gov/ncitbrowser/ConceptReport.jsp?dictionary=NCI_Thesaurus&amp;ns=ncit&amp;code=C17998EMC_McGillPrimary Cell</text:p>
            <text:p>http://purl.obolibrary.org/obo/CL_0002579Unknownhttps://ncit.nci.nih.gov/ncitbrowser/ConceptReport.jsp?dictionary=NCI_Thesaurus&amp;ns=ncit&amp;code=C17998EMC_McGillPrimary Cell</text:p>
            <text:p>http://purl.obolibrary.org/obo/CL_0002583Unknownhttps://ncit.nci.nih.gov/ncitbrowser/ConceptReport.jsp?dictionary=NCI_Thesaurus&amp;ns=ncit&amp;code=C17998EMC_McGillPrimary Cell</text:p>
            <text:p>http://purl.obolibrary.org/obo/CL_0002579Unknownhttps://ncit.nci.nih.gov/ncitbrowser/ConceptReport.jsp?dictionary=NCI_Thesaurus&amp;ns=ncit&amp;code=C17998EMC_McGillPrimary Cell</text:p>
            <text:p>http://purl.obolibrary.org/obo/CL_0002583Unknownhttps://ncit.nci.nih.gov/ncitbrowser/ConceptReport.jsp?dictionary=NCI_Thesaurus&amp;ns=ncit&amp;code=C17998EMC_McGillPrimary Cell</text:p>
            <text:p>http://purl.obolibrary.org/obo/CL_0002615Unknownhttps://ncit.nci.nih.gov/ncitbrowser/ConceptReport.jsp?dictionary=NCI_Thesaurus&amp;ns=ncit&amp;code=C17998EMC_McGillPrimary Cell</text:p>
            <text:p>http://purl.obolibrary.org/obo/CL_0002579Unknownhttps://ncit.nci.nih.gov/ncitbrowser/ConceptReport.jsp?dictionary=NCI_Thesaurus&amp;ns=ncit&amp;code=C17998EMC_McGillPrimary Cell</text:p>
            <text:p>http://purl.obolibrary.org/obo/CL_0002583Unknownhttps://ncit.nci.nih.gov/ncitbrowser/ConceptReport.jsp?dictionary=NCI_Thesaurus&amp;ns=ncit&amp;code=C17998EMC_McGillPrimary Cell</text:p>
            <text:p>http://purl.obolibrary.org/obo/CL_0002521Unknownhttps://ncit.nci.nih.gov/ncitbrowser/ConceptReport.jsp?dictionary=NCI_Thesaurus&amp;ns=ncit&amp;code=C17998EMC_McGillPrimary Cell</text:p>
            <text:p>http://purl.obolibrary.org/obo/CL_0002521Unknownhttps://ncit.nci.nih.gov/ncitbrowser/ConceptReport.jsp?dictionary=NCI_Thesaurus&amp;ns=ncit&amp;code=C17998EMC_McGillPrimary Cell</text:p>
            <text:p>http://purl.obolibrary.org/obo/CL_0002521Unknownhttps://ncit.nci.nih.gov/ncitbrowser/ConceptReport.jsp?dictionary=NCI_Thesaurus&amp;ns=ncit&amp;code=C17998EMC_McGillPrimary Cell</text:p>
            <text:p>http://purl.obolibrary.org/obo/CL_0002521Unknownhttps://ncit.nci.nih.gov/ncitbrowser/ConceptReport.jsp?dictionary=NCI_Thesaurus&amp;ns=ncit&amp;code=C17998EMC_McGillPrimary Cell</text:p>
            <text:p>http://purl.obolibrary.org/obo/UBERON_0014454Unknownhttps://ncit.nci.nih.gov/ncitbrowser/ConceptReport.jsp?dictionary=NCI_Thesaurus&amp;ns=ncit&amp;code=C17998EMC_McGillPrimary Cell</text:p>
            <text:p>http://purl.obolibrary.org/obo/CL_0002521Unknownhttps://ncit.nci.nih.gov/ncitbrowser/ConceptReport.jsp?dictionary=NCI_Thesaurus&amp;ns=ncit&amp;code=C17998EMC_McGillPrimary Cell</text:p>
            <text:p>IHECRE00000648.1Leigh Diseasehttp://ncit.nci.nih.gov/ncitbrowser/ConceptReport.jsp?dictionary=NCI_Thesaurus&amp;code=C84814&amp;ns=NCI_ThesaurusEMC McGillPrimary TissueNA</text:p>
            <text:p>IHECRE00000784.1Leigh Diseasehttp://ncit.nci.nih.gov/ncitbrowser/ConceptReport.jsp?dictionary=NCI_Thesaurus&amp;code=C84814&amp;ns=NCI_ThesaurusEMC McGillPrimary TissueNA</text:p>
            <text:p>IHECRE00000916.1Leigh Diseasehttp://ncit.nci.nih.gov/ncitbrowser/ConceptReport.jsp?dictionary=NCI_Thesaurus&amp;code=C84814&amp;ns=NCI_ThesaurusEMC McGillPrimary TissueNA</text:p>
            <text:p>IHECRE00000864.1Leigh Diseasehttp://ncit.nci.nih.gov/ncitbrowser/ConceptReport.jsp?dictionary=NCI_Thesaurus&amp;code=C84814&amp;ns=NCI_ThesaurusEMC McGillPrimary TissueNA</text:p>
            <text:p>IHECRE00000701.1Unknownhttp://ncit.nci.nih.gov/ncitbrowser/ConceptReport.jsp?dictionary=NCI_Thesaurus&amp;code=C17998&amp;ns=NCI_ThesaurusEMC McGillPrimary TissueNA</text:p>
            <text:p>IHECRE00000848.1Unknownhttp://ncit.nci.nih.gov/ncitbrowser/ConceptReport.jsp?dictionary=NCI_Thesaurus&amp;code=C17998&amp;ns=NCI_ThesaurusEMC McGillPrimary TissueNA</text:p>
            <text:p>IHECRE00000781.1Unknownhttp://ncit.nci.nih.gov/ncitbrowser/ConceptReport.jsp?dictionary=NCI_Thesaurus&amp;code=C17998&amp;ns=NCI_ThesaurusEMC McGillPrimary TissueNA</text:p>
            <text:p>IHECRE00000915.1Unknownhttp://ncit.nci.nih.gov/ncitbrowser/ConceptReport.jsp?dictionary=NCI_Thesaurus&amp;code=C17998&amp;ns=NCI_ThesaurusEMC McGillPrimary TissueNA</text:p>
            <text:p>IHECRE00000714.1Unknownhttp://ncit.nci.nih.gov/ncitbrowser/ConceptReport.jsp?dictionary=NCI_Thesaurus&amp;code=C17998&amp;ns=NCI_ThesaurusEMC McGillPrimary TissueNA</text:p>
            <text:p>IHECRE00000860.1Unknownhttp://ncit.nci.nih.gov/ncitbrowser/ConceptReport.jsp?dictionary=NCI_Thesaurus&amp;code=C17998&amp;ns=NCI_ThesaurusEMC McGillPrimary TissueNA</text:p>
            <text:p>IHECRE00000798.1Unknownhttp://ncit.nci.nih.gov/ncitbrowser/ConceptReport.jsp?dictionary=NCI_Thesaurus&amp;code=C17998&amp;ns=NCI_ThesaurusEMC McGillPrimary TissueNA</text:p>
            <text:p>IHECRE00000642.1Unknownhttp://ncit.nci.nih.gov/ncitbrowser/ConceptReport.jsp?dictionary=NCI_Thesaurus&amp;code=C17998&amp;ns=NCI_ThesaurusEMC McGillPrimary TissueNA</text:p>
            <text:p>IHECRE00000775.1Unknownhttp://ncit.nci.nih.gov/ncitbrowser/ConceptReport.jsp?dictionary=NCI_Thesaurus&amp;code=C17998&amp;ns=NCI_ThesaurusEMC McGillPrimary TissueNA</text:p>
            <text:p>IHECRE00000712.1Unknownhttp://ncit.nci.nih.gov/ncitbrowser/ConceptReport.jsp?dictionary=NCI_Thesaurus&amp;code=C17998&amp;ns=NCI_ThesaurusEMC McGillPrimary TissueNA</text:p>
            <text:p>IHECRE00000857.1Unknownhttp://ncit.nci.nih.gov/ncitbrowser/ConceptReport.jsp?dictionary=NCI_Thesaurus&amp;code=C17998&amp;ns=NCI_ThesaurusEMC McGillPrimary TissueNA</text:p>
            <text:p>IHECRE00000906.1Unknownhttp://ncit.nci.nih.gov/ncitbrowser/ConceptReport.jsp?dictionary=NCI_Thesaurus&amp;code=C17998&amp;ns=NCI_ThesaurusEMC McGillPrimary TissueNA</text:p>
            <text:p>IHECRE00000753.1Unknownhttp://ncit.nci.nih.gov/ncitbrowser/ConceptReport.jsp?dictionary=NCI_Thesaurus&amp;code=C17998&amp;ns=NCI_ThesaurusEMC McGillPrimary TissueNA</text:p>
            <text:p>IHECRE00000893.1Unknownhttp://ncit.nci.nih.gov/ncitbrowser/ConceptReport.jsp?dictionary=NCI_Thesaurus&amp;code=C17998&amp;ns=NCI_ThesaurusEMC McGillPrimary TissueNA</text:p>
            <text:p>IHECRE00000838.1Unknownhttp://ncit.nci.nih.gov/ncitbrowser/ConceptReport.jsp?dictionary=NCI_Thesaurus&amp;code=C17998&amp;ns=NCI_ThesaurusEMC McGillPrimary TissueNA</text:p>
            <text:p>IHECRE00000671.1Unknownhttp://ncit.nci.nih.gov/ncitbrowser/ConceptReport.jsp?dictionary=NCI_Thesaurus&amp;code=C17998&amp;ns=NCI_ThesaurusEMC McGillPrimary TissueNA</text:p>
            <text:p>IHECRE00000816.1Unknownhttp://ncit.nci.nih.gov/ncitbrowser/ConceptReport.jsp?dictionary=NCI_Thesaurus&amp;code=C17998&amp;ns=NCI_ThesaurusEMC McGillPrimary TissueNA</text:p>
            <text:p>IHECRE00000750.1Unknownhttp://ncit.nci.nih.gov/ncitbrowser/ConceptReport.jsp?dictionary=NCI_Thesaurus&amp;code=C17998&amp;ns=NCI_ThesaurusEMC McGillPrimary TissueNA</text:p>
            <text:p>IHECRE00000889.1Unknownhttp://ncit.nci.nih.gov/ncitbrowser/ConceptReport.jsp?dictionary=NCI_Thesaurus&amp;code=C17998&amp;ns=NCI_ThesaurusEMC McGillPrimary TissueNA</text:p>
            <text:p>IHECRE00000814.1Unknownhttp://ncit.nci.nih.gov/ncitbrowser/ConceptReport.jsp?dictionary=NCI_Thesaurus&amp;code=C17998&amp;ns=NCI_ThesaurusEMC McGillPrimary TissueNA</text:p>
            <text:p>IHECRE00000668.1Unknownhttp://ncit.nci.nih.gov/ncitbrowser/ConceptReport.jsp?dictionary=NCI_Thesaurus&amp;code=C17998&amp;ns=NCI_ThesaurusEMC McGillPrimary TissueNA</text:p>
            <text:p>IHECRE00000721.1Unknownhttp://ncit.nci.nih.gov/ncitbrowser/ConceptReport.jsp?dictionary=NCI_Thesaurus&amp;code=C17998&amp;ns=NCI_ThesaurusEMC McGillPrimary TissueNA</text:p>
            <text:p>IHECRE00000875.1Unknownhttp://ncit.nci.nih.gov/ncitbrowser/ConceptReport.jsp?dictionary=NCI_Thesaurus&amp;code=C17998&amp;ns=NCI_ThesaurusEMC McGillPrimary TissueNA</text:p>
            <text:p>IHECRE00000711.1Leigh Diseasehttp://ncit.nci.nih.gov/ncitbrowser/ConceptReport.jsp?dictionary=NCI_Thesaurus&amp;code=C84814&amp;ns=NCI_ThesaurusEMC McGillPrimary TissueNA</text:p>
            <text:p>IHECRE00000654.1Unknownhttp://ncit.nci.nih.gov/ncitbrowser/ConceptReport.jsp?dictionary=NCI_Thesaurus&amp;code=C17998&amp;ns=NCI_ThesaurusEMC McGillPrimary TissueNA</text:p>
            <text:p>Unknownhttps://ncit.nci.nih.gov/ncitbrowser/ConceptReport.jsp?dictionary=NCI_Thesaurus&amp;ns=ncit&amp;code=C17998EMC_McGillPrimary Cell</text:p>
            <text:p>Unknownhttps://ncit.nci.nih.gov/ncitbrowser/ConceptReport.jsp?dictionary=NCI_Thesaurus&amp;ns=ncit&amp;code=C17998EMC_McGillPrimary Cell</text:p>
            <text:p>Unknownhttps://ncit.nci.nih.gov/ncitbrowser/ConceptReport.jsp?dictionary=NCI_Thesaurus&amp;ns=ncit&amp;code=C17998EMC_McGillPrimary Cell</text:p>
            <text:p>Unknownhttps://ncit.nci.nih.gov/ncitbrowser/ConceptReport.jsp?dictionary=NCI_Thesaurus&amp;ns=ncit&amp;code=C17998EMC_McGillPrimary Cell</text:p>
            <text:p>http://purl.obolibrary.org/obo/CL_0000576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576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576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576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236Systemic Lupus Erythematosushttps://ncim.nci.nih.gov/ncimbrowser/ConceptReport.jsp?dictionary=NCI Metathesaurus&amp;code=C0024141EMC_McGillPrimary Cell</text:p>
            <text:p>http://purl.obolibrary.org/obo/CL_0000576IHECRE00000710.1Systemic Lupus Erythematosushttps://ncim.nci.nih.gov/ncimbrowser/ConceptReport.jsp?dictionary=NCI Metathesaurus&amp;code=C0024141EMC_McGillPrimary Cell</text:p>
            <text:p>http://purl.obolibrary.org/obo/CL_0000492IHECRE00000757.1Systemic Lupus Erythematosushttps://ncim.nci.nih.gov/ncimbrowser/ConceptReport.jsp?dictionary=NCI Metathesaurus&amp;code=C0024141EMC_McGillPrimary Cell</text:p>
            <text:p>http://purl.obolibrary.org/obo/CL_0000236IHECRE00000885.1Systemic Lupus Erythematosushttps://ncim.nci.nih.gov/ncimbrowser/ConceptReport.jsp?dictionary=NCI Metathesaurus&amp;code=C0024141EMC_McGillPrimary Cell</text:p>
            <text:p>http://purl.obolibrary.org/obo/CL_0000576IHECRE00000919.1Systemic Lupus Erythematosushttps://ncim.nci.nih.gov/ncimbrowser/ConceptReport.jsp?dictionary=NCI Metathesaurus&amp;code=C0024141EMC_McGillPrimary Cell</text:p>
            <text:p>http://purl.obolibrary.org/obo/CL_0000492IHECRE00000674.1Systemic Lupus Erythematosushttps://ncim.nci.nih.gov/ncimbrowser/ConceptReport.jsp?dictionary=NCI Metathesaurus&amp;code=C0024141EMC_McGillPrimary Cell</text:p>
            <text:p>http://purl.obolibrary.org/obo/CL_0000492IHECRE00000713.1Systemic Lupus Erythematosushttps://ncim.nci.nih.gov/ncimbrowser/ConceptReport.jsp?dictionary=NCI Metathesaurus&amp;code=C0024141EMC_McGillPrimary Cell</text:p>
            <text:p>http://purl.obolibrary.org/obo/CL_0000236IHECRE00000863.1Rheumatoid Arthritishttps://ncim.nci.nih.gov/ncimbrowser/ConceptReport.jsp?dictionary=NCI Metathesaurus&amp;code=C0003873EMC_McGillPrimary Cell</text:p>
            <text:p>http://purl.obolibrary.org/obo/CL_0000576IHECRE00000900.1Rheumatoid Arthritishttps://ncim.nci.nih.gov/ncimbrowser/ConceptReport.jsp?dictionary=NCI Metathesaurus&amp;code=C0003873EMC_McGillPrimary Cell</text:p>
            <text:p>http://purl.obolibrary.org/obo/CL_0000492IHECRE00000659.1Rheumatoid Arthritishttps://ncim.nci.nih.gov/ncimbrowser/ConceptReport.jsp?dictionary=NCI Metathesaurus&amp;code=C0003873EMC_McGillPrimary Cell</text:p>
            <text:p>http://purl.obolibrary.org/obo/CL_0000236IHECRE00000763.1Rheumatoid Arthritishttps://ncim.nci.nih.gov/ncimbrowser/ConceptReport.jsp?dictionary=NCI Metathesaurus&amp;code=C0003873EMC_McGillPrimary Cell</text:p>
            <text:p>http://purl.obolibrary.org/obo/CL_0000576IHECRE00000832.1Rheumatoid Arthritishttps://ncim.nci.nih.gov/ncimbrowser/ConceptReport.jsp?dictionary=NCI Metathesaurus&amp;code=C0003873EMC_McGillPrimary Cell</text:p>
            <text:p>http://purl.obolibrary.org/obo/CL_0000492IHECRE00000879.1Rheumatoid Arthritishttps://ncim.nci.nih.gov/ncimbrowser/ConceptReport.jsp?dictionary=NCI Metathesaurus&amp;code=C0003873EMC_McGillPrimary Cell</text:p>
            <text:p>http://purl.obolibrary.org/obo/CL_0000236IHECRE00000698.1Rheumatoid Arthritishttps://ncim.nci.nih.gov/ncimbrowser/ConceptReport.jsp?dictionary=NCI Metathesaurus&amp;code=C0003873EMC_McGillPrimary Cell</text:p>
            <text:p>http://purl.obolibrary.org/obo/CL_0000084Rheumatoid Arthritishttps://ncim.nci.nih.gov/ncimbrowser/ConceptReport.jsp?dictionary=NCI Metathesaurus&amp;code=C0003873EMC_McGillPrimary Cell</text:p>
            <text:p>http://purl.obolibrary.org/obo/CL_0000236IHECRE00000896.1Rheumatoid Arthritishttps://ncim.nci.nih.gov/ncimbrowser/ConceptReport.jsp?dictionary=NCI Metathesaurus&amp;code=C0003873EMC_McGillPrimary Cell</text:p>
            <text:p>http://purl.obolibrary.org/obo/CL_0000576IHECRE00000651.1Rheumatoid Arthritishttps://ncim.nci.nih.gov/ncimbrowser/ConceptReport.jsp?dictionary=NCI Metathesaurus&amp;code=C0003873EMC_McGillPrimary Cell</text:p>
            <text:p>http://purl.obolibrary.org/obo/CL_0000492IHECRE00000690.1Rheumatoid Arthritishttps://ncim.nci.nih.gov/ncimbrowser/ConceptReport.jsp?dictionary=NCI Metathesaurus&amp;code=C0003873EMC_McGillPrimary Cell</text:p>
            <text:p>http://purl.obolibrary.org/obo/CL_0000236IHECRE00000809.1Sclerodermahttps://ncim.nci.nih.gov/ncimbrowser/ConceptReport.jsp?dictionary=NCI Metathesaurus&amp;code=C0011644EMC_McGillPrimary Cell</text:p>
            <text:p>http://purl.obolibrary.org/obo/CL_0000576IHECRE00000862.1Sclerodermahttps://ncim.nci.nih.gov/ncimbrowser/ConceptReport.jsp?dictionary=NCI Metathesaurus&amp;code=C0011644EMC_McGillPrimary Cell</text:p>
            <text:p>http://purl.obolibrary.org/obo/CL_0000576IHECRE00000901.1Sclerodermahttps://ncim.nci.nih.gov/ncimbrowser/ConceptReport.jsp?dictionary=NCI Metathesaurus&amp;code=C0011644EMC_McGillPrimary Cell</text:p>
            <text:p>http://purl.obolibrary.org/obo/CL_0000492IHECRE00000661.1Sclerodermahttps://ncim.nci.nih.gov/ncimbrowser/ConceptReport.jsp?dictionary=NCI Metathesaurus&amp;code=C0011644EMC_McGillPrimary Cell</text:p>
            <text:p>http://purl.obolibrary.org/obo/CL_0000576IHECRE00000667.1Sclerodermahttps://ncim.nci.nih.gov/ncimbrowser/ConceptReport.jsp?dictionary=NCI Metathesaurus&amp;code=C0011644EMC_McGillPrimary Cell</text:p>
            <text:p>http://purl.obolibrary.org/obo/CL_0000492IHECRE00000719.1Sclerodermahttps://ncim.nci.nih.gov/ncimbrowser/ConceptReport.jsp?dictionary=NCI Metathesaurus&amp;code=C0011644EMC_McGillPrimary Cell</text:p>
            <text:p>http://purl.obolibrary.org/obo/CL_0000236Sclerodermahttps://ncim.nci.nih.gov/ncimbrowser/ConceptReport.jsp?dictionary=NCI Metathesaurus&amp;code=C0011644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236IHECRE00000853.1Sclerodermahttps://ncim.nci.nih.gov/ncimbrowser/ConceptReport.jsp?dictionary=NCI Metathesaurus&amp;code=C0011644EMC_McGillPrimary Cell</text:p>
            <text:p>http://purl.obolibrary.org/obo/CL_0000576IHECRE00000806.1Sclerodermahttps://ncim.nci.nih.gov/ncimbrowser/ConceptReport.jsp?dictionary=NCI Metathesaurus&amp;code=C0011644EMC_McGillPrimary Cell</text:p>
            <text:p>http://purl.obolibrary.org/obo/CL_0000576IHECRE00000859.1Sclerodermahttps://ncim.nci.nih.gov/ncimbrowser/ConceptReport.jsp?dictionary=NCI Metathesaurus&amp;code=C0011644EMC_McGillPrimary Cell</text:p>
            <text:p>http://purl.obolibrary.org/obo/CL_0000492IHECRE00000909.1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576IHECRE00000761.1Sclerodermahttps://ncim.nci.nih.gov/ncimbrowser/ConceptReport.jsp?dictionary=NCI Metathesaurus&amp;code=C0011644EMC_McGillPrimary Cell</text:p>
            <text:p>http://purl.obolibrary.org/obo/CL_0000576IHECRE00000902.1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576IHECRE00000685.1Sclerodermahttps://ncim.nci.nih.gov/ncimbrowser/ConceptReport.jsp?dictionary=NCI Metathesaurus&amp;code=C0011644EMC_McGillPrimary Cell</text:p>
            <text:p>http://purl.obolibrary.org/obo/CL_0000236IHECRE00000834.1Sclerodermahttps://ncim.nci.nih.gov/ncimbrowser/ConceptReport.jsp?dictionary=NCI Metathesaurus&amp;code=C0011644EMC_McGillPrimary Cell</text:p>
            <text:p>http://purl.obolibrary.org/obo/CL_0000576IHECRE00000833.1Sclerodermahttps://ncim.nci.nih.gov/ncimbrowser/ConceptReport.jsp?dictionary=NCI Metathesaurus&amp;code=C0011644EMC_McGillPrimary Cell</text:p>
            <text:p>http://purl.obolibrary.org/obo/CL_0000492IHECRE00000911.1Sclerodermahttps://ncim.nci.nih.gov/ncimbrowser/ConceptReport.jsp?dictionary=NCI Metathesaurus&amp;code=C0011644EMC_McGillPrimary Cell</text:p>
            <text:p>http://purl.obolibrary.org/obo/CL_0000236Sclerodermahttps://ncim.nci.nih.gov/ncimbrowser/ConceptReport.jsp?dictionary=NCI Metathesaurus&amp;code=C0011644EMC_McGillPrimary Cell</text:p>
            <text:p>http://purl.obolibrary.org/obo/CL_0000236Sclerodermahttps://ncim.nci.nih.gov/ncimbrowser/ConceptReport.jsp?dictionary=NCI Metathesaurus&amp;code=C0011644EMC_McGillPrimary Cell</text:p>
            <text:p>http://purl.obolibrary.org/obo/CL_0000236IHECRE00000653.1Sclerodermahttps://ncim.nci.nih.gov/ncimbrowser/ConceptReport.jsp?dictionary=NCI Metathesaurus&amp;code=C0011644EMC_McGillPrimary Cell</text:p>
            <text:p>http://purl.obolibrary.org/obo/CL_0000576IHECRE00000691.1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236Sclerodermahttps://ncim.nci.nih.gov/ncimbrowser/ConceptReport.jsp?dictionary=NCI Metathesaurus&amp;code=C0011644EMC_McGillPrimary Cell</text:p>
            <text:p>http://purl.obolibrary.org/obo/CL_0000576IHECRE00000908.1Sclerodermahttps://ncim.nci.nih.gov/ncimbrowser/ConceptReport.jsp?dictionary=NCI Metathesaurus&amp;code=C0011644EMC_McGillPrimary Cell</text:p>
            <text:p>http://purl.obolibrary.org/obo/CL_0000492IHECRE00000662.1Sclerodermahttps://ncim.nci.nih.gov/ncimbrowser/ConceptReport.jsp?dictionary=NCI Metathesaurus&amp;code=C0011644EMC_McGillPrimary Cell</text:p>
            <text:p>http://purl.obolibrary.org/obo/CL_0000236IHECRE00000787.1Sclerodermahttps://ncim.nci.nih.gov/ncimbrowser/ConceptReport.jsp?dictionary=NCI Metathesaurus&amp;code=C0011644EMC_McGillPrimary Cell</text:p>
            <text:p>http://purl.obolibrary.org/obo/CL_0000576IHECRE00000840.1Sclerodermahttps://ncim.nci.nih.gov/ncimbrowser/ConceptReport.jsp?dictionary=NCI Metathesaurus&amp;code=C0011644EMC_McGillPrimary Cell</text:p>
            <text:p>http://purl.obolibrary.org/obo/CL_0000236Sclerodermahttps://ncim.nci.nih.gov/ncimbrowser/ConceptReport.jsp?dictionary=NCI Metathesaurus&amp;code=C0011644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492IHECRE00000692.1Sclerodermahttps://ncim.nci.nih.gov/ncimbrowser/ConceptReport.jsp?dictionary=NCI Metathesaurus&amp;code=C0011644EMC_McGillPrimary Cell</text:p>
            <text:p>http://purl.obolibrary.org/obo/CL_0000576IHECRE00000847.1Systemic Lupus Erythematosushttps://ncim.nci.nih.gov/ncimbrowser/ConceptReport.jsp?dictionary=NCI Metathesaurus&amp;code=C0024141EMC_McGillPrimary Cell</text:p>
            <text:p>http://purl.obolibrary.org/obo/CL_0000492IHECRE00000884.1Systemic Lupus Erythematosushttps://ncim.nci.nih.gov/ncimbrowser/ConceptReport.jsp?dictionary=NCI Metathesaurus&amp;code=C0024141EMC_McGillPrimary Cell</text:p>
            <text:p>http://purl.obolibrary.org/obo/CL_0000576IHECRE00000910.1Systemic Lupus Erythematosushttps://ncim.nci.nih.gov/ncimbrowser/ConceptReport.jsp?dictionary=NCI Metathesaurus&amp;code=C0024141EMC_McGillPrimary Cell</text:p>
            <text:p>http://purl.obolibrary.org/obo/CL_0000492IHECRE00000877.1Systemic Lupus Erythematosushttps://ncim.nci.nih.gov/ncimbrowser/ConceptReport.jsp?dictionary=NCI Metathesaurus&amp;code=C0024141EMC_McGillPrimary Cell</text:p>
            <text:p>http://purl.obolibrary.org/obo/CL_0000576IHECRE00000897.1Systemic Lupus Erythematosushttps://ncim.nci.nih.gov/ncimbrowser/ConceptReport.jsp?dictionary=NCI Metathesaurus&amp;code=C0024141EMC_McGillPrimary Cell</text:p>
            <text:p>http://purl.obolibrary.org/obo/CL_0000492IHECRE00000656.1Systemic Lupus Erythematosushttps://ncim.nci.nih.gov/ncimbrowser/ConceptReport.jsp?dictionary=NCI Metathesaurus&amp;code=C0024141EMC_McGillPrimary Cell</text:p>
            <text:p>http://purl.obolibrary.org/obo/CL_0000576IHECRE00000680.1Systemic Lupus Erythematosushttps://ncim.nci.nih.gov/ncimbrowser/ConceptReport.jsp?dictionary=NCI Metathesaurus&amp;code=C0024141EMC_McGillPrimary Cell</text:p>
            <text:p>http://purl.obolibrary.org/obo/CL_0000084Systemic Lupus Erythematosushttps://ncim.nci.nih.gov/ncimbrowser/ConceptReport.jsp?dictionary=NCI Metathesaurus&amp;code=C0024141EMC_McGillPrimary Cell</text:p>
            <text:p>http://purl.obolibrary.org/obo/CL_0000576IHECRE00000739.1Systemic Lupus Erythematosushttps://ncim.nci.nih.gov/ncimbrowser/ConceptReport.jsp?dictionary=NCI Metathesaurus&amp;code=C0024141EMC_McGillPrimary Cell</text:p>
            <text:p>http://purl.obolibrary.org/obo/CL_0000492IHECRE00000793.1Systemic Lupus Erythematosushttps://ncim.nci.nih.gov/ncimbrowser/ConceptReport.jsp?dictionary=NCI Metathesaurus&amp;code=C0024141EMC_McGillPrimary Cell</text:p>
            <text:p>http://purl.obolibrary.org/obo/CL_0000236IHECRE00000822.1Systemic Lupus Erythematosushttps://ncim.nci.nih.gov/ncimbrowser/ConceptReport.jsp?dictionary=NCI Metathesaurus&amp;code=C0024141EMC_McGillPrimary Cell</text:p>
            <text:p>http://purl.obolibrary.org/obo/CL_0000576IHECRE00000771.1Systemic Lupus Erythematosushttps://ncim.nci.nih.gov/ncimbrowser/ConceptReport.jsp?dictionary=NCI Metathesaurus&amp;code=C0024141EMC_McGillPrimary Cell</text:p>
            <text:p>http://purl.obolibrary.org/obo/CL_0000236IHECRE00000894.1Systemic Lupus Erythematosushttps://ncim.nci.nih.gov/ncimbrowser/ConceptReport.jsp?dictionary=NCI Metathesaurus&amp;code=C0024141EMC_McGillPrimary Cell</text:p>
            <text:p>http://purl.obolibrary.org/obo/CL_0000576IHECRE00000852.1Systemic Lupus Erythematosushttps://ncim.nci.nih.gov/ncimbrowser/ConceptReport.jsp?dictionary=NCI Metathesaurus&amp;code=C0024141EMC_McGillPrimary Cell</text:p>
            <text:p>http://purl.obolibrary.org/obo/CL_0000492IHECRE00000895.1Systemic Lupus Erythematosushttps://ncim.nci.nih.gov/ncimbrowser/ConceptReport.jsp?dictionary=NCI Metathesaurus&amp;code=C0024141EMC_McGillPrimary Cell</text:p>
            <text:p>http://purl.obolibrary.org/obo/CL_0000236IHECRE00000815.1Systemic Lupus Erythematosushttps://ncim.nci.nih.gov/ncimbrowser/ConceptReport.jsp?dictionary=NCI Metathesaurus&amp;code=C0024141EMC_McGillPrimary Cell</text:p>
            <text:p>http://purl.obolibrary.org/obo/CL_0000576IHECRE00000768.1Systemic Lupus Erythematosushttps://ncim.nci.nih.gov/ncimbrowser/ConceptReport.jsp?dictionary=NCI Metathesaurus&amp;code=C0024141EMC_McGillPrimary Cell</text:p>
            <text:p>http://purl.obolibrary.org/obo/CL_0000492IHECRE00000818.1Systemic Lupus Erythematosushttps://ncim.nci.nih.gov/ncimbrowser/ConceptReport.jsp?dictionary=NCI Metathesaurus&amp;code=C0024141EMC_McGillPrimary Cell</text:p>
            <text:p>http://purl.obolibrary.org/obo/CL_0000236IHECRE00000861.1Myositishttps://ncim.nci.nih.gov/ncimbrowser/ConceptReport.jsp?dictionary=NCI Metathesaurus&amp;code=C0027121EMC_McGillPrimary Cell</text:p>
            <text:p>http://purl.obolibrary.org/obo/CL_0000576Myositishttps://ncim.nci.nih.gov/ncimbrowser/ConceptReport.jsp?dictionary=NCI Metathesaurus&amp;code=C0027121EMC_McGillPrimary Cell</text:p>
            <text:p>http://purl.obolibrary.org/obo/CL_0000084Myositishttps://ncim.nci.nih.gov/ncimbrowser/ConceptReport.jsp?dictionary=NCI Metathesaurus&amp;code=C0027121EMC_McGillPrimary Cell</text:p>
            <text:p>http://purl.obolibrary.org/obo/CL_0000236IHECRE00000777.1Myositishttps://ncim.nci.nih.gov/ncimbrowser/ConceptReport.jsp?dictionary=NCI Metathesaurus&amp;code=C0027121EMC_McGillPrimary Cell</text:p>
            <text:p>http://purl.obolibrary.org/obo/CL_0000576IHECRE00000827.1Myositishttps://ncim.nci.nih.gov/ncimbrowser/ConceptReport.jsp?dictionary=NCI Metathesaurus&amp;code=C0027121EMC_McGillPrimary Cell</text:p>
            <text:p>http://purl.obolibrary.org/obo/CL_0000492IHECRE00000764.1Myositishttps://ncim.nci.nih.gov/ncimbrowser/ConceptReport.jsp?dictionary=NCI Metathesaurus&amp;code=C0027121EMC_McGillPrimary Cell</text:p>
            <text:p>http://purl.obolibrary.org/obo/CL_0000236IHECRE00000695.1Myositishttps://ncim.nci.nih.gov/ncimbrowser/ConceptReport.jsp?dictionary=NCI Metathesaurus&amp;code=C0027121EMC_McGillPrimary Cell</text:p>
            <text:p>http://purl.obolibrary.org/obo/CL_0000576IHECRE00000742.1Myositishttps://ncim.nci.nih.gov/ncimbrowser/ConceptReport.jsp?dictionary=NCI Metathesaurus&amp;code=C0027121EMC_McGillPrimary Cell</text:p>
            <text:p>http://purl.obolibrary.org/obo/CL_0000492IHECRE00000796.1Myositishttps://ncim.nci.nih.gov/ncimbrowser/ConceptReport.jsp?dictionary=NCI Metathesaurus&amp;code=C0027121EMC_McGillPrimary Cell</text:p>
            <text:p>http://purl.obolibrary.org/obo/CL_0000236IHECRE00000836.1Myositishttps://ncim.nci.nih.gov/ncimbrowser/ConceptReport.jsp?dictionary=NCI Metathesaurus&amp;code=C0027121EMC_McGillPrimary Cell</text:p>
            <text:p>http://purl.obolibrary.org/obo/CL_0000576Myositishttps://ncim.nci.nih.gov/ncimbrowser/ConceptReport.jsp?dictionary=NCI Metathesaurus&amp;code=C0027121EMC_McGillPrimary Cell</text:p>
            <text:p>http://purl.obolibrary.org/obo/CL_0000492IHECRE00000824.1Myositishttps://ncim.nci.nih.gov/ncimbrowser/ConceptReport.jsp?dictionary=NCI Metathesaurus&amp;code=C0027121EMC_McGillPrimary Cell</text:p>
            <text:p>http://purl.obolibrary.org/obo/CL_0000236IHECRE00000748.1Rheumatoid Arthritishttps://ncim.nci.nih.gov/ncimbrowser/ConceptReport.jsp?dictionary=NCI Metathesaurus&amp;code=C0003873EMC_McGillPrimary Cell</text:p>
            <text:p>http://purl.obolibrary.org/obo/CL_0000576IHECRE00000703.1Rheumatoid Arthritishttps://ncim.nci.nih.gov/ncimbrowser/ConceptReport.jsp?dictionary=NCI Metathesaurus&amp;code=C0003873EMC_McGillPrimary Cell</text:p>
            <text:p>http://purl.obolibrary.org/obo/CL_0000492IHECRE00000751.1Rheumatoid Arthritishttps://ncim.nci.nih.gov/ncimbrowser/ConceptReport.jsp?dictionary=NCI Metathesaurus&amp;code=C0003873EMC_McGillPrimary Cell</text:p>
            <text:p>http://purl.obolibrary.org/obo/CL_0000576IHECRE00000649.1Sclerodermahttps://ncim.nci.nih.gov/ncimbrowser/ConceptReport.jsp?dictionary=NCI Metathesaurus&amp;code=C0011644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576IHECRE00000849.1Sclerodermahttps://ncim.nci.nih.gov/ncimbrowser/ConceptReport.jsp?dictionary=NCI Metathesaurus&amp;code=C0011644EMC_McGillPrimary Cell</text:p>
            <text:p>http://purl.obolibrary.org/obo/CL_0000576IHECRE00000845.1Sclerodermahttps://ncim.nci.nih.gov/ncimbrowser/ConceptReport.jsp?dictionary=NCI Metathesaurus&amp;code=C0011644EMC_McGillPrimary Cell</text:p>
            <text:p>http://purl.obolibrary.org/obo/CL_0000576IHECRE00000881.1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492IHECRE00000865.1Sclerodermahttps://ncim.nci.nih.gov/ncimbrowser/ConceptReport.jsp?dictionary=NCI Metathesaurus&amp;code=C0011644EMC_McGillPrimary Cell</text:p>
            <text:p>http://purl.obolibrary.org/obo/CL_0000492IHECRE00000702.1Sclerodermahttps://ncim.nci.nih.gov/ncimbrowser/ConceptReport.jsp?dictionary=NCI Metathesaurus&amp;code=C0011644EMC_McGillPrimary Cell</text:p>
            <text:p>http://purl.obolibrary.org/obo/CL_0000236IHECRE00000730.1Rheumatoid Arthritishttps://ncim.nci.nih.gov/ncimbrowser/ConceptReport.jsp?dictionary=NCI Metathesaurus&amp;code=C0003873EMC_McGillPrimary Cell</text:p>
            <text:p>http://purl.obolibrary.org/obo/CL_0000576IHECRE00000700.1Rheumatoid Arthritishttps://ncim.nci.nih.gov/ncimbrowser/ConceptReport.jsp?dictionary=NCI Metathesaurus&amp;code=C0003873EMC_McGillPrimary Cell</text:p>
            <text:p>http://purl.obolibrary.org/obo/CL_0000576IHECRE00000744.1Rheumatoid Arthritishttps://ncim.nci.nih.gov/ncimbrowser/ConceptReport.jsp?dictionary=NCI Metathesaurus&amp;code=C0003873EMC_McGillPrimary Cell</text:p>
            <text:p>http://purl.obolibrary.org/obo/CL_0000492IHECRE00000802.1Rheumatoid Arthritishttps://ncim.nci.nih.gov/ncimbrowser/ConceptReport.jsp?dictionary=NCI Metathesaurus&amp;code=C0003873EMC_McGillPrimary Cell</text:p>
            <text:p>http://purl.obolibrary.org/obo/CL_0000492IHECRE00000746.1Rheumatoid Arthritishttps://ncim.nci.nih.gov/ncimbrowser/ConceptReport.jsp?dictionary=NCI Metathesaurus&amp;code=C0003873EMC_McGillPrimary Cell</text:p>
            <text:p>http://purl.obolibrary.org/obo/CL_0000236IHECRE00000888.1Rheumatoid Arthritishttps://ncim.nci.nih.gov/ncimbrowser/ConceptReport.jsp?dictionary=NCI Metathesaurus&amp;code=C0003873EMC_McGillPrimary Cell</text:p>
            <text:p>http://purl.obolibrary.org/obo/CL_0000576IHECRE00000647.1Rheumatoid Arthritishttps://ncim.nci.nih.gov/ncimbrowser/ConceptReport.jsp?dictionary=NCI Metathesaurus&amp;code=C0003873EMC_McGillPrimary Cell</text:p>
            <text:p>http://purl.obolibrary.org/obo/CL_0000492IHECRE00000890.1Rheumatoid Arthritishttps://ncim.nci.nih.gov/ncimbrowser/ConceptReport.jsp?dictionary=NCI Metathesaurus&amp;code=C0003873EMC_McGillPrimary Cell</text:p>
            <text:p>http://purl.obolibrary.org/obo/CL_0000236IHECRE00000731.1Rheumatoid Arthritishttps://ncim.nci.nih.gov/ncimbrowser/ConceptReport.jsp?dictionary=NCI Metathesaurus&amp;code=C0003873EMC_McGillPrimary Cell</text:p>
            <text:p>http://purl.obolibrary.org/obo/CL_0000576IHECRE00000759.1Rheumatoid Arthritishttps://ncim.nci.nih.gov/ncimbrowser/ConceptReport.jsp?dictionary=NCI Metathesaurus&amp;code=C0003873EMC_McGillPrimary Cell</text:p>
            <text:p>http://purl.obolibrary.org/obo/CL_0000576IHECRE00000830.1Rheumatoid Arthritishttps://ncim.nci.nih.gov/ncimbrowser/ConceptReport.jsp?dictionary=NCI Metathesaurus&amp;code=C0003873EMC_McGillPrimary Cell</text:p>
            <text:p>http://purl.obolibrary.org/obo/CL_0000492IHECRE00000766.1Rheumatoid Arthritishttps://ncim.nci.nih.gov/ncimbrowser/ConceptReport.jsp?dictionary=NCI Metathesaurus&amp;code=C0003873EMC_McGillPrimary Cell</text:p>
            <text:p>http://purl.obolibrary.org/obo/CL_0000492IHECRE00000835.1Rheumatoid Arthritishttps://ncim.nci.nih.gov/ncimbrowser/ConceptReport.jsp?dictionary=NCI Metathesaurus&amp;code=C0003873EMC_McGillPrimary Cell</text:p>
            <text:p>http://purl.obolibrary.org/obo/CL_0000576IHECRE00000779.1Rheumatoid Arthritishttps://ncim.nci.nih.gov/ncimbrowser/ConceptReport.jsp?dictionary=NCI Metathesaurus&amp;code=C0003873EMC_McGillPrimary Cell</text:p>
            <text:p>http://purl.obolibrary.org/obo/CL_0000492IHECRE00000846.1Rheumatoid Arthritishttps://ncim.nci.nih.gov/ncimbrowser/ConceptReport.jsp?dictionary=NCI Metathesaurus&amp;code=C0003873EMC_McGillPrimary Cell</text:p>
            <text:p>http://purl.obolibrary.org/obo/CL_0000492IHECRE00000797.1Rheumatoid Arthritishttps://ncim.nci.nih.gov/ncimbrowser/ConceptReport.jsp?dictionary=NCI Metathesaurus&amp;code=C0003873EMC_McGillPrimary Cell</text:p>
            <text:p>http://purl.obolibrary.org/obo/CL_0000576Sclerodermahttps://ncim.nci.nih.gov/ncimbrowser/ConceptReport.jsp?dictionary=NCI Metathesaurus&amp;code=C0011644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492Healthyhttps://ncim.nci.nih.gov/ncimbrowser/ConceptReport.jsp?dictionary=NCI Metathesaurus&amp;code=C3898900EMC_McGillPrimary Cell</text:p>
            <text:p>http://purl.obolibrary.org/obo/CL_0000236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236Rheumatoid Arthritishttps://ncim.nci.nih.gov/ncimbrowser/ConceptReport.jsp?dictionary=NCI Metathesaurus&amp;code=C0003873EMC_McGillPrimary Cell</text:p>
            <text:p>http://purl.obolibrary.org/obo/CL_0000576Rheumatoid Arthritishttps://ncim.nci.nih.gov/ncimbrowser/ConceptReport.jsp?dictionary=NCI Metathesaurus&amp;code=C0003873EMC_McGillPrimary Cell</text:p>
            <text:p>http://purl.obolibrary.org/obo/CL_0000084Rheumatoid Arthritishttps://ncim.nci.nih.gov/ncimbrowser/ConceptReport.jsp?dictionary=NCI Metathesaurus&amp;code=C0003873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084Sclerodermahttps://ncim.nci.nih.gov/ncimbrowser/ConceptReport.jsp?dictionary=NCI Metathesaurus&amp;code=C0011644EMC_McGillPrimary Cell</text:p>
            <text:p>http://purl.obolibrary.org/obo/CL_0000576Rheumatoid Arthritishttps://ncim.nci.nih.gov/ncimbrowser/ConceptReport.jsp?dictionary=NCI Metathesaurus&amp;code=C0003873EMC_McGillPrimary Cell</text:p>
            <text:p>http://purl.obolibrary.org/obo/CL_0000576IHECRE00000887.1Healthyhttps://ncim.nci.nih.gov/ncimbrowser/ConceptReport.jsp?dictionary=NCI Metathesaurus&amp;code=C3898900EMC_McGillPrimary Cell</text:p>
            <text:p>http://purl.obolibrary.org/obo/CL_0000576IHECRE00000828.1Healthyhttps://ncim.nci.nih.gov/ncimbrowser/ConceptReport.jsp?dictionary=NCI Metathesaurus&amp;code=C3898900EMC_McGillPrimary Cell</text:p>
            <text:p>http://purl.obolibrary.org/obo/CL_0000492IHECRE00000810.1Healthyhttps://ncim.nci.nih.gov/ncimbrowser/ConceptReport.jsp?dictionary=NCI Metathesaurus&amp;code=C3898900EMC_McGillPrimary Cell</text:p>
            <text:p>http://purl.obolibrary.org/obo/CL_0000492IHECRE00000743.1Healthyhttps://ncim.nci.nih.gov/ncimbrowser/ConceptReport.jsp?dictionary=NCI Metathesaurus&amp;code=C3898900EMC_McGillPrimary Cell</text:p>
            <text:p>http://purl.obolibrary.org/obo/CL_0000492IHECRE00000886.1Healthyhttps://ncim.nci.nih.gov/ncimbrowser/ConceptReport.jsp?dictionary=NCI Metathesaurus&amp;code=C3898900EMC_McGillPrimary Cell</text:p>
            <text:p>http://purl.obolibrary.org/obo/CL_0000492IHECRE00000728.1Healthyhttps://ncim.nci.nih.gov/ncimbrowser/ConceptReport.jsp?dictionary=NCI Metathesaurus&amp;code=C3898900EMC_McGillPrimary Cell</text:p>
            <text:p>http://purl.obolibrary.org/obo/CL_0000492IHECRE00000666.1Healthyhttps://ncim.nci.nih.gov/ncimbrowser/ConceptReport.jsp?dictionary=NCI Metathesaurus&amp;code=C3898900EMC_McGillPrimary Cell</text:p>
            <text:p>http://purl.obolibrary.org/obo/CL_0000492IHECRE00000808.1Healthyhttps://ncim.nci.nih.gov/ncimbrowser/ConceptReport.jsp?dictionary=NCI Metathesaurus&amp;code=C3898900EMC_McGillPrimary Cell</text:p>
            <text:p>http://purl.obolibrary.org/obo/CL_0000492IHECRE00000867.1Healthyhttps://ncim.nci.nih.gov/ncimbrowser/ConceptReport.jsp?dictionary=NCI Metathesaurus&amp;code=C3898900EMC_McGillPrimary Cell</text:p>
            <text:p>http://purl.obolibrary.org/obo/CL_0000492IHECRE00000704.1Healthyhttps://ncim.nci.nih.gov/ncimbrowser/ConceptReport.jsp?dictionary=NCI Metathesaurus&amp;code=C3898900EMC_McGillPrimary Cell</text:p>
            <text:p>http://purl.obolibrary.org/obo/CL_0000492IHECRE00000738.1Healthyhttps://ncim.nci.nih.gov/ncimbrowser/ConceptReport.jsp?dictionary=NCI Metathesaurus&amp;code=C3898900EMC_McGillPrimary Cell</text:p>
            <text:p>http://purl.obolibrary.org/obo/CL_0000492IHECRE00000675.1Healthyhttps://ncim.nci.nih.gov/ncimbrowser/ConceptReport.jsp?dictionary=NCI Metathesaurus&amp;code=C3898900EMC_McGillPrimary Cell</text:p>
            <text:p>http://purl.obolibrary.org/obo/CL_0000492IHECRE00000821.1Healthyhttps://ncim.nci.nih.gov/ncimbrowser/ConceptReport.jsp?dictionary=NCI Metathesaurus&amp;code=C3898900EMC_McGillPrimary Cell</text:p>
            <text:p>http://purl.obolibrary.org/obo/CL_0000492IHECRE00000663.1Healthyhttps://ncim.nci.nih.gov/ncimbrowser/ConceptReport.jsp?dictionary=NCI Metathesaurus&amp;code=C3898900EMC_McGillPrimary Cell</text:p>
            <text:p>http://purl.obolibrary.org/obo/CL_0000492IHECRE00000891.1Healthyhttps://ncim.nci.nih.gov/ncimbrowser/ConceptReport.jsp?dictionary=NCI Metathesaurus&amp;code=C3898900EMC_McGillPrimary Cell</text:p>
            <text:p>http://purl.obolibrary.org/obo/CL_0000492IHECRE00000734.1Healthyhttps://ncim.nci.nih.gov/ncimbrowser/ConceptReport.jsp?dictionary=NCI Metathesaurus&amp;code=C3898900EMC_McGillPrimary Cell</text:p>
            <text:p>http://purl.obolibrary.org/obo/CL_0000492IHECRE00000800.1Healthyhttps://ncim.nci.nih.gov/ncimbrowser/ConceptReport.jsp?dictionary=NCI Metathesaurus&amp;code=C3898900EMC_McGillPrimary Cell</text:p>
            <text:p>http://purl.obolibrary.org/obo/CL_0000576IHECRE00000858.1Healthyhttps://ncim.nci.nih.gov/ncimbrowser/ConceptReport.jsp?dictionary=NCI Metathesaurus&amp;code=C3898900EMC_McGillPrimary Cell</text:p>
            <text:p>http://purl.obolibrary.org/obo/CL_0000576IHECRE00000920.1Healthyhttps://ncim.nci.nih.gov/ncimbrowser/ConceptReport.jsp?dictionary=NCI Metathesaurus&amp;code=C3898900EMC_McGillPrimary Cell</text:p>
            <text:p>http://purl.obolibrary.org/obo/CL_0000492IHECRE00000677.1Healthyhttps://ncim.nci.nih.gov/ncimbrowser/ConceptReport.jsp?dictionary=NCI Metathesaurus&amp;code=C3898900EMC_McGillPrimary Cell</text:p>
            <text:p>http://purl.obolibrary.org/obo/CL_0000236IHECRE00000707.1Healthyhttps://ncim.nci.nih.gov/ncimbrowser/ConceptReport.jsp?dictionary=NCI Metathesaurus&amp;code=C3898900EMC_McGillPrimary Cell</text:p>
            <text:p>http://purl.obolibrary.org/obo/CL_0000576IHECRE00000756.1Healthyhttps://ncim.nci.nih.gov/ncimbrowser/ConceptReport.jsp?dictionary=NCI Metathesaurus&amp;code=C3898900EMC_McGillPrimary Cell</text:p>
            <text:p>http://purl.obolibrary.org/obo/CL_0000084IHECRE00000803.1Healthyhttps://ncim.nci.nih.gov/ncimbrowser/ConceptReport.jsp?dictionary=NCI Metathesaurus&amp;code=C3898900EMC_McGillPrimary Cell</text:p>
            <text:p>http://purl.obolibrary.org/obo/CL_0000576IHECRE00000856.1Healthyhttps://ncim.nci.nih.gov/ncimbrowser/ConceptReport.jsp?dictionary=NCI Metathesaurus&amp;code=C3898900EMC_McGillPrimary Cell</text:p>
            <text:p>http://purl.obolibrary.org/obo/CL_0000576IHECRE00000817.1Healthyhttps://ncim.nci.nih.gov/ncimbrowser/ConceptReport.jsp?dictionary=NCI Metathesaurus&amp;code=C3898900EMC_McGillPrimary Cell</text:p>
            <text:p>http://purl.obolibrary.org/obo/CL_0000576IHECRE00000789.1Healthyhttps://ncim.nci.nih.gov/ncimbrowser/ConceptReport.jsp?dictionary=NCI Metathesaurus&amp;code=C3898900EMC_McGillPrimary Cell</text:p>
            <text:p>http://purl.obolibrary.org/obo/CL_0000576IHECRE00000898.1Healthyhttps://ncim.nci.nih.gov/ncimbrowser/ConceptReport.jsp?dictionary=NCI Metathesaurus&amp;code=C3898900EMC_McGillPrimary Cell</text:p>
            <text:p>http://purl.obolibrary.org/obo/CL_0000492IHECRE00000658.1Healthyhttps://ncim.nci.nih.gov/ncimbrowser/ConceptReport.jsp?dictionary=NCI Metathesaurus&amp;code=C3898900EMC_McGillPrimary Cell</text:p>
            <text:p>http://purl.obolibrary.org/obo/CL_0000576IHECRE00000923.1Healthyhttps://ncim.nci.nih.gov/ncimbrowser/ConceptReport.jsp?dictionary=NCI Metathesaurus&amp;code=C3898900EMC_McGillPrimary Cell</text:p>
            <text:p>http://purl.obolibrary.org/obo/CL_0000576IHECRE00000826.1Healthyhttps://ncim.nci.nih.gov/ncimbrowser/ConceptReport.jsp?dictionary=NCI Metathesaurus&amp;code=C3898900EMC_McGillPrimary Cell</text:p>
            <text:p>http://purl.obolibrary.org/obo/CL_0000492IHECRE00000855.1Healthyhttps://ncim.nci.nih.gov/ncimbrowser/ConceptReport.jsp?dictionary=NCI Metathesaurus&amp;code=C3898900EMC_McGillPrimary Cell</text:p>
            <text:p>http://purl.obolibrary.org/obo/CL_0000576IHECRE00000918.1Healthyhttps://ncim.nci.nih.gov/ncimbrowser/ConceptReport.jsp?dictionary=NCI Metathesaurus&amp;code=C3898900EMC_McGillPrimary Cell</text:p>
            <text:p>http://purl.obolibrary.org/obo/CL_0000576IHECRE00000752.1Healthyhttps://ncim.nci.nih.gov/ncimbrowser/ConceptReport.jsp?dictionary=NCI Metathesaurus&amp;code=C3898900EMC_McGillPrimary Cell</text:p>
            <text:p>http://purl.obolibrary.org/obo/CL_0000576IHECRE00000650.1Healthyhttps://ncim.nci.nih.gov/ncimbrowser/ConceptReport.jsp?dictionary=NCI Metathesaurus&amp;code=C3898900EMC_McGillPrimary Cell</text:p>
            <text:p>http://purl.obolibrary.org/obo/CL_0000492IHECRE00000729.1Healthyhttps://ncim.nci.nih.gov/ncimbrowser/ConceptReport.jsp?dictionary=NCI Metathesaurus&amp;code=C3898900EMC_McGillPrimary Cell</text:p>
            <text:p>http://purl.obolibrary.org/obo/CL_0000576IHECRE00000869.1Healthyhttps://ncim.nci.nih.gov/ncimbrowser/ConceptReport.jsp?dictionary=NCI Metathesaurus&amp;code=C3898900EMC_McGillPrimary Cell</text:p>
            <text:p>http://purl.obolibrary.org/obo/CL_0000576IHECRE00000696.1Healthyhttps://ncim.nci.nih.gov/ncimbrowser/ConceptReport.jsp?dictionary=NCI Metathesaurus&amp;code=C3898900EMC_McGillPrimary Cell</text:p>
            <text:p>http://purl.obolibrary.org/obo/CL_0000576IHECRE00000706.1Healthyhttps://ncim.nci.nih.gov/ncimbrowser/ConceptReport.jsp?dictionary=NCI Metathesaurus&amp;code=C3898900EMC_McGillPrimary Cell</text:p>
            <text:p>http://purl.obolibrary.org/obo/CL_0000576IHECRE00000718.1Healthyhttps://ncim.nci.nih.gov/ncimbrowser/ConceptReport.jsp?dictionary=NCI Metathesaurus&amp;code=C3898900EMC_McGillPrimary Cell</text:p>
            <text:p>http://purl.obolibrary.org/obo/CL_0000492IHECRE00000716.1Healthyhttps://ncim.nci.nih.gov/ncimbrowser/ConceptReport.jsp?dictionary=NCI Metathesaurus&amp;code=C3898900EMC_McGillPrimary Cell</text:p>
            <text:p>http://purl.obolibrary.org/obo/CL_0000576IHECRE00000774.1Healthyhttps://ncim.nci.nih.gov/ncimbrowser/ConceptReport.jsp?dictionary=NCI Metathesaurus&amp;code=C3898900EMC_McGillPrimary Cell</text:p>
            <text:p>http://purl.obolibrary.org/obo/CL_0000576IHECRE00000851.1Healthyhttps://ncim.nci.nih.gov/ncimbrowser/ConceptReport.jsp?dictionary=NCI Metathesaurus&amp;code=C3898900EMC_McGillPrimary Cell</text:p>
            <text:p>http://purl.obolibrary.org/obo/CL_0000576IHECRE00000788.1Healthyhttps://ncim.nci.nih.gov/ncimbrowser/ConceptReport.jsp?dictionary=NCI Metathesaurus&amp;code=C3898900EMC_McGillPrimary Cell</text:p>
            <text:p>http://purl.obolibrary.org/obo/CL_0000576IHECRE00000912.1Healthyhttps://ncim.nci.nih.gov/ncimbrowser/ConceptReport.jsp?dictionary=NCI Metathesaurus&amp;code=C3898900EMC_McGillPrimary Cell</text:p>
            <text:p>http://purl.obolibrary.org/obo/CL_0000576IHECRE00000747.1Healthyhttps://ncim.nci.nih.gov/ncimbrowser/ConceptReport.jsp?dictionary=NCI Metathesaurus&amp;code=C3898900EMC_McGillPrimary Cell</text:p>
            <text:p>http://purl.obolibrary.org/obo/CL_0000236IHECRE00000841.1Healthyhttps://ncim.nci.nih.gov/ncimbrowser/ConceptReport.jsp?dictionary=NCI Metathesaurus&amp;code=C3898900EMC_McGillPrimary Cell</text:p>
            <text:p>http://purl.obolibrary.org/obo/CL_0000084IHECRE00000782.1Healthyhttps://ncim.nci.nih.gov/ncimbrowser/ConceptReport.jsp?dictionary=NCI Metathesaurus&amp;code=C3898900EMC_McGillPrimary Cell</text:p>
            <text:p>http://purl.obolibrary.org/obo/CL_0000236IHECRE00000726.1Healthyhttps://ncim.nci.nih.gov/ncimbrowser/ConceptReport.jsp?dictionary=NCI Metathesaurus&amp;code=C3898900EMC_McGillPrimary Cell</text:p>
            <text:p>http://purl.obolibrary.org/obo/CL_0000576IHECRE00000727.1Healthyhttps://ncim.nci.nih.gov/ncimbrowser/ConceptReport.jsp?dictionary=NCI Metathesaurus&amp;code=C3898900EMC_McGillPrimary Cell</text:p>
            <text:p>http://purl.obolibrary.org/obo/CL_0000576IHECRE00000772.1Healthyhttps://ncim.nci.nih.gov/ncimbrowser/ConceptReport.jsp?dictionary=NCI Metathesaurus&amp;code=C3898900EMC_McGillPrimary Cell</text:p>
            <text:p>http://purl.obolibrary.org/obo/CL_0000084IHECRE00000823.1Healthyhttps://ncim.nci.nih.gov/ncimbrowser/ConceptReport.jsp?dictionary=NCI Metathesaurus&amp;code=C3898900EMC_McGillPrimary Cell</text:p>
            <text:p>http://purl.obolibrary.org/obo/CL_0000084IHECRE00000773.1Healthyhttps://ncim.nci.nih.gov/ncimbrowser/ConceptReport.jsp?dictionary=NCI Metathesaurus&amp;code=C3898900EMC_McGillPrimary Cell</text:p>
            <text:p>http://purl.obolibrary.org/obo/CL_0000236Healthyhttps://ncim.nci.nih.gov/ncimbrowser/ConceptReport.jsp?dictionary=NCI Metathesaurus&amp;code=C3898900EMC_McGillPrimary Cell</text:p>
            <text:p>http://purl.obolibrary.org/obo/CL_0000576IHECRE00000683.1Healthyhttps://ncim.nci.nih.gov/ncimbrowser/ConceptReport.jsp?dictionary=NCI Metathesaurus&amp;code=C3898900EMC_McGillPrimary Cell</text:p>
            <text:p>http://purl.obolibrary.org/obo/CL_0000084IHECRE00000770.1Healthyhttps://ncim.nci.nih.gov/ncimbrowser/ConceptReport.jsp?dictionary=NCI Metathesaurus&amp;code=C3898900EMC_McGillPrimary Cell</text:p>
            <text:p>http://purl.obolibrary.org/obo/CL_0000084IHECRE00000725.1Healthyhttps://ncim.nci.nih.gov/ncimbrowser/ConceptReport.jsp?dictionary=NCI Metathesaurus&amp;code=C3898900EMC_McGillPrimary Cell</text:p>
            <text:p>http://purl.obolibrary.org/obo/CL_0000236IHECRE00000776.1Healthyhttps://ncim.nci.nih.gov/ncimbrowser/ConceptReport.jsp?dictionary=NCI Metathesaurus&amp;code=C3898900EMC_McGillPrimary Cell</text:p>
            <text:p>http://purl.obolibrary.org/obo/CL_0000576IHECRE00000813.1Healthyhttps://ncim.nci.nih.gov/ncimbrowser/ConceptReport.jsp?dictionary=NCI Metathesaurus&amp;code=C3898900EMC_McGillPrimary Cell</text:p>
            <text:p>http://purl.obolibrary.org/obo/CL_0000084IHECRE00000871.1Healthyhttps://ncim.nci.nih.gov/ncimbrowser/ConceptReport.jsp?dictionary=NCI Metathesaurus&amp;code=C3898900EMC_McGillPrimary Cell</text:p>
            <text:p>http://purl.obolibrary.org/obo/CL_0000236IHECRE00000694.1Healthyhttps://ncim.nci.nih.gov/ncimbrowser/ConceptReport.jsp?dictionary=NCI Metathesaurus&amp;code=C3898900EMC_McGillPrimary Cell</text:p>
            <text:p>http://purl.obolibrary.org/obo/CL_0000576IHECRE00000741.1Healthyhttps://ncim.nci.nih.gov/ncimbrowser/ConceptReport.jsp?dictionary=NCI Metathesaurus&amp;code=C3898900EMC_McGillPrimary Cell</text:p>
            <text:p>http://purl.obolibrary.org/obo/CL_0000576IHECRE00000794.1Healthyhttps://ncim.nci.nih.gov/ncimbrowser/ConceptReport.jsp?dictionary=NCI Metathesaurus&amp;code=C3898900EMC_McGillPrimary Cell</text:p>
            <text:p>http://purl.obolibrary.org/obo/CL_0000084IHECRE00000795.1Healthyhttps://ncim.nci.nih.gov/ncimbrowser/ConceptReport.jsp?dictionary=NCI Metathesaurus&amp;code=C3898900EMC_McGillPrimary Cell</text:p>
            <text:p>http://purl.obolibrary.org/obo/CL_0000084IHECRE00000844.1Healthyhttps://ncim.nci.nih.gov/ncimbrowser/ConceptReport.jsp?dictionary=NCI Metathesaurus&amp;code=C3898900EMC_McGillPrimary Cell</text:p>
            <text:p>http://purl.obolibrary.org/obo/CL_0000236IHECRE00000693.1Healthyhttps://ncim.nci.nih.gov/ncimbrowser/ConceptReport.jsp?dictionary=NCI Metathesaurus&amp;code=C3898900EMC_McGillPrimary Cell</text:p>
            <text:p>http://purl.obolibrary.org/obo/CL_0000576IHECRE00000737.1Healthyhttps://ncim.nci.nih.gov/ncimbrowser/ConceptReport.jsp?dictionary=NCI Metathesaurus&amp;code=C3898900EMC_McGillPrimary Cell</text:p>
            <text:p>http://purl.obolibrary.org/obo/CL_0000576IHECRE00000790.1Healthyhttps://ncim.nci.nih.gov/ncimbrowser/ConceptReport.jsp?dictionary=NCI Metathesaurus&amp;code=C3898900EMC_McGillPrimary Cell</text:p>
            <text:p>http://purl.obolibrary.org/obo/CL_0000084IHECRE00000736.1Healthyhttps://ncim.nci.nih.gov/ncimbrowser/ConceptReport.jsp?dictionary=NCI Metathesaurus&amp;code=C3898900EMC_McGillPrimary Cell</text:p>
            <text:p>http://purl.obolibrary.org/obo/CL_0000236IHECRE00000669.1Healthyhttps://ncim.nci.nih.gov/ncimbrowser/ConceptReport.jsp?dictionary=NCI Metathesaurus&amp;code=C3898900EMC_McGillPrimary Cell</text:p>
            <text:p>http://purl.obolibrary.org/obo/CL_0000084Healthyhttps://ncim.nci.nih.gov/ncimbrowser/ConceptReport.jsp?dictionary=NCI Metathesaurus&amp;code=C3898900EMC_McGillPrimary Cell</text:p>
            <text:p>http://purl.obolibrary.org/obo/CL_0000236IHECRE00000645.1Healthyhttps://ncim.nci.nih.gov/ncimbrowser/ConceptReport.jsp?dictionary=NCI Metathesaurus&amp;code=C3898900EMC_McGillPrimary Cell</text:p>
            <text:p>http://purl.obolibrary.org/obo/CL_0000236IHECRE00000681.1Healthyhttps://ncim.nci.nih.gov/ncimbrowser/ConceptReport.jsp?dictionary=NCI Metathesaurus&amp;code=C3898900EMC_McGillPrimary Cell</text:p>
            <text:p>http://purl.obolibrary.org/obo/CL_0000576IHECRE00000641.1Healthyhttps://ncim.nci.nih.gov/ncimbrowser/ConceptReport.jsp?dictionary=NCI Metathesaurus&amp;code=C3898900EMC_McGillPrimary Cell</text:p>
            <text:p>http://purl.obolibrary.org/obo/CL_0000084IHECRE00000682.1Healthyhttps://ncim.nci.nih.gov/ncimbrowser/ConceptReport.jsp?dictionary=NCI Metathesaurus&amp;code=C3898900EMC_McGillPrimary Cell</text:p>
            <text:p>http://purl.obolibrary.org/obo/CL_0000084IHECRE00000723.1Healthyhttps://ncim.nci.nih.gov/ncimbrowser/ConceptReport.jsp?dictionary=NCI Metathesaurus&amp;code=C3898900EMC_McGillPrimary Cell</text:p>
            <text:p>http://purl.obolibrary.org/obo/CL_0000236IHECRE00000778.1Healthyhttps://ncim.nci.nih.gov/ncimbrowser/ConceptReport.jsp?dictionary=NCI Metathesaurus&amp;code=C3898900EMC_McGillPrimary Cell</text:p>
            <text:p>http://purl.obolibrary.org/obo/CL_0000236IHECRE00000820.1Healthyhttps://ncim.nci.nih.gov/ncimbrowser/ConceptReport.jsp?dictionary=NCI Metathesaurus&amp;code=C3898900EMC_McGillPrimary Cell</text:p>
            <text:p>http://purl.obolibrary.org/obo/CL_0000576IHECRE00000878.1Healthyhttps://ncim.nci.nih.gov/ncimbrowser/ConceptReport.jsp?dictionary=NCI Metathesaurus&amp;code=C3898900EMC_McGillPrimary Cell</text:p>
            <text:p>http://purl.obolibrary.org/obo/CL_0000084IHECRE00000829.1Healthyhttps://ncim.nci.nih.gov/ncimbrowser/ConceptReport.jsp?dictionary=NCI Metathesaurus&amp;code=C3898900EMC_McGillPrimary Cell</text:p>
            <text:p>http://purl.obolibrary.org/obo/CL_0000084IHECRE00000873.1Healthyhttps://ncim.nci.nih.gov/ncimbrowser/ConceptReport.jsp?dictionary=NCI Metathesaurus&amp;code=C3898900EMC_McGillPrimary Cell</text:p>
            <text:p>http://purl.obolibrary.org/obo/CL_0000236Healthyhttps://ncim.nci.nih.gov/ncimbrowser/ConceptReport.jsp?dictionary=NCI Metathesaurus&amp;code=C3898900EMC_McGillPrimary Cell</text:p>
            <text:p>http://purl.obolibrary.org/obo/CL_0000576IHECRE00000866.1Healthyhttps://ncim.nci.nih.gov/ncimbrowser/ConceptReport.jsp?dictionary=NCI Metathesaurus&amp;code=C3898900EMC_McGillPrimary Cell</text:p>
            <text:p>http://purl.obolibrary.org/obo/CL_0000084IHECRE00000868.1Healthyhttps://ncim.nci.nih.gov/ncimbrowser/ConceptReport.jsp?dictionary=NCI Metathesaurus&amp;code=C3898900EMC_McGillPrimary Cell</text:p>
            <text:p>http://purl.obolibrary.org/obo/CL_0000236IHECRE00000785.1Healthyhttps://ncim.nci.nih.gov/ncimbrowser/ConceptReport.jsp?dictionary=NCI Metathesaurus&amp;code=C3898900EMC_McGillPrimary Cell</text:p>
            <text:p>http://purl.obolibrary.org/obo/CL_0000236IHECRE00000732.1Healthyhttps://ncim.nci.nih.gov/ncimbrowser/ConceptReport.jsp?dictionary=NCI Metathesaurus&amp;code=C3898900EMC_McGillPrimary Cell</text:p>
            <text:p>http://purl.obolibrary.org/obo/CL_0000576IHECRE00000831.1Healthyhttps://ncim.nci.nih.gov/ncimbrowser/ConceptReport.jsp?dictionary=NCI Metathesaurus&amp;code=C3898900EMC_McGillPrimary Cell</text:p>
            <text:p>http://purl.obolibrary.org/obo/CL_0000576IHECRE00000783.1Healthyhttps://ncim.nci.nih.gov/ncimbrowser/ConceptReport.jsp?dictionary=NCI Metathesaurus&amp;code=C3898900EMC_McGillPrimary Cell</text:p>
            <text:p>http://purl.obolibrary.org/obo/CL_0000084IHECRE00000882.1Healthyhttps://ncim.nci.nih.gov/ncimbrowser/ConceptReport.jsp?dictionary=NCI Metathesaurus&amp;code=C3898900EMC_McGillPrimary Cell</text:p>
            <text:p>http://purl.obolibrary.org/obo/CL_0000084IHECRE00000913.1Healthyhttps://ncim.nci.nih.gov/ncimbrowser/ConceptReport.jsp?dictionary=NCI Metathesaurus&amp;code=C3898900EMC_McGillPrimary Cell</text:p>
            <text:p>http://purl.obolibrary.org/obo/CL_0000084IHECRE00000733.1Healthyhttps://ncim.nci.nih.gov/ncimbrowser/ConceptReport.jsp?dictionary=NCI Metathesaurus&amp;code=C3898900EMC_McGillPrimary Cell</text:p>
            <text:p>http://purl.obolibrary.org/obo/CL_0000236Healthyhttps://ncim.nci.nih.gov/ncimbrowser/ConceptReport.jsp?dictionary=NCI Metathesaurus&amp;code=C3898900EMC_McGillPrimary Cell</text:p>
            <text:p>http://purl.obolibrary.org/obo/CL_0000236Healthyhttps://ncim.nci.nih.gov/ncimbrowser/ConceptReport.jsp?dictionary=NCI Metathesaurus&amp;code=C3898900EMC_McGillPrimary Cell</text:p>
            <text:p>http://purl.obolibrary.org/obo/CL_0000236IHECRE00000819.1Healthyhttps://ncim.nci.nih.gov/ncimbrowser/ConceptReport.jsp?dictionary=NCI Metathesaurus&amp;code=C3898900EMC_McGillPrimary Cell</text:p>
            <text:p>http://purl.obolibrary.org/obo/CL_0000492IHECRE00000699.1Healthyhttps://ncim.nci.nih.gov/ncimbrowser/ConceptReport.jsp?dictionary=NCI Metathesaurus&amp;code=C3898900EMC_McGillPrimary Cell</text:p>
            <text:p>http://purl.obolibrary.org/obo/CL_0000236IHECRE00000684.1Healthyhttps://ncim.nci.nih.gov/ncimbrowser/ConceptReport.jsp?dictionary=NCI Metathesaurus&amp;code=C3898900EMC_McGillPrimary Cell</text:p>
            <text:p>http://purl.obolibrary.org/obo/CL_0000492IHECRE00000825.1Healthyhttps://ncim.nci.nih.gov/ncimbrowser/ConceptReport.jsp?dictionary=NCI Metathesaurus&amp;code=C3898900EMC_McGillPrimary Cell</text:p>
            <text:p>http://purl.obolibrary.org/obo/CL_0000492IHECRE00000870.1Healthyhttps://ncim.nci.nih.gov/ncimbrowser/ConceptReport.jsp?dictionary=NCI Metathesaurus&amp;code=C3898900EMC_McGillPrimary Cell</text:p>
            <text:p>http://purl.obolibrary.org/obo/CL_0000576IHECRE00000689.1Healthyhttps://ncim.nci.nih.gov/ncimbrowser/ConceptReport.jsp?dictionary=NCI Metathesaurus&amp;code=C3898900EMC_McGillPrimary Cell</text:p>
            <text:p>http://purl.obolibrary.org/obo/CL_0000492IHECRE00000687.1Healthyhttps://ncim.nci.nih.gov/ncimbrowser/ConceptReport.jsp?dictionary=NCI Metathesaurus&amp;code=C3898900EMC_McGillPrimary Cell</text:p>
            <text:p>http://purl.obolibrary.org/obo/CL_0000576IHECRE00000811.1Healthyhttps://ncim.nci.nih.gov/ncimbrowser/ConceptReport.jsp?dictionary=NCI Metathesaurus&amp;code=C3898900EMC_McGillPrimary Cell</text:p>
            <text:p>http://purl.obolibrary.org/obo/CL_0000576IHECRE00000749.1Healthyhttps://ncim.nci.nih.gov/ncimbrowser/ConceptReport.jsp?dictionary=NCI Metathesaurus&amp;code=C3898900EMC_McGillPrimary Cell</text:p>
            <text:p>http://purl.obolibrary.org/obo/CL_0000576IHECRE00000670.1Healthyhttps://ncim.nci.nih.gov/ncimbrowser/ConceptReport.jsp?dictionary=NCI Metathesaurus&amp;code=C3898900EMC_McGillPrimary Cell</text:p>
            <text:p>http://purl.obolibrary.org/obo/CL_0000492IHECRE00000760.1Healthyhttps://ncim.nci.nih.gov/ncimbrowser/ConceptReport.jsp?dictionary=NCI Metathesaurus&amp;code=C3898900EMC_McGillPrimary Cell</text:p>
            <text:p>http://purl.obolibrary.org/obo/CL_0000576IHECRE00000724.1Healthyhttps://ncim.nci.nih.gov/ncimbrowser/ConceptReport.jsp?dictionary=NCI Metathesaurus&amp;code=C3898900EMC_McGillPrimary Cell</text:p>
            <text:p>http://purl.obolibrary.org/obo/CL_0000084IHECRE00000767.1Healthyhttps://ncim.nci.nih.gov/ncimbrowser/ConceptReport.jsp?dictionary=NCI Metathesaurus&amp;code=C3898900EMC_McGillPrimary Cell</text:p>
            <text:p>http://purl.obolibrary.org/obo/CL_0000576IHECRE00000905.1Healthyhttps://ncim.nci.nih.gov/ncimbrowser/ConceptReport.jsp?dictionary=NCI Metathesaurus&amp;code=C3898900EMC_McGillPrimary Cell</text:p>
            <text:p>http://purl.obolibrary.org/obo/CL_0000084IHECRE00000904.1Healthyhttps://ncim.nci.nih.gov/ncimbrowser/ConceptReport.jsp?dictionary=NCI Metathesaurus&amp;code=C3898900EMC_McGillPrimary Cell</text:p>
            <text:p>http://purl.obolibrary.org/obo/CL_0000236IHECRE00000786.1Healthyhttps://ncim.nci.nih.gov/ncimbrowser/ConceptReport.jsp?dictionary=NCI Metathesaurus&amp;code=C3898900EMC_McGillPrimary Cell</text:p>
            <text:p>http://purl.obolibrary.org/obo/CL_0000576IHECRE00000837.1Healthyhttps://ncim.nci.nih.gov/ncimbrowser/ConceptReport.jsp?dictionary=NCI Metathesaurus&amp;code=C3898900EMC_McGillPrimary Cell</text:p>
            <text:p>http://purl.obolibrary.org/obo/CL_0000236IHECRE00000740.1Healthyhttps://ncim.nci.nih.gov/ncimbrowser/ConceptReport.jsp?dictionary=NCI Metathesaurus&amp;code=C3898900EMC_McGillPrimary Cell</text:p>
            <text:p>http://purl.obolibrary.org/obo/CL_0000236Healthyhttps://ncim.nci.nih.gov/ncimbrowser/ConceptReport.jsp?dictionary=NCI Metathesaurus&amp;code=C3898900EMC_McGillPrimary Cell</text:p>
            <text:p>http://purl.obolibrary.org/obo/CL_0000576Healthyhttps://ncim.nci.nih.gov/ncimbrowser/ConceptReport.jsp?dictionary=NCI Metathesaurus&amp;code=C3898900EMC_McGillPrimary Cell</text:p>
            <text:p>http://purl.obolibrary.org/obo/CL_0000084Healthyhttps://ncim.nci.nih.gov/ncimbrowser/ConceptReport.jsp?dictionary=NCI Metathesaurus&amp;code=C3898900EMC_McGillPrimary Cell</text:p>
            <text:p>http://purl.obolibrary.org/obo/CL_0000576Healthyhttps://ncim.nci.nih.gov/ncimbrowser/ConceptReport.jsp?dictionary=NCI Metathesaurus&amp;code=C3898900EMC_McGillPrimary Cell</text:p>
            <text:p/>
          </table:table-cell>
          <table:table-cell table:number-columns-repeated="18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MS040101</text:p>
          </table:table-cell>
          <table:table-cell office:value-type="string" calcext:value-type="string">
            <text:p>R354_T1_Kidney</text:p>
          </table:table-cell>
          <table:table-cell office:value-type="string" calcext:value-type="string">
            <text:p>R35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nc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193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0102</text:p>
          </table:table-cell>
          <table:table-cell office:value-type="string" calcext:value-type="string">
            <text:p>R354_N1_Kidney</text:p>
          </table:table-cell>
          <table:table-cell office:value-type="string" calcext:value-type="string">
            <text:p>R35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nc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194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0201</text:p>
          </table:table-cell>
          <table:table-cell office:value-type="string" calcext:value-type="string">
            <text:p>R371_T1_Kidney</text:p>
          </table:table-cell>
          <table:table-cell office:value-type="string" calcext:value-type="string">
            <text:p>R3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ncer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195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0202</text:p>
          </table:table-cell>
          <table:table-cell office:value-type="string" calcext:value-type="string">
            <text:p>R371_N1_Kidney</text:p>
          </table:table-cell>
          <table:table-cell office:value-type="string" calcext:value-type="string">
            <text:p>R3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ncer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196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0301</text:p>
          </table:table-cell>
          <table:table-cell office:value-type="string" calcext:value-type="string">
            <text:p>R380_N1_Kidney</text:p>
          </table:table-cell>
          <table:table-cell office:value-type="string" calcext:value-type="string">
            <text:p>R38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ncer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19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0302</text:p>
          </table:table-cell>
          <table:table-cell office:value-type="string" calcext:value-type="string">
            <text:p>R380_T1_Kidney</text:p>
          </table:table-cell>
          <table:table-cell office:value-type="string" calcext:value-type="string">
            <text:p>R38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enal cancer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198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8301</text:p>
          </table:table-cell>
          <table:table-cell office:value-type="string" calcext:value-type="string">
            <text:p>R398_N2_Kidney</text:p>
          </table:table-cell>
          <table:table-cell office:value-type="string" calcext:value-type="string">
            <text:p>R398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210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48302</text:p>
          </table:table-cell>
          <table:table-cell office:value-type="string" calcext:value-type="string">
            <text:p>R398_T2_Kidney</text:p>
          </table:table-cell>
          <table:table-cell office:value-type="string" calcext:value-type="string">
            <text:p>R398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Renal Carcinoma</text:p>
          </table:table-cell>
          <table:table-cell table:number-columns-repeated="2"/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9384&amp;ns=NCI_Thesaurus</text:p>
          </table:table-cell>
          <table:table-cell office:value-type="string" calcext:value-type="string">
            <text:p>EGAN00001423211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Cagekid</text:p>
          </table:table-cell>
          <table:table-cell office:value-type="float" office:value="9015" calcext:value-type="float">
            <text:p>9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://purl.obolibrary.org/obo/UBERON_0002113</text:p>
          </table:table-cell>
          <table:table-cell table:number-columns-repeated="21"/>
          <table:table-cell office:value-type="string" calcext:value-type="string">
            <text:p>http://purl.obolibrary.org/obo/UBERON_0002113</text:p>
          </table:table-cell>
          <table:table-cell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24401</text:p>
          </table:table-cell>
          <table:table-cell table:number-columns-repeated="2" office:value-type="string" calcext:value-type="string">
            <text:p>MH255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hronic Obstructive Pulmonary Disease</text:p>
          </table:table-cell>
          <table:table-cell table:number-columns-repeated="2"/>
          <table:table-cell office:value-type="string" calcext:value-type="string">
            <text:p>EMC_COPD</text:p>
          </table:table-cell>
          <table:table-cell office:value-type="float" office:value="8283" calcext:value-type="float">
            <text:p>828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s://ncit.nci.nih.gov/ncitbrowser/ConceptReport.jsp?dictionary=NCI_Thesaurus&amp;ns=ncit&amp;code=C3199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COPD</text:p>
          </table:table-cell>
          <table:table-cell office:value-type="float" office:value="8283" calcext:value-type="float">
            <text:p>8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g</text:p>
          </table:table-cell>
          <table:table-cell/>
          <table:table-cell office:value-type="string" calcext:value-type="string">
            <text:p>lung</text:p>
          </table:table-cell>
          <table:table-cell office:value-type="string" calcext:value-type="string">
            <text:p>http://purl.obolibrary.org/obo/UBERON_0002048</text:p>
          </table:table-cell>
          <table:table-cell table:number-columns-repeated="21"/>
          <table:table-cell office:value-type="string" calcext:value-type="string">
            <text:p>http://purl.obolibrary.org/obo/UBERON_000204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46801</text:p>
          </table:table-cell>
          <table:table-cell office:value-type="string" calcext:value-type="string">
            <text:p>E10.5_Fore_Limb</text:p>
          </table:table-cell>
          <table:table-cell office:value-type="string" calcext:value-type="string">
            <text:p>E10.5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Drouin</text:p>
          </table:table-cell>
          <table:table-cell office:value-type="float" office:value="10108" calcext:value-type="float">
            <text:p>1010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Drouin</text:p>
          </table:table-cell>
          <table:table-cell office:value-type="float" office:value="10108" calcext:value-type="float">
            <text:p>10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limb bud</text:p>
          </table:table-cell>
          <table:table-cell office:value-type="string" calcext:value-type="string">
            <text:p>http://purl.obolibrary.org/obo/UBERON_0005417</text:p>
          </table:table-cell>
          <table:table-cell office:value-type="string" calcext:value-type="string">
            <text:p>forelimb bud</text:p>
          </table:table-cell>
          <table:table-cell office:value-type="string" calcext:value-type="string">
            <text:p>http://purl.obolibrary.org/obo/UBERON_0005417</text:p>
          </table:table-cell>
          <table:table-cell table:number-columns-repeated="21"/>
          <table:table-cell office:value-type="string" calcext:value-type="string">
            <text:p>http://purl.obolibrary.org/obo/UBERON_000541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6901</text:p>
          </table:table-cell>
          <table:table-cell table:number-columns-repeated="2" office:value-type="string" calcext:value-type="string">
            <text:p>E11_Hind_Limb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Drouin</text:p>
          </table:table-cell>
          <table:table-cell office:value-type="float" office:value="10108" calcext:value-type="float">
            <text:p>1010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Tissue</text:p>
          </table:table-cell>
          <table:table-cell office:value-type="string" calcext:value-type="string">
            <text:p>EMC_Drouin</text:p>
          </table:table-cell>
          <table:table-cell office:value-type="float" office:value="10108" calcext:value-type="float">
            <text:p>10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ndlimb bud</text:p>
          </table:table-cell>
          <table:table-cell office:value-type="string" calcext:value-type="string">
            <text:p>http://purl.obolibrary.org/obo/UBERON_0005418</text:p>
          </table:table-cell>
          <table:table-cell office:value-type="string" calcext:value-type="string">
            <text:p>hindlimb bud</text:p>
          </table:table-cell>
          <table:table-cell office:value-type="string" calcext:value-type="string">
            <text:p>http://purl.obolibrary.org/obo/UBERON_0005418</text:p>
          </table:table-cell>
          <table:table-cell table:number-columns-repeated="21"/>
          <table:table-cell office:value-type="string" calcext:value-type="string">
            <text:p>http://purl.obolibrary.org/obo/UBERON_000541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32901</text:p>
          </table:table-cell>
          <table:table-cell office:value-type="string" calcext:value-type="string">
            <text:p>Human_WT126c5_iPS</text:p>
          </table:table-cell>
          <table:table-cell office:value-type="string" calcext:value-type="string">
            <text:p>Human_WT126c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79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MS033001</text:p>
          </table:table-cell>
          <table:table-cell office:value-type="string" calcext:value-type="string">
            <text:p>Human_ADRC40_iPS</text:p>
          </table:table-cell>
          <table:table-cell office:value-type="string" calcext:value-type="string">
            <text:p>Human_ADRC4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0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MS033101</text:p>
          </table:table-cell>
          <table:table-cell office:value-type="string" calcext:value-type="string">
            <text:p>Human_WT33c1_iPS</text:p>
          </table:table-cell>
          <table:table-cell office:value-type="string" calcext:value-type="string">
            <text:p>Human_WT33c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1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MS033201</text:p>
          </table:table-cell>
          <table:table-cell office:value-type="string" calcext:value-type="string">
            <text:p>Gorilla_PR00053cA2_iPS</text:p>
          </table:table-cell>
          <table:table-cell office:value-type="string" calcext:value-type="string">
            <text:p>Gorilla_PR00053cA2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2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MS033301</text:p>
          </table:table-cell>
          <table:table-cell office:value-type="string" calcext:value-type="string">
            <text:p>Gorilla_PR00075cYN_iPS</text:p>
          </table:table-cell>
          <table:table-cell office:value-type="string" calcext:value-type="string">
            <text:p>Gorilla_PR00075cYN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3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MS033401</text:p>
          </table:table-cell>
          <table:table-cell office:value-type="string" calcext:value-type="string">
            <text:p>Bonobo_AG05253Bc7B_iPS</text:p>
          </table:table-cell>
          <table:table-cell office:value-type="string" calcext:value-type="string">
            <text:p>Bonobo_AG05253Bc7B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4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MS033501</text:p>
          </table:table-cell>
          <table:table-cell office:value-type="string" calcext:value-type="string">
            <text:p>Chimp_00818c5_iPS</text:p>
          </table:table-cell>
          <table:table-cell office:value-type="string" calcext:value-type="string">
            <text:p>Chimp_00818c5</text:p>
          </table:table-cell>
          <table:table-cell office:value-type="float" office:value="9598" calcext:value-type="float">
            <text:p>9598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5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MS033601</text:p>
          </table:table-cell>
          <table:table-cell office:value-type="string" calcext:value-type="string">
            <text:p>Rhesus_cA1_iPS</text:p>
          </table:table-cell>
          <table:table-cell office:value-type="string" calcext:value-type="string">
            <text:p>Rhesus_cA1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586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EMC_iPSC</text:p>
          </table:table-cell>
          <table:table-cell office:value-type="float" office:value="10136" calcext:value-type="float">
            <text:p>101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duced pluripotent stem cell</text:p>
          </table:table-cell>
          <table:table-cell table:number-columns-repeated="10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ttp://www.ebi.ac.uk/efo/EFO_000490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26601</text:p>
          </table:table-cell>
          <table:table-cell office:value-type="string" calcext:value-type="string">
            <text:p>886_PrBC</text:p>
          </table:table-cell>
          <table:table-cell office:value-type="float" office:value="886" calcext:value-type="float">
            <text:p>88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4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Leukemia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one marrow</text:p>
          </table:table-cell>
          <table:table-cell office:value-type="string" calcext:value-type="string">
            <text:p>http://purl.obolibrary.org/obo/UBERON_000237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26701</text:p>
          </table:table-cell>
          <table:table-cell office:value-type="string" calcext:value-type="string">
            <text:p>883_898_PrBC</text:p>
          </table:table-cell>
          <table:table-cell office:value-type="string" calcext:value-type="string">
            <text:p>883_89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B Acute Lymphoblastic Leukemia with t(12;21)(p13;q22); TEL-AML1 (ETV6-RUNX1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French Canadian</text:p>
          </table:table-cell>
          <table:table-cell/>
          <table:table-cell office:value-type="string" calcext:value-type="string">
            <text:p>B Acute Lymphoblastic Leukemia with t(12;21)(p13;q22); TEL-AML1 (ETV6-RUNX1)</text:p>
          </table:table-cell>
          <table:table-cell table:number-columns-repeated="2"/>
          <table:table-cell office:value-type="string" calcext:value-type="string">
            <text:p>EMC_Leukemia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80343&amp;ns=NCI_Thesaurus</text:p>
          </table:table-cell>
          <table:table-cell office:value-type="string" calcext:value-type="string">
            <text:p>EGAN0000126654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Leukemia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one marrow</text:p>
          </table:table-cell>
          <table:table-cell office:value-type="string" calcext:value-type="string">
            <text:p>http://purl.obolibrary.org/obo/UBERON_000237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5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26801</text:p>
          </table:table-cell>
          <table:table-cell office:value-type="string" calcext:value-type="string">
            <text:p>883_PrBC</text:p>
          </table:table-cell>
          <table:table-cell office:value-type="float" office:value="883" calcext:value-type="float">
            <text:p>88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Leukemia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one marrow</text:p>
          </table:table-cell>
          <table:table-cell office:value-type="string" calcext:value-type="string">
            <text:p>http://purl.obolibrary.org/obo/UBERON_000237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6901</text:p>
          </table:table-cell>
          <table:table-cell office:value-type="string" calcext:value-type="string">
            <text:p>898_PrBC</text:p>
          </table:table-cell>
          <table:table-cell office:value-type="float" office:value="898" calcext:value-type="float">
            <text:p>898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Leukemia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one marrow</text:p>
          </table:table-cell>
          <table:table-cell office:value-type="string" calcext:value-type="string">
            <text:p>http://purl.obolibrary.org/obo/UBERON_000237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7001</text:p>
          </table:table-cell>
          <table:table-cell office:value-type="string" calcext:value-type="string">
            <text:p>880_PrBC</text:p>
          </table:table-cell>
          <table:table-cell office:value-type="float" office:value="880" calcext:value-type="float">
            <text:p>88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4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Leukemia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one marrow</text:p>
          </table:table-cell>
          <table:table-cell office:value-type="string" calcext:value-type="string">
            <text:p>http://purl.obolibrary.org/obo/UBERON_0002371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701</text:p>
          </table:table-cell>
          <table:table-cell office:value-type="string" calcext:value-type="string">
            <text:p>EG001_OM_Adipocytes</text:p>
          </table:table-cell>
          <table:table-cell office:value-type="string" calcext:value-type="string">
            <text:p>EG00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1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702</text:p>
          </table:table-cell>
          <table:table-cell office:value-type="string" calcext:value-type="string">
            <text:p>EG001_SC_Adipocytes</text:p>
          </table:table-cell>
          <table:table-cell office:value-type="string" calcext:value-type="string">
            <text:p>EG00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fa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2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401</text:p>
          </table:table-cell>
          <table:table-cell office:value-type="string" calcext:value-type="string">
            <text:p>EG004_IA_Stroma</text:p>
          </table:table-cell>
          <table:table-cell office:value-type="string" calcext:value-type="string">
            <text:p>EG00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omentum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7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402</text:p>
          </table:table-cell>
          <table:table-cell office:value-type="string" calcext:value-type="string">
            <text:p>EG004_SC_Stroma</text:p>
          </table:table-cell>
          <table:table-cell office:value-type="string" calcext:value-type="string">
            <text:p>EG00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403</text:p>
          </table:table-cell>
          <table:table-cell office:value-type="string" calcext:value-type="string">
            <text:p>EG004_SC_mADPs</text:p>
          </table:table-cell>
          <table:table-cell office:value-type="string" calcext:value-type="string">
            <text:p>EG00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fa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2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501</text:p>
          </table:table-cell>
          <table:table-cell office:value-type="string" calcext:value-type="string">
            <text:p>EG005_IA_mADPs</text:p>
          </table:table-cell>
          <table:table-cell office:value-type="string" calcext:value-type="string">
            <text:p>EG0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adipocyte of omentum tissu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61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502</text:p>
          </table:table-cell>
          <table:table-cell office:value-type="string" calcext:value-type="string">
            <text:p>EG005_IA_Stroma</text:p>
          </table:table-cell>
          <table:table-cell office:value-type="string" calcext:value-type="string">
            <text:p>EG0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omentum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7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503</text:p>
          </table:table-cell>
          <table:table-cell office:value-type="string" calcext:value-type="string">
            <text:p>EG005_SC_Stroma</text:p>
          </table:table-cell>
          <table:table-cell office:value-type="string" calcext:value-type="string">
            <text:p>EG0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601</text:p>
          </table:table-cell>
          <table:table-cell office:value-type="string" calcext:value-type="string">
            <text:p>EG006_IA_mADPs</text:p>
          </table:table-cell>
          <table:table-cell office:value-type="string" calcext:value-type="string">
            <text:p>EG00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adipocyte of omentum tissu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615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602</text:p>
          </table:table-cell>
          <table:table-cell office:value-type="string" calcext:value-type="string">
            <text:p>EG006_IA_Stroma</text:p>
          </table:table-cell>
          <table:table-cell office:value-type="string" calcext:value-type="string">
            <text:p>EG00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omentum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7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603</text:p>
          </table:table-cell>
          <table:table-cell office:value-type="string" calcext:value-type="string">
            <text:p>EG006_SC_Stroma</text:p>
          </table:table-cell>
          <table:table-cell office:value-type="string" calcext:value-type="string">
            <text:p>EG00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604</text:p>
          </table:table-cell>
          <table:table-cell office:value-type="string" calcext:value-type="string">
            <text:p>EG006_SC_mADPs</text:p>
          </table:table-cell>
          <table:table-cell office:value-type="string" calcext:value-type="string">
            <text:p>EG00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fa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21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701</text:p>
          </table:table-cell>
          <table:table-cell office:value-type="string" calcext:value-type="string">
            <text:p>EG007_IA_Stroma</text:p>
          </table:table-cell>
          <table:table-cell office:value-type="string" calcext:value-type="string">
            <text:p>EG0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omentum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7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702</text:p>
          </table:table-cell>
          <table:table-cell office:value-type="string" calcext:value-type="string">
            <text:p>EG007_SC_Stroma</text:p>
          </table:table-cell>
          <table:table-cell office:value-type="string" calcext:value-type="string">
            <text:p>EG0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703</text:p>
          </table:table-cell>
          <table:table-cell office:value-type="string" calcext:value-type="string">
            <text:p>EG007_SC_mADPs</text:p>
          </table:table-cell>
          <table:table-cell office:value-type="string" calcext:value-type="string">
            <text:p>EG0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fa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2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801</text:p>
          </table:table-cell>
          <table:table-cell office:value-type="string" calcext:value-type="string">
            <text:p>EG008_IA_mADPs</text:p>
          </table:table-cell>
          <table:table-cell office:value-type="string" calcext:value-type="string">
            <text:p>EG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adipocyte of omentum tissu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61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802</text:p>
          </table:table-cell>
          <table:table-cell office:value-type="string" calcext:value-type="string">
            <text:p>EG008_IA_Stroma</text:p>
          </table:table-cell>
          <table:table-cell office:value-type="string" calcext:value-type="string">
            <text:p>EG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 office:value-type="string" calcext:value-type="string">
            <text:p>omentum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isceral abdominal adipose tissue</text:p>
          </table:table-cell>
          <table:table-cell office:value-type="string" calcext:value-type="string">
            <text:p>http://purl.obolibrary.org/obo/UBERON_001445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7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803</text:p>
          </table:table-cell>
          <table:table-cell office:value-type="string" calcext:value-type="string">
            <text:p>EG008_SC_Stroma</text:p>
          </table:table-cell>
          <table:table-cell office:value-type="string" calcext:value-type="string">
            <text:p>EG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preadip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804</text:p>
          </table:table-cell>
          <table:table-cell office:value-type="string" calcext:value-type="string">
            <text:p>EG008_SC_mADPs</text:p>
          </table:table-cell>
          <table:table-cell office:value-type="string" calcext:value-type="string">
            <text:p>EG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fa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2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4101</text:p>
          </table:table-cell>
          <table:table-cell office:value-type="string" calcext:value-type="string">
            <text:p>EG010_SC_mADPs_1</text:p>
          </table:table-cell>
          <table:table-cell office:value-type="string" calcext:value-type="string">
            <text:p>EG01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60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Mature_Adipocytes</text:p>
          </table:table-cell>
          <table:table-cell office:value-type="float" office:value="9064" calcext:value-type="float">
            <text:p>9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 office:value-type="string" calcext:value-type="string">
            <text:p>subcutaneous fa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cutaneous adipose tissue</text:p>
          </table:table-cell>
          <table:table-cell office:value-type="string" calcext:value-type="string">
            <text:p>http://purl.obolibrary.org/obo/UBERON_0002190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21</text:p>
          </table:table-cell>
          <table:table-cell table:number-columns-repeated="12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1201</text:p>
          </table:table-cell>
          <table:table-cell office:value-type="string" calcext:value-type="string">
            <text:p>MA_Muscle</text:p>
          </table:table-cell>
          <table:table-cell office:value-type="string" calcext:value-type="string">
            <text:p>M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Leigh Dis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igh Syndrome (Improved)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Leigh Disease</text:p>
          </table:table-cell>
          <table:table-cell/>
          <table:table-cell office:value-type="string" calcext:value-type="string">
            <text:p>Partial COX Deficiency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84814&amp;ns=NCI_Thesaurus</text:p>
          </table:table-cell>
          <table:table-cell office:value-type="string" calcext:value-type="string">
            <text:p>EGAN00001266346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301</text:p>
          </table:table-cell>
          <table:table-cell office:value-type="string" calcext:value-type="string">
            <text:p>RC_Muscle</text:p>
          </table:table-cell>
          <table:table-cell office:value-type="string" calcext:value-type="string">
            <text:p>R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Leigh Dis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igh Syndrom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Leigh Disease</text:p>
          </table:table-cell>
          <table:table-cell/>
          <table:table-cell office:value-type="string" calcext:value-type="string">
            <text:p>Normal ETC activities in muscle (although complex I was low end of normal range); elevated L/P ratio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84814&amp;ns=NCI_Thesaurus</text:p>
          </table:table-cell>
          <table:table-cell office:value-type="string" calcext:value-type="string">
            <text:p>EGAN0000126634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401</text:p>
          </table:table-cell>
          <table:table-cell office:value-type="string" calcext:value-type="string">
            <text:p>TM_Muscle</text:p>
          </table:table-cell>
          <table:table-cell office:value-type="string" calcext:value-type="string">
            <text:p>T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Leigh Dis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igh Syndrom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Leigh Disease</text:p>
          </table:table-cell>
          <table:table-cell/>
          <table:table-cell office:value-type="string" calcext:value-type="string">
            <text:p>Severe complex I and mild COX deficiency (6 and 25% resp.)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84814&amp;ns=NCI_Thesaurus</text:p>
          </table:table-cell>
          <table:table-cell office:value-type="string" calcext:value-type="string">
            <text:p>EGAN00001266348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501</text:p>
          </table:table-cell>
          <table:table-cell office:value-type="string" calcext:value-type="string">
            <text:p>MM_Muscle</text:p>
          </table:table-cell>
          <table:table-cell office:value-type="string" calcext:value-type="string">
            <text:p>M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Leigh Dis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igh Syndrome, optic atrophy and abnormal ERG and auditory evoked potentials.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Leigh Disease</text:p>
          </table:table-cell>
          <table:table-cell/>
          <table:table-cell office:value-type="string" calcext:value-type="string">
            <text:p>Complex I and COX deficiency (19% and 25% of controls resp.)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84814&amp;ns=NCI_Thesaurus</text:p>
          </table:table-cell>
          <table:table-cell office:value-type="string" calcext:value-type="string">
            <text:p>EGAN00001266349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601</text:p>
          </table:table-cell>
          <table:table-cell office:value-type="string" calcext:value-type="string">
            <text:p>TiH_Muscle</text:p>
          </table:table-cell>
          <table:table-cell office:value-type="string" calcext:value-type="string">
            <text:p>Ti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50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701</text:p>
          </table:table-cell>
          <table:table-cell office:value-type="string" calcext:value-type="string">
            <text:p>TB_Muscle</text:p>
          </table:table-cell>
          <table:table-cell office:value-type="string" calcext:value-type="string">
            <text:p>TB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51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801</text:p>
          </table:table-cell>
          <table:table-cell office:value-type="string" calcext:value-type="string">
            <text:p>AD_Muscle</text:p>
          </table:table-cell>
          <table:table-cell office:value-type="string" calcext:value-type="string">
            <text:p>A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52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901</text:p>
          </table:table-cell>
          <table:table-cell office:value-type="string" calcext:value-type="string">
            <text:p>RA_Muscle</text:p>
          </table:table-cell>
          <table:table-cell office:value-type="string" calcext:value-type="string">
            <text:p>R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PTII deficiency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rmal respiratory chain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53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3301</text:p>
          </table:table-cell>
          <table:table-cell office:value-type="string" calcext:value-type="string">
            <text:p>CF_Muscle</text:p>
          </table:table-cell>
          <table:table-cell office:value-type="string" calcext:value-type="string">
            <text:p>C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gressive atypical myoclonus, cognitive declin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ETC and Histochem Nl but EM suggested possibility of Lafora diseas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7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3401</text:p>
          </table:table-cell>
          <table:table-cell office:value-type="string" calcext:value-type="string">
            <text:p>ZA_Muscle</text:p>
          </table:table-cell>
          <table:table-cell office:value-type="string" calcext:value-type="string">
            <text:p>Z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utism and MRI evidence of strok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rmal respiratory chain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78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3501</text:p>
          </table:table-cell>
          <table:table-cell office:value-type="string" calcext:value-type="string">
            <text:p>AA_Muscle</text:p>
          </table:table-cell>
          <table:table-cell office:value-type="string" calcext:value-type="string">
            <text:p>A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cephalopathy; lactic acidosi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omplex I B17.2L defect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79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3601</text:p>
          </table:table-cell>
          <table:table-cell office:value-type="string" calcext:value-type="string">
            <text:p>AM_Muscle</text:p>
          </table:table-cell>
          <table:table-cell office:value-type="string" calcext:value-type="string">
            <text:p>A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0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3701</text:p>
          </table:table-cell>
          <table:table-cell office:value-type="string" calcext:value-type="string">
            <text:p>BeW_Muscle</text:p>
          </table:table-cell>
          <table:table-cell office:value-type="string" calcext:value-type="string">
            <text:p>Be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cephalomyopathy and retinopathy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omplex I NDUFV1 defect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1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3801</text:p>
          </table:table-cell>
          <table:table-cell office:value-type="string" calcext:value-type="string">
            <text:p>BL_Muscle</text:p>
          </table:table-cell>
          <table:table-cell office:value-type="string" calcext:value-type="string">
            <text:p>B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ochondrial encephalomyopathy and retinopathy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Histochem: numerous RRF and scattered COX-ve fibers. ETC activities within normal limits but low r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2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3901</text:p>
          </table:table-cell>
          <table:table-cell office:value-type="string" calcext:value-type="string">
            <text:p>BrW_Muscle</text:p>
          </table:table-cell>
          <table:table-cell office:value-type="string" calcext:value-type="string">
            <text:p>Br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cephalomyopathy and retinopathy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omplex I NDUFV1 defect. Brother of BeW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3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001</text:p>
          </table:table-cell>
          <table:table-cell office:value-type="string" calcext:value-type="string">
            <text:p>CS_Muscle</text:p>
          </table:table-cell>
          <table:table-cell office:value-type="string" calcext:value-type="string">
            <text:p>C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current myoglobinuria from age 17 yr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Severe deficiency of COX in muscle. Histochem: many RRF and COX-ve fibers. COXIII 15 bp deletion.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4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4101</text:p>
          </table:table-cell>
          <table:table-cell office:value-type="string" calcext:value-type="string">
            <text:p>EC_Muscle</text:p>
          </table:table-cell>
          <table:table-cell office:value-type="string" calcext:value-type="string">
            <text:p>E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vere DD, hypertonia, cerebellar and brainstem hypoplasia, lactic academia with normal CSF lact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Slightly reduced COX in muscle (35% controls)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5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201</text:p>
          </table:table-cell>
          <table:table-cell office:value-type="string" calcext:value-type="string">
            <text:p>ES_Muscle</text:p>
          </table:table-cell>
          <table:table-cell office:value-type="string" calcext:value-type="string">
            <text:p>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cle weakness, ptosis, retinopath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ERC activities showed low complex I and IV (45% and 22% resp.) in muscle bx. Histochem showed a few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6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301</text:p>
          </table:table-cell>
          <table:table-cell office:value-type="string" calcext:value-type="string">
            <text:p>JH_Muscle</text:p>
          </table:table-cell>
          <table:table-cell office:value-type="string" calcext:value-type="string">
            <text:p>J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cle weakness, encephalopathy, basal ganglia changes on MRI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ETC activities: low complex I (36% control mean) and slight redn. of COX (55%) of control mean.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401</text:p>
          </table:table-cell>
          <table:table-cell office:value-type="string" calcext:value-type="string">
            <text:p>JW_Muscle</text:p>
          </table:table-cell>
          <table:table-cell office:value-type="string" calcext:value-type="string">
            <text:p>J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D, notor and speech delay, hearing loss, seizures, RP. Also features on Noonan syndrome.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ETC activities: low complex I. Histochem RRF and some COX-ve fibers. tRNASer(AGY) C12264T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8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501</text:p>
          </table:table-cell>
          <table:table-cell office:value-type="string" calcext:value-type="string">
            <text:p>KF_Muscle</text:p>
          </table:table-cell>
          <table:table-cell office:value-type="string" calcext:value-type="string">
            <text:p>KF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cle cramps, exercise fatig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Histochem: RRF but no COX-ve. ETC activities Nl or high. Mother similar symptoms with RRF AND COX-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89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601</text:p>
          </table:table-cell>
          <table:table-cell office:value-type="string" calcext:value-type="string">
            <text:p>KS_Muscle</text:p>
          </table:table-cell>
          <table:table-cell office:value-type="string" calcext:value-type="string">
            <text:p>K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xercise intolerance and lactic acidosis from age 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Histochem: many RRF. Severe defect of complex III; cyt b stop codon mutation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90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701</text:p>
          </table:table-cell>
          <table:table-cell office:value-type="string" calcext:value-type="string">
            <text:p>ML_Muscle</text:p>
          </table:table-cell>
          <table:table-cell office:value-type="string" calcext:value-type="string">
            <text:p>M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emia, seizures, cardiomyopathy, cataracts and severe lactic cidos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opsy sample. Histochem Nl. Complex I deficiency in heart and muscle (16 and 15% resp.). Several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91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801</text:p>
          </table:table-cell>
          <table:table-cell office:value-type="string" calcext:value-type="string">
            <text:p>PW_Muscle</text:p>
          </table:table-cell>
          <table:table-cell office:value-type="string" calcext:value-type="string">
            <text:p>P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cle pain &amp; weakness, ptosis, chest pain, decreased attention span &amp; memory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Reduced activity of COX and lesser reduction of Complex I activities. Histochem: numerous COX defic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92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4901</text:p>
          </table:table-cell>
          <table:table-cell office:value-type="string" calcext:value-type="string">
            <text:p>ScH_Muscle</text:p>
          </table:table-cell>
          <table:table-cell office:value-type="string" calcext:value-type="string">
            <text:p>Sc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cephalopathy, retinopathy and lactic acidosi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oderate decrease of Complex I in muscle. Suspected 2-methyl-3-hydroxybutyryl-CoA dehydrogenase d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93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5001</text:p>
          </table:table-cell>
          <table:table-cell office:value-type="string" calcext:value-type="string">
            <text:p>SL_Muscle</text:p>
          </table:table-cell>
          <table:table-cell office:value-type="string" calcext:value-type="string">
            <text:p>S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izures, hearing loss, symmetrical basal ganglia calcification, multiple strokes, severely disabled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Histochem: atypical COX-ve and RRF. COX slightly reduced in muscle (57% of controls). mtDNA seq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94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5101</text:p>
          </table:table-cell>
          <table:table-cell office:value-type="string" calcext:value-type="string">
            <text:p>SS_Muscle</text:p>
          </table:table-cell>
          <table:table-cell office:value-type="string" calcext:value-type="string">
            <text:p>S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D, lactic acidosis and probable Leith Syndrom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opsy sample. Histochem: prominent intracellular lipid. Complex I deficiency (20% controls)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266395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5201</text:p>
          </table:table-cell>
          <table:table-cell office:value-type="string" calcext:value-type="string">
            <text:p>StH_Muscle</text:p>
          </table:table-cell>
          <table:table-cell office:value-type="string" calcext:value-type="string">
            <text:p>St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Leigh Dis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igh Syndrom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Leigh Disease</text:p>
          </table:table-cell>
          <table:table-cell/>
          <table:table-cell office:value-type="string" calcext:value-type="string">
            <text:p>Low activity of complex I and IV (21 and 35% of control mean resp.). Ssister of JH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84814&amp;ns=NCI_Thesaurus</text:p>
          </table:table-cell>
          <table:table-cell office:value-type="string" calcext:value-type="string">
            <text:p>EGAN00001266396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5301</text:p>
          </table:table-cell>
          <table:table-cell office:value-type="string" calcext:value-type="string">
            <text:p>TS_Muscle</text:p>
          </table:table-cell>
          <table:table-cell office:value-type="string" calcext:value-type="string">
            <text:p>T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cle cramps, rhabdomyolysis, restless leg syndrom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ild deficiency of COX (44% control mean). Histochem: non-diagnostic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</text:p>
          </table:table-cell>
          <table:table-cell office:value-type="string" calcext:value-type="string">
            <text:p>EGAN00001266397</text:p>
          </table:table-cell>
          <table:table-cell office:value-type="string" calcext:value-type="string">
            <text:p>Primary Tissue</text:p>
          </table:table-cell>
          <table:table-cell office:value-type="string" calcext:value-type="string">
            <text:p>EMC_Mitochondrial_Disease</text:p>
          </table:table-cell>
          <table:table-cell office:value-type="float" office:value="8282" calcext:value-type="float">
            <text:p>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http://purl.obolibrary.org/obo/UBERON_0001134</text:p>
          </table:table-cell>
          <table:table-cell table:number-columns-repeated="21"/>
          <table:table-cell office:value-type="string" calcext:value-type="string">
            <text:p>http://purl.obolibrary.org/obo/UBERON_000113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48401</text:p>
          </table:table-cell>
          <table:table-cell office:value-type="string" calcext:value-type="string">
            <text:p>594P_MSC</text:p>
          </table:table-cell>
          <table:table-cell office:value-type="string" calcext:value-type="string">
            <text:p>594P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42321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 table:number-columns-repeated="2"/>
          <table:table-cell office:value-type="string" calcext:value-type="string">
            <text:p>mesenchymal stem cells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40</text:p>
          </table:table-cell>
          <table:table-cell table:number-columns-repeated="12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48501</text:p>
          </table:table-cell>
          <table:table-cell office:value-type="string" calcext:value-type="string">
            <text:p>391P_MSC</text:p>
          </table:table-cell>
          <table:table-cell office:value-type="string" calcext:value-type="string">
            <text:p>391P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42321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 table:number-columns-repeated="2"/>
          <table:table-cell office:value-type="string" calcext:value-type="string">
            <text:p>mesenchymal stem cells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4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8601</text:p>
          </table:table-cell>
          <table:table-cell office:value-type="string" calcext:value-type="string">
            <text:p>454T_MSC</text:p>
          </table:table-cell>
          <table:table-cell office:value-type="string" calcext:value-type="string">
            <text:p>454T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42321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 table:number-columns-repeated="2"/>
          <table:table-cell office:value-type="string" calcext:value-type="string">
            <text:p>mesenchymal stem cells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4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8701</text:p>
          </table:table-cell>
          <table:table-cell office:value-type="string" calcext:value-type="string">
            <text:p>588P_MSC</text:p>
          </table:table-cell>
          <table:table-cell office:value-type="string" calcext:value-type="string">
            <text:p>588P</text:p>
          </table:table-cell>
          <table:table-cell office:value-type="float" office:value="9606" calcext:value-type="float">
            <text:p>960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7998&amp;ns=NCI_Thesaurus</text:p>
          </table:table-cell>
          <table:table-cell office:value-type="string" calcext:value-type="string">
            <text:p>EGAN0000142321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MSCs</text:p>
          </table:table-cell>
          <table:table-cell office:value-type="float" office:value="11873" calcext:value-type="float">
            <text:p>11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 table:number-columns-repeated="2"/>
          <table:table-cell office:value-type="string" calcext:value-type="string">
            <text:p>mesenchymal stem cells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esenchyme</text:p>
          </table:table-cell>
          <table:table-cell office:value-type="string" calcext:value-type="string">
            <text:p>http://purl.obolibrary.org/obo/UBERON_000310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2540</text:p>
          </table:table-cell>
          <table:table-cell table:number-columns-repeated="12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40901</text:p>
          </table:table-cell>
          <table:table-cell office:value-type="string" calcext:value-type="string">
            <text:p>Primate2595_CD14</text:p>
          </table:table-cell>
          <table:table-cell office:value-type="string" calcext:value-type="string">
            <text:p>Primate2595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902</text:p>
          </table:table-cell>
          <table:table-cell office:value-type="string" calcext:value-type="string">
            <text:p>Primate2595_CD4</text:p>
          </table:table-cell>
          <table:table-cell office:value-type="string" calcext:value-type="string">
            <text:p>Primate2595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401</text:p>
          </table:table-cell>
          <table:table-cell office:value-type="string" calcext:value-type="string">
            <text:p>Primate2602_CD14</text:p>
          </table:table-cell>
          <table:table-cell office:value-type="string" calcext:value-type="string">
            <text:p>Primate2602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402</text:p>
          </table:table-cell>
          <table:table-cell office:value-type="string" calcext:value-type="string">
            <text:p>Primate2602_CD4</text:p>
          </table:table-cell>
          <table:table-cell office:value-type="string" calcext:value-type="string">
            <text:p>Primate2602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501</text:p>
          </table:table-cell>
          <table:table-cell office:value-type="string" calcext:value-type="string">
            <text:p>Primate2624_CD14</text:p>
          </table:table-cell>
          <table:table-cell office:value-type="string" calcext:value-type="string">
            <text:p>Primate2624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502</text:p>
          </table:table-cell>
          <table:table-cell office:value-type="string" calcext:value-type="string">
            <text:p>Primate2624_CD4</text:p>
          </table:table-cell>
          <table:table-cell office:value-type="string" calcext:value-type="string">
            <text:p>Primate2624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601</text:p>
          </table:table-cell>
          <table:table-cell office:value-type="string" calcext:value-type="string">
            <text:p>Primate5272_CD14</text:p>
          </table:table-cell>
          <table:table-cell office:value-type="string" calcext:value-type="string">
            <text:p>Primate5272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6602</text:p>
          </table:table-cell>
          <table:table-cell office:value-type="string" calcext:value-type="string">
            <text:p>Primate5272_CD4</text:p>
          </table:table-cell>
          <table:table-cell office:value-type="string" calcext:value-type="string">
            <text:p>Primate5272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Primate</text:p>
          </table:table-cell>
          <table:table-cell office:value-type="float" office:value="10772" calcext:value-type="float">
            <text:p>10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3601</text:p>
          </table:table-cell>
          <table:table-cell office:value-type="string" calcext:value-type="string">
            <text:p>001_BC</text:p>
          </table:table-cell>
          <table:table-cell office:value-type="float" office:value="1" calcext:value-type="float">
            <text:p>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13602</text:p>
          </table:table-cell>
          <table:table-cell office:value-type="string" calcext:value-type="string">
            <text:p>001_Mono</text:p>
          </table:table-cell>
          <table:table-cell office:value-type="float" office:value="1" calcext:value-type="float">
            <text:p>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5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3603</text:p>
          </table:table-cell>
          <table:table-cell office:value-type="string" calcext:value-type="string">
            <text:p>001_TC</text:p>
          </table:table-cell>
          <table:table-cell office:value-type="float" office:value="1" calcext:value-type="float">
            <text:p>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3901</text:p>
          </table:table-cell>
          <table:table-cell office:value-type="string" calcext:value-type="string">
            <text:p>002_BC</text:p>
          </table:table-cell>
          <table:table-cell office:value-type="float" office:value="2" calcext:value-type="float">
            <text:p>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3902</text:p>
          </table:table-cell>
          <table:table-cell office:value-type="string" calcext:value-type="string">
            <text:p>002_Mono</text:p>
          </table:table-cell>
          <table:table-cell office:value-type="float" office:value="2" calcext:value-type="float">
            <text:p>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3903</text:p>
          </table:table-cell>
          <table:table-cell office:value-type="string" calcext:value-type="string">
            <text:p>002_TC</text:p>
          </table:table-cell>
          <table:table-cell office:value-type="float" office:value="2" calcext:value-type="float">
            <text:p>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201</text:p>
          </table:table-cell>
          <table:table-cell office:value-type="string" calcext:value-type="string">
            <text:p>003_TC</text:p>
          </table:table-cell>
          <table:table-cell office:value-type="float" office:value="3" calcext:value-type="float">
            <text:p>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301</text:p>
          </table:table-cell>
          <table:table-cell office:value-type="string" calcext:value-type="string">
            <text:p>019_BC</text:p>
          </table:table-cell>
          <table:table-cell office:value-type="float" office:value="19" calcext:value-type="float">
            <text:p>1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302</text:p>
          </table:table-cell>
          <table:table-cell office:value-type="string" calcext:value-type="string">
            <text:p>019_Mono</text:p>
          </table:table-cell>
          <table:table-cell office:value-type="float" office:value="19" calcext:value-type="float">
            <text:p>1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303</text:p>
          </table:table-cell>
          <table:table-cell office:value-type="string" calcext:value-type="string">
            <text:p>019_TC</text:p>
          </table:table-cell>
          <table:table-cell office:value-type="float" office:value="19" calcext:value-type="float">
            <text:p>1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601</text:p>
          </table:table-cell>
          <table:table-cell office:value-type="string" calcext:value-type="string">
            <text:p>020_BC</text:p>
          </table:table-cell>
          <table:table-cell office:value-type="float" office:value="20" calcext:value-type="float">
            <text:p>2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602</text:p>
          </table:table-cell>
          <table:table-cell office:value-type="string" calcext:value-type="string">
            <text:p>020_Mono</text:p>
          </table:table-cell>
          <table:table-cell office:value-type="float" office:value="20" calcext:value-type="float">
            <text:p>2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6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603</text:p>
          </table:table-cell>
          <table:table-cell office:value-type="string" calcext:value-type="string">
            <text:p>020_TC</text:p>
          </table:table-cell>
          <table:table-cell office:value-type="float" office:value="20" calcext:value-type="float">
            <text:p>2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7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901</text:p>
          </table:table-cell>
          <table:table-cell office:value-type="string" calcext:value-type="string">
            <text:p>021_BC</text:p>
          </table:table-cell>
          <table:table-cell office:value-type="float" office:value="21" calcext:value-type="float">
            <text:p>2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7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902</text:p>
          </table:table-cell>
          <table:table-cell office:value-type="string" calcext:value-type="string">
            <text:p>021_TC</text:p>
          </table:table-cell>
          <table:table-cell office:value-type="float" office:value="21" calcext:value-type="float">
            <text:p>2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42316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101</text:p>
          </table:table-cell>
          <table:table-cell office:value-type="string" calcext:value-type="string">
            <text:p>010_BC</text:p>
          </table:table-cell>
          <table:table-cell office:value-type="float" office:value="10" calcext:value-type="float">
            <text:p>1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7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102</text:p>
          </table:table-cell>
          <table:table-cell office:value-type="string" calcext:value-type="string">
            <text:p>010_Mono</text:p>
          </table:table-cell>
          <table:table-cell office:value-type="float" office:value="10" calcext:value-type="float">
            <text:p>1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7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103</text:p>
          </table:table-cell>
          <table:table-cell office:value-type="string" calcext:value-type="string">
            <text:p>010_TC</text:p>
          </table:table-cell>
          <table:table-cell office:value-type="float" office:value="10" calcext:value-type="float">
            <text:p>1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47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401</text:p>
          </table:table-cell>
          <table:table-cell office:value-type="string" calcext:value-type="string">
            <text:p>228TREM_BC</text:p>
          </table:table-cell>
          <table:table-cell office:value-type="string" calcext:value-type="string">
            <text:p>228TRE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7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402</text:p>
          </table:table-cell>
          <table:table-cell office:value-type="string" calcext:value-type="string">
            <text:p>228TREM_Mono</text:p>
          </table:table-cell>
          <table:table-cell office:value-type="string" calcext:value-type="string">
            <text:p>228TRE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7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403</text:p>
          </table:table-cell>
          <table:table-cell office:value-type="string" calcext:value-type="string">
            <text:p>228TREM_Mono</text:p>
          </table:table-cell>
          <table:table-cell office:value-type="string" calcext:value-type="string">
            <text:p>228TRE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7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404</text:p>
          </table:table-cell>
          <table:table-cell office:value-type="string" calcext:value-type="string">
            <text:p>228TREM_TC</text:p>
          </table:table-cell>
          <table:table-cell office:value-type="string" calcext:value-type="string">
            <text:p>228TRE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7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801</text:p>
          </table:table-cell>
          <table:table-cell office:value-type="string" calcext:value-type="string">
            <text:p>233DECM_Mono</text:p>
          </table:table-cell>
          <table:table-cell office:value-type="string" calcext:value-type="string">
            <text:p>233DEC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7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5802</text:p>
          </table:table-cell>
          <table:table-cell office:value-type="string" calcext:value-type="string">
            <text:p>233DECM_TC</text:p>
          </table:table-cell>
          <table:table-cell office:value-type="string" calcext:value-type="string">
            <text:p>233DEC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001</text:p>
          </table:table-cell>
          <table:table-cell office:value-type="string" calcext:value-type="string">
            <text:p>235SINA_BC</text:p>
          </table:table-cell>
          <table:table-cell office:value-type="string" calcext:value-type="string">
            <text:p>235SIN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Ind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6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002</text:p>
          </table:table-cell>
          <table:table-cell office:value-type="string" calcext:value-type="string">
            <text:p>235SINA_Mono</text:p>
          </table:table-cell>
          <table:table-cell office:value-type="string" calcext:value-type="string">
            <text:p>235SIN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Ind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6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003</text:p>
          </table:table-cell>
          <table:table-cell office:value-type="string" calcext:value-type="string">
            <text:p>235SINA_Mono</text:p>
          </table:table-cell>
          <table:table-cell office:value-type="string" calcext:value-type="string">
            <text:p>235SIN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Ind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16004</text:p>
          </table:table-cell>
          <table:table-cell office:value-type="string" calcext:value-type="string">
            <text:p>235SINA_TC</text:p>
          </table:table-cell>
          <table:table-cell office:value-type="string" calcext:value-type="string">
            <text:p>235SIN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Ind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6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005</text:p>
          </table:table-cell>
          <table:table-cell office:value-type="string" calcext:value-type="string">
            <text:p>235SINA_TC</text:p>
          </table:table-cell>
          <table:table-cell office:value-type="string" calcext:value-type="string">
            <text:p>235SIN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Ind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16501</text:p>
          </table:table-cell>
          <table:table-cell office:value-type="string" calcext:value-type="string">
            <text:p>236LEVR_BC</text:p>
          </table:table-cell>
          <table:table-cell office:value-type="string" calcext:value-type="string">
            <text:p>236LEV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502</text:p>
          </table:table-cell>
          <table:table-cell office:value-type="string" calcext:value-type="string">
            <text:p>236LEVR_Mono</text:p>
          </table:table-cell>
          <table:table-cell office:value-type="string" calcext:value-type="string">
            <text:p>236LEV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503</text:p>
          </table:table-cell>
          <table:table-cell office:value-type="string" calcext:value-type="string">
            <text:p>236LEVR_Mono</text:p>
          </table:table-cell>
          <table:table-cell office:value-type="string" calcext:value-type="string">
            <text:p>236LEV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504</text:p>
          </table:table-cell>
          <table:table-cell office:value-type="string" calcext:value-type="string">
            <text:p>236LEVR_TC</text:p>
          </table:table-cell>
          <table:table-cell office:value-type="string" calcext:value-type="string">
            <text:p>236LEV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6505</text:p>
          </table:table-cell>
          <table:table-cell office:value-type="string" calcext:value-type="string">
            <text:p>236LEVR_TC</text:p>
          </table:table-cell>
          <table:table-cell office:value-type="string" calcext:value-type="string">
            <text:p>236LEV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17001</text:p>
          </table:table-cell>
          <table:table-cell office:value-type="string" calcext:value-type="string">
            <text:p>237LAQC_Mono</text:p>
          </table:table-cell>
          <table:table-cell office:value-type="string" calcext:value-type="string">
            <text:p>237LAQ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6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002</text:p>
          </table:table-cell>
          <table:table-cell office:value-type="string" calcext:value-type="string">
            <text:p>237LAQC_TC</text:p>
          </table:table-cell>
          <table:table-cell office:value-type="string" calcext:value-type="string">
            <text:p>237LAQC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201</text:p>
          </table:table-cell>
          <table:table-cell office:value-type="string" calcext:value-type="string">
            <text:p>238FORG_Mono</text:p>
          </table:table-cell>
          <table:table-cell office:value-type="string" calcext:value-type="string">
            <text:p>238FOR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301</text:p>
          </table:table-cell>
          <table:table-cell office:value-type="string" calcext:value-type="string">
            <text:p>239CASM_Mono</text:p>
          </table:table-cell>
          <table:table-cell office:value-type="string" calcext:value-type="string">
            <text:p>239CAS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302</text:p>
          </table:table-cell>
          <table:table-cell office:value-type="string" calcext:value-type="string">
            <text:p>239CASM_TC</text:p>
          </table:table-cell>
          <table:table-cell office:value-type="string" calcext:value-type="string">
            <text:p>239CASM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501</text:p>
          </table:table-cell>
          <table:table-cell office:value-type="string" calcext:value-type="string">
            <text:p>240CHAD_Mono</text:p>
          </table:table-cell>
          <table:table-cell office:value-type="string" calcext:value-type="string">
            <text:p>240CHA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601</text:p>
          </table:table-cell>
          <table:table-cell office:value-type="string" calcext:value-type="string">
            <text:p>243GAGL_BC</text:p>
          </table:table-cell>
          <table:table-cell office:value-type="string" calcext:value-type="string">
            <text:p>243GAG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603</text:p>
          </table:table-cell>
          <table:table-cell office:value-type="string" calcext:value-type="string">
            <text:p>243GAGL_Mono</text:p>
          </table:table-cell>
          <table:table-cell office:value-type="string" calcext:value-type="string">
            <text:p>243GAG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17605</text:p>
          </table:table-cell>
          <table:table-cell office:value-type="string" calcext:value-type="string">
            <text:p>243GAGL_TC</text:p>
          </table:table-cell>
          <table:table-cell office:value-type="string" calcext:value-type="string">
            <text:p>243GAG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901</text:p>
          </table:table-cell>
          <table:table-cell office:value-type="string" calcext:value-type="string">
            <text:p>247KASP_BC</text:p>
          </table:table-cell>
          <table:table-cell office:value-type="string" calcext:value-type="string">
            <text:p>247KAS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001</text:p>
          </table:table-cell>
          <table:table-cell office:value-type="string" calcext:value-type="string">
            <text:p>254FUNR_BC</text:p>
          </table:table-cell>
          <table:table-cell office:value-type="string" calcext:value-type="string">
            <text:p>254FUN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101</text:p>
          </table:table-cell>
          <table:table-cell office:value-type="string" calcext:value-type="string">
            <text:p>256DEPR_BC</text:p>
          </table:table-cell>
          <table:table-cell office:value-type="string" calcext:value-type="string">
            <text:p>256DEP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102</text:p>
          </table:table-cell>
          <table:table-cell office:value-type="string" calcext:value-type="string">
            <text:p>256DEPR_Mono</text:p>
          </table:table-cell>
          <table:table-cell office:value-type="string" calcext:value-type="string">
            <text:p>256DEP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103</text:p>
          </table:table-cell>
          <table:table-cell office:value-type="string" calcext:value-type="string">
            <text:p>256DEPR_TC</text:p>
          </table:table-cell>
          <table:table-cell office:value-type="string" calcext:value-type="string">
            <text:p>256DEP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8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401</text:p>
          </table:table-cell>
          <table:table-cell office:value-type="string" calcext:value-type="string">
            <text:p>257HEBL_BC</text:p>
          </table:table-cell>
          <table:table-cell office:value-type="string" calcext:value-type="string">
            <text:p>257HEB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8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402</text:p>
          </table:table-cell>
          <table:table-cell office:value-type="string" calcext:value-type="string">
            <text:p>257HEBL_Mono</text:p>
          </table:table-cell>
          <table:table-cell office:value-type="string" calcext:value-type="string">
            <text:p>257HEB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403</text:p>
          </table:table-cell>
          <table:table-cell office:value-type="string" calcext:value-type="string">
            <text:p>257HEBL_TC</text:p>
          </table:table-cell>
          <table:table-cell office:value-type="string" calcext:value-type="string">
            <text:p>257HEB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701</text:p>
          </table:table-cell>
          <table:table-cell office:value-type="string" calcext:value-type="string">
            <text:p>259LARJ_BC</text:p>
          </table:table-cell>
          <table:table-cell office:value-type="string" calcext:value-type="string">
            <text:p>259LAR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702</text:p>
          </table:table-cell>
          <table:table-cell office:value-type="string" calcext:value-type="string">
            <text:p>259LARJ_Mono</text:p>
          </table:table-cell>
          <table:table-cell office:value-type="string" calcext:value-type="string">
            <text:p>259LAR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901</text:p>
          </table:table-cell>
          <table:table-cell office:value-type="string" calcext:value-type="string">
            <text:p>262SCHJ_BC</text:p>
          </table:table-cell>
          <table:table-cell office:value-type="string" calcext:value-type="string">
            <text:p>262SCH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8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902</text:p>
          </table:table-cell>
          <table:table-cell office:value-type="string" calcext:value-type="string">
            <text:p>262SCHJ_Mono</text:p>
          </table:table-cell>
          <table:table-cell office:value-type="string" calcext:value-type="string">
            <text:p>262SCH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8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903</text:p>
          </table:table-cell>
          <table:table-cell office:value-type="string" calcext:value-type="string">
            <text:p>262SCHJ_TC</text:p>
          </table:table-cell>
          <table:table-cell office:value-type="string" calcext:value-type="string">
            <text:p>262SCH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8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201</text:p>
          </table:table-cell>
          <table:table-cell office:value-type="string" calcext:value-type="string">
            <text:p>264BOUA_TC</text:p>
          </table:table-cell>
          <table:table-cell office:value-type="string" calcext:value-type="string">
            <text:p>264BOU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301</text:p>
          </table:table-cell>
          <table:table-cell office:value-type="string" calcext:value-type="string">
            <text:p>639_Mono</text:p>
          </table:table-cell>
          <table:table-cell office:value-type="float" office:value="639" calcext:value-type="float">
            <text:p>63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302</text:p>
          </table:table-cell>
          <table:table-cell office:value-type="string" calcext:value-type="string">
            <text:p>639_TC</text:p>
          </table:table-cell>
          <table:table-cell office:value-type="float" office:value="639" calcext:value-type="float">
            <text:p>639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501</text:p>
          </table:table-cell>
          <table:table-cell office:value-type="string" calcext:value-type="string">
            <text:p>640_Mono</text:p>
          </table:table-cell>
          <table:table-cell office:value-type="float" office:value="640" calcext:value-type="float">
            <text:p>64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502</text:p>
          </table:table-cell>
          <table:table-cell office:value-type="string" calcext:value-type="string">
            <text:p>640_TC</text:p>
          </table:table-cell>
          <table:table-cell office:value-type="float" office:value="640" calcext:value-type="float">
            <text:p>64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701</text:p>
          </table:table-cell>
          <table:table-cell office:value-type="string" calcext:value-type="string">
            <text:p>643_Mono</text:p>
          </table:table-cell>
          <table:table-cell office:value-type="float" office:value="643" calcext:value-type="float">
            <text:p>64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702</text:p>
          </table:table-cell>
          <table:table-cell office:value-type="string" calcext:value-type="string">
            <text:p>643_TC</text:p>
          </table:table-cell>
          <table:table-cell office:value-type="float" office:value="643" calcext:value-type="float">
            <text:p>64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901</text:p>
          </table:table-cell>
          <table:table-cell office:value-type="string" calcext:value-type="string">
            <text:p>645_Mono</text:p>
          </table:table-cell>
          <table:table-cell office:value-type="float" office:value="645" calcext:value-type="float">
            <text:p>64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902</text:p>
          </table:table-cell>
          <table:table-cell office:value-type="string" calcext:value-type="string">
            <text:p>645_TC</text:p>
          </table:table-cell>
          <table:table-cell office:value-type="float" office:value="645" calcext:value-type="float">
            <text:p>64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42318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101</text:p>
          </table:table-cell>
          <table:table-cell office:value-type="string" calcext:value-type="string">
            <text:p>646_Mono</text:p>
          </table:table-cell>
          <table:table-cell office:value-type="float" office:value="646" calcext:value-type="float">
            <text:p>64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102</text:p>
          </table:table-cell>
          <table:table-cell office:value-type="string" calcext:value-type="string">
            <text:p>646_TC</text:p>
          </table:table-cell>
          <table:table-cell office:value-type="float" office:value="646" calcext:value-type="float">
            <text:p>64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301</text:p>
          </table:table-cell>
          <table:table-cell office:value-type="string" calcext:value-type="string">
            <text:p>654_BC</text:p>
          </table:table-cell>
          <table:table-cell office:value-type="float" office:value="654" calcext:value-type="float">
            <text:p>65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0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302</text:p>
          </table:table-cell>
          <table:table-cell office:value-type="string" calcext:value-type="string">
            <text:p>654_Mono</text:p>
          </table:table-cell>
          <table:table-cell office:value-type="float" office:value="654" calcext:value-type="float">
            <text:p>65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501</text:p>
          </table:table-cell>
          <table:table-cell office:value-type="string" calcext:value-type="string">
            <text:p>655_BC</text:p>
          </table:table-cell>
          <table:table-cell office:value-type="float" office:value="655" calcext:value-type="float">
            <text:p>65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502</text:p>
          </table:table-cell>
          <table:table-cell office:value-type="string" calcext:value-type="string">
            <text:p>655_Mono</text:p>
          </table:table-cell>
          <table:table-cell office:value-type="float" office:value="655" calcext:value-type="float">
            <text:p>65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503</text:p>
          </table:table-cell>
          <table:table-cell office:value-type="string" calcext:value-type="string">
            <text:p>655_TC</text:p>
          </table:table-cell>
          <table:table-cell office:value-type="float" office:value="655" calcext:value-type="float">
            <text:p>65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801</text:p>
          </table:table-cell>
          <table:table-cell office:value-type="string" calcext:value-type="string">
            <text:p>656_BC</text:p>
          </table:table-cell>
          <table:table-cell office:value-type="float" office:value="656" calcext:value-type="float">
            <text:p>65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802</text:p>
          </table:table-cell>
          <table:table-cell office:value-type="string" calcext:value-type="string">
            <text:p>656_Mono</text:p>
          </table:table-cell>
          <table:table-cell office:value-type="float" office:value="656" calcext:value-type="float">
            <text:p>65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0803</text:p>
          </table:table-cell>
          <table:table-cell office:value-type="string" calcext:value-type="string">
            <text:p>656_TC</text:p>
          </table:table-cell>
          <table:table-cell office:value-type="float" office:value="656" calcext:value-type="float">
            <text:p>65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1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101</text:p>
          </table:table-cell>
          <table:table-cell office:value-type="string" calcext:value-type="string">
            <text:p>AVIM5008_BC</text:p>
          </table:table-cell>
          <table:table-cell office:value-type="string" calcext:value-type="string">
            <text:p>AVIM5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1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102</text:p>
          </table:table-cell>
          <table:table-cell office:value-type="string" calcext:value-type="string">
            <text:p>AVIM5008_Mono</text:p>
          </table:table-cell>
          <table:table-cell office:value-type="string" calcext:value-type="string">
            <text:p>AVIM5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42318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103</text:p>
          </table:table-cell>
          <table:table-cell office:value-type="string" calcext:value-type="string">
            <text:p>AVIM5008_TC</text:p>
          </table:table-cell>
          <table:table-cell office:value-type="string" calcext:value-type="string">
            <text:p>AVIM5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42318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401</text:p>
          </table:table-cell>
          <table:table-cell office:value-type="string" calcext:value-type="string">
            <text:p>GABV5007_BC</text:p>
          </table:table-cell>
          <table:table-cell office:value-type="string" calcext:value-type="string">
            <text:p>GABV50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1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402</text:p>
          </table:table-cell>
          <table:table-cell office:value-type="string" calcext:value-type="string">
            <text:p>GABV5007_Mono</text:p>
          </table:table-cell>
          <table:table-cell office:value-type="string" calcext:value-type="string">
            <text:p>GABV50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1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403</text:p>
          </table:table-cell>
          <table:table-cell office:value-type="string" calcext:value-type="string">
            <text:p>GABV5007_TC</text:p>
          </table:table-cell>
          <table:table-cell office:value-type="string" calcext:value-type="string">
            <text:p>GABV50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2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701</text:p>
          </table:table-cell>
          <table:table-cell office:value-type="string" calcext:value-type="string">
            <text:p>HUNH5011_BC</text:p>
          </table:table-cell>
          <table:table-cell office:value-type="string" calcext:value-type="string">
            <text:p>HUNH501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2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702</text:p>
          </table:table-cell>
          <table:table-cell office:value-type="string" calcext:value-type="string">
            <text:p>HUNH5011_Mono</text:p>
          </table:table-cell>
          <table:table-cell office:value-type="string" calcext:value-type="string">
            <text:p>HUNH501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2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1703</text:p>
          </table:table-cell>
          <table:table-cell office:value-type="string" calcext:value-type="string">
            <text:p>HUNH5011_TC</text:p>
          </table:table-cell>
          <table:table-cell office:value-type="string" calcext:value-type="string">
            <text:p>HUNH501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2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2001</text:p>
          </table:table-cell>
          <table:table-cell office:value-type="string" calcext:value-type="string">
            <text:p>LAPD5009_BC</text:p>
          </table:table-cell>
          <table:table-cell office:value-type="string" calcext:value-type="string">
            <text:p>LAPD500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2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2002</text:p>
          </table:table-cell>
          <table:table-cell office:value-type="string" calcext:value-type="string">
            <text:p>LAPD5009_Mono</text:p>
          </table:table-cell>
          <table:table-cell office:value-type="string" calcext:value-type="string">
            <text:p>LAPD500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42318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2003</text:p>
          </table:table-cell>
          <table:table-cell office:value-type="string" calcext:value-type="string">
            <text:p>LAPD5009_TC</text:p>
          </table:table-cell>
          <table:table-cell office:value-type="string" calcext:value-type="string">
            <text:p>LAPD500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Myos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Myos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7578&amp;ns=NCI_Thesaurus</text:p>
          </table:table-cell>
          <table:table-cell office:value-type="string" calcext:value-type="string">
            <text:p>EGAN0000126652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2301</text:p>
          </table:table-cell>
          <table:table-cell office:value-type="string" calcext:value-type="string">
            <text:p>MYH_BC</text:p>
          </table:table-cell>
          <table:table-cell office:value-type="string" calcext:value-type="string">
            <text:p>MY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/>
          <table:table-cell office:value-type="string" calcext:value-type="string">
            <text:p>Rheumatoid Arthr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884&amp;ns=NCI_Thesaurus</text:p>
          </table:table-cell>
          <table:table-cell office:value-type="string" calcext:value-type="string">
            <text:p>EGAN0000126652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2302</text:p>
          </table:table-cell>
          <table:table-cell office:value-type="string" calcext:value-type="string">
            <text:p>MYH_Mono</text:p>
          </table:table-cell>
          <table:table-cell office:value-type="string" calcext:value-type="string">
            <text:p>MY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/>
          <table:table-cell office:value-type="string" calcext:value-type="string">
            <text:p>Rheumatoid Arthr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884&amp;ns=NCI_Thesaurus</text:p>
          </table:table-cell>
          <table:table-cell office:value-type="string" calcext:value-type="string">
            <text:p>EGAN0000126652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2303</text:p>
          </table:table-cell>
          <table:table-cell office:value-type="string" calcext:value-type="string">
            <text:p>MYH_TC</text:p>
          </table:table-cell>
          <table:table-cell office:value-type="string" calcext:value-type="string">
            <text:p>MYH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/>
          <table:table-cell office:value-type="string" calcext:value-type="string">
            <text:p>Rheumatoid Arthritis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884&amp;ns=NCI_Thesaurus</text:p>
          </table:table-cell>
          <table:table-cell office:value-type="string" calcext:value-type="string">
            <text:p>EGAN0000126652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5401</text:p>
          </table:table-cell>
          <table:table-cell office:value-type="string" calcext:value-type="string">
            <text:p>247KASP_251BRID_Mono</text:p>
          </table:table-cell>
          <table:table-cell office:value-type="string" calcext:value-type="string">
            <text:p>247KASP_251BRI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54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25501</text:p>
          </table:table-cell>
          <table:table-cell office:value-type="string" calcext:value-type="string">
            <text:p>251BRID_Mono</text:p>
          </table:table-cell>
          <table:table-cell office:value-type="string" calcext:value-type="string">
            <text:p>251BRI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9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17902</text:p>
          </table:table-cell>
          <table:table-cell office:value-type="string" calcext:value-type="string">
            <text:p>247KASP_Mono</text:p>
          </table:table-cell>
          <table:table-cell office:value-type="string" calcext:value-type="string">
            <text:p>247KAS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25701</text:p>
          </table:table-cell>
          <table:table-cell office:value-type="string" calcext:value-type="string">
            <text:p>254FUNR_247KASP_TC</text:p>
          </table:table-cell>
          <table:table-cell office:value-type="string" calcext:value-type="string">
            <text:p>254FUNR_247KAS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17903</text:p>
          </table:table-cell>
          <table:table-cell office:value-type="string" calcext:value-type="string">
            <text:p>247KASP_TC</text:p>
          </table:table-cell>
          <table:table-cell office:value-type="string" calcext:value-type="string">
            <text:p>247KASP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003</text:p>
          </table:table-cell>
          <table:table-cell office:value-type="string" calcext:value-type="string">
            <text:p>254FUNR_TC</text:p>
          </table:table-cell>
          <table:table-cell office:value-type="string" calcext:value-type="string">
            <text:p>254FUN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002</text:p>
          </table:table-cell>
          <table:table-cell office:value-type="string" calcext:value-type="string">
            <text:p>254FUNR_Mono</text:p>
          </table:table-cell>
          <table:table-cell office:value-type="string" calcext:value-type="string">
            <text:p>254FUN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9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5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26101</text:p>
          </table:table-cell>
          <table:table-cell office:value-type="string" calcext:value-type="string">
            <text:p>248GOUE_Mono</text:p>
          </table:table-cell>
          <table:table-cell office:value-type="string" calcext:value-type="string">
            <text:p>248GOU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54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17602</text:p>
          </table:table-cell>
          <table:table-cell office:value-type="string" calcext:value-type="string">
            <text:p>243GAGL_Mono</text:p>
          </table:table-cell>
          <table:table-cell office:value-type="string" calcext:value-type="string">
            <text:p>243GAG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48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26301</text:p>
          </table:table-cell>
          <table:table-cell office:value-type="string" calcext:value-type="string">
            <text:p>243GAGL_248GOUE_TC</text:p>
          </table:table-cell>
          <table:table-cell office:value-type="string" calcext:value-type="string">
            <text:p>243GAGL_248GOU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26102</text:p>
          </table:table-cell>
          <table:table-cell office:value-type="string" calcext:value-type="string">
            <text:p>248GOUE_TC</text:p>
          </table:table-cell>
          <table:table-cell office:value-type="string" calcext:value-type="string">
            <text:p>248GOU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9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17604</text:p>
          </table:table-cell>
          <table:table-cell office:value-type="string" calcext:value-type="string">
            <text:p>243GAGL_TC</text:p>
          </table:table-cell>
          <table:table-cell office:value-type="string" calcext:value-type="string">
            <text:p>243GAGL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S032001</text:p>
          </table:table-cell>
          <table:table-cell office:value-type="string" calcext:value-type="string">
            <text:p>247KASP_254FUNR_TC</text:p>
          </table:table-cell>
          <table:table-cell office:value-type="string" calcext:value-type="string">
            <text:p>247KASP_254FUNR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57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32101</text:p>
          </table:table-cell>
          <table:table-cell office:value-type="string" calcext:value-type="string">
            <text:p>237LAQC_243GAGL_248GOUE_TC</text:p>
          </table:table-cell>
          <table:table-cell office:value-type="string" calcext:value-type="string">
            <text:p>237LAQC_243GAGL_248GOU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26657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5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33701</text:p>
          </table:table-cell>
          <table:table-cell office:value-type="string" calcext:value-type="string">
            <text:p>013_BC</text:p>
          </table:table-cell>
          <table:table-cell office:value-type="float" office:value="13" calcext:value-type="float">
            <text:p>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8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702</text:p>
          </table:table-cell>
          <table:table-cell office:value-type="string" calcext:value-type="string">
            <text:p>013_Mono</text:p>
          </table:table-cell>
          <table:table-cell office:value-type="float" office:value="13" calcext:value-type="float">
            <text:p>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8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703</text:p>
          </table:table-cell>
          <table:table-cell office:value-type="string" calcext:value-type="string">
            <text:p>013_Mono</text:p>
          </table:table-cell>
          <table:table-cell office:value-type="float" office:value="13" calcext:value-type="float">
            <text:p>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8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704</text:p>
          </table:table-cell>
          <table:table-cell office:value-type="string" calcext:value-type="string">
            <text:p>013_TC</text:p>
          </table:table-cell>
          <table:table-cell office:value-type="float" office:value="13" calcext:value-type="float">
            <text:p>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705</text:p>
          </table:table-cell>
          <table:table-cell office:value-type="string" calcext:value-type="string">
            <text:p>013_TC</text:p>
          </table:table-cell>
          <table:table-cell office:value-type="float" office:value="13" calcext:value-type="float">
            <text:p>13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801</text:p>
          </table:table-cell>
          <table:table-cell office:value-type="string" calcext:value-type="string">
            <text:p>014_BC</text:p>
          </table:table-cell>
          <table:table-cell office:value-type="float" office:value="14" calcext:value-type="float">
            <text:p>1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802</text:p>
          </table:table-cell>
          <table:table-cell office:value-type="string" calcext:value-type="string">
            <text:p>014_Mono</text:p>
          </table:table-cell>
          <table:table-cell office:value-type="float" office:value="14" calcext:value-type="float">
            <text:p>1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803</text:p>
          </table:table-cell>
          <table:table-cell office:value-type="string" calcext:value-type="string">
            <text:p>014_TC</text:p>
          </table:table-cell>
          <table:table-cell office:value-type="float" office:value="14" calcext:value-type="float">
            <text:p>14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901</text:p>
          </table:table-cell>
          <table:table-cell office:value-type="string" calcext:value-type="string">
            <text:p>015_BC</text:p>
          </table:table-cell>
          <table:table-cell office:value-type="float" office:value="15" calcext:value-type="float">
            <text:p>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902</text:p>
          </table:table-cell>
          <table:table-cell office:value-type="string" calcext:value-type="string">
            <text:p>015_Mono</text:p>
          </table:table-cell>
          <table:table-cell office:value-type="float" office:value="15" calcext:value-type="float">
            <text:p>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903</text:p>
          </table:table-cell>
          <table:table-cell office:value-type="string" calcext:value-type="string">
            <text:p>015_Mono</text:p>
          </table:table-cell>
          <table:table-cell office:value-type="float" office:value="15" calcext:value-type="float">
            <text:p>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904</text:p>
          </table:table-cell>
          <table:table-cell office:value-type="string" calcext:value-type="string">
            <text:p>015_TC</text:p>
          </table:table-cell>
          <table:table-cell office:value-type="float" office:value="15" calcext:value-type="float">
            <text:p>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3905</text:p>
          </table:table-cell>
          <table:table-cell office:value-type="string" calcext:value-type="string">
            <text:p>015_TC</text:p>
          </table:table-cell>
          <table:table-cell office:value-type="float" office:value="15" calcext:value-type="float">
            <text:p>1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59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4001</text:p>
          </table:table-cell>
          <table:table-cell office:value-type="string" calcext:value-type="string">
            <text:p>016_Mono</text:p>
          </table:table-cell>
          <table:table-cell office:value-type="float" office:value="16" calcext:value-type="float">
            <text:p>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60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4002</text:p>
          </table:table-cell>
          <table:table-cell office:value-type="string" calcext:value-type="string">
            <text:p>016_TC</text:p>
          </table:table-cell>
          <table:table-cell office:value-type="float" office:value="16" calcext:value-type="float">
            <text:p>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60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4003</text:p>
          </table:table-cell>
          <table:table-cell office:value-type="string" calcext:value-type="string">
            <text:p>016_TC</text:p>
          </table:table-cell>
          <table:table-cell office:value-type="float" office:value="16" calcext:value-type="float">
            <text:p>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26660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9202</text:p>
          </table:table-cell>
          <table:table-cell office:value-type="string" calcext:value-type="string">
            <text:p>264BOUA_Mono</text:p>
          </table:table-cell>
          <table:table-cell office:value-type="string" calcext:value-type="string">
            <text:p>264BOU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301</text:p>
          </table:table-cell>
          <table:table-cell office:value-type="string" calcext:value-type="string">
            <text:p>CONT001_TC</text:p>
          </table:table-cell>
          <table:table-cell office:value-type="string" calcext:value-type="string">
            <text:p>CONT00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401</text:p>
          </table:table-cell>
          <table:table-cell office:value-type="string" calcext:value-type="string">
            <text:p>CONT002_TC</text:p>
          </table:table-cell>
          <table:table-cell office:value-type="string" calcext:value-type="string">
            <text:p>CONT00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501</text:p>
          </table:table-cell>
          <table:table-cell office:value-type="string" calcext:value-type="string">
            <text:p>CONT003_TC</text:p>
          </table:table-cell>
          <table:table-cell office:value-type="string" calcext:value-type="string">
            <text:p>CONT00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601</text:p>
          </table:table-cell>
          <table:table-cell office:value-type="string" calcext:value-type="string">
            <text:p>CONT004_TC</text:p>
          </table:table-cell>
          <table:table-cell office:value-type="string" calcext:value-type="string">
            <text:p>CONT00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uth 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701</text:p>
          </table:table-cell>
          <table:table-cell office:value-type="string" calcext:value-type="string">
            <text:p>CONT005_TC</text:p>
          </table:table-cell>
          <table:table-cell office:value-type="string" calcext:value-type="string">
            <text:p>CONT0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ypertension;Gou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ypertension;Gout</text:p>
          </table:table-cell>
          <table:table-cell office:value-type="string" calcext:value-type="string">
            <text:p>Aspirin</text:p>
          </table:table-cell>
          <table:table-cell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34650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801</text:p>
          </table:table-cell>
          <table:table-cell office:value-type="string" calcext:value-type="string">
            <text:p>CONT006_TC</text:p>
          </table:table-cell>
          <table:table-cell office:value-type="string" calcext:value-type="string">
            <text:p>CONT00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9901</text:p>
          </table:table-cell>
          <table:table-cell office:value-type="string" calcext:value-type="string">
            <text:p>CONT008_TC</text:p>
          </table:table-cell>
          <table:table-cell office:value-type="string" calcext:value-type="string">
            <text:p>CONT00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0001</text:p>
          </table:table-cell>
          <table:table-cell office:value-type="string" calcext:value-type="string">
            <text:p>CONT009_TC</text:p>
          </table:table-cell>
          <table:table-cell office:value-type="string" calcext:value-type="string">
            <text:p>CONT00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/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502</text:p>
          </table:table-cell>
          <table:table-cell office:value-type="string" calcext:value-type="string">
            <text:p>240CHAD_BC</text:p>
          </table:table-cell>
          <table:table-cell office:value-type="string" calcext:value-type="string">
            <text:p>240CHA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8703</text:p>
          </table:table-cell>
          <table:table-cell office:value-type="string" calcext:value-type="string">
            <text:p>259LARJ_TC</text:p>
          </table:table-cell>
          <table:table-cell office:value-type="string" calcext:value-type="string">
            <text:p>259LARJ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8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34004</text:p>
          </table:table-cell>
          <table:table-cell office:value-type="string" calcext:value-type="string">
            <text:p>016_BC</text:p>
          </table:table-cell>
          <table:table-cell office:value-type="float" office:value="16" calcext:value-type="float">
            <text:p>16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42319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4903</text:p>
          </table:table-cell>
          <table:table-cell office:value-type="string" calcext:value-type="string">
            <text:p>021_Mono</text:p>
          </table:table-cell>
          <table:table-cell office:value-type="float" office:value="21" calcext:value-type="float">
            <text:p>2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42316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8801</text:p>
          </table:table-cell>
          <table:table-cell office:value-type="string" calcext:value-type="string">
            <text:p>012_TC</text:p>
          </table:table-cell>
          <table:table-cell office:value-type="float" office:value="12" calcext:value-type="float">
            <text:p>1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42321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6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17202</text:p>
          </table:table-cell>
          <table:table-cell office:value-type="string" calcext:value-type="string">
            <text:p>238FORG_TC</text:p>
          </table:table-cell>
          <table:table-cell office:value-type="string" calcext:value-type="string">
            <text:p>238FORG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7503</text:p>
          </table:table-cell>
          <table:table-cell office:value-type="string" calcext:value-type="string">
            <text:p>240CHAD_TC</text:p>
          </table:table-cell>
          <table:table-cell office:value-type="string" calcext:value-type="string">
            <text:p>240CHA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Scleroderma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Scleroderma</text:p>
          </table:table-cell>
          <table:table-cell table:number-columns-repeated="2"/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26746&amp;ns=NCI_Thesaurus</text:p>
          </table:table-cell>
          <table:table-cell office:value-type="string" calcext:value-type="string">
            <text:p>EGAN0000142317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48802</text:p>
          </table:table-cell>
          <table:table-cell office:value-type="string" calcext:value-type="string">
            <text:p>012_Mono</text:p>
          </table:table-cell>
          <table:table-cell office:value-type="float" office:value="12" calcext:value-type="float">
            <text:p>1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office:value-type="string" calcext:value-type="string">
            <text:p>EGAN0000142321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SARDs</text:p>
          </table:table-cell>
          <table:table-cell office:value-type="float" office:value="8278" calcext:value-type="float">
            <text:p>8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6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101</text:p>
          </table:table-cell>
          <table:table-cell office:value-type="string" calcext:value-type="string">
            <text:p>BF772_Mono</text:p>
          </table:table-cell>
          <table:table-cell office:value-type="string" calcext:value-type="string">
            <text:p>BF77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Minirin</text:p>
          </table:table-cell>
          <table:table-cell office:value-type="string" calcext:value-type="string">
            <text:p>Minirin contains [1-Desaminocystein,8-D-arginin] vasopressin [Antiduretic]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1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201</text:p>
          </table:table-cell>
          <table:table-cell office:value-type="string" calcext:value-type="string">
            <text:p>BF773_Mono</text:p>
          </table:table-cell>
          <table:table-cell office:value-type="string" calcext:value-type="string">
            <text:p>BF7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9-4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401</text:p>
          </table:table-cell>
          <table:table-cell office:value-type="string" calcext:value-type="string">
            <text:p>BCU1053_TC</text:p>
          </table:table-cell>
          <table:table-cell office:value-type="string" calcext:value-type="string">
            <text:p>BCU105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6-7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501</text:p>
          </table:table-cell>
          <table:table-cell office:value-type="string" calcext:value-type="string">
            <text:p>BCU292_TC</text:p>
          </table:table-cell>
          <table:table-cell office:value-type="string" calcext:value-type="string">
            <text:p>BCU29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3-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601</text:p>
          </table:table-cell>
          <table:table-cell office:value-type="string" calcext:value-type="string">
            <text:p>BCU173_TC</text:p>
          </table:table-cell>
          <table:table-cell office:value-type="string" calcext:value-type="string">
            <text:p>BCU1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701</text:p>
          </table:table-cell>
          <table:table-cell office:value-type="string" calcext:value-type="string">
            <text:p>BCU582_TC</text:p>
          </table:table-cell>
          <table:table-cell office:value-type="string" calcext:value-type="string">
            <text:p>BCU58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6-6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0801</text:p>
          </table:table-cell>
          <table:table-cell office:value-type="string" calcext:value-type="string">
            <text:p>BCU801_TC</text:p>
          </table:table-cell>
          <table:table-cell office:value-type="string" calcext:value-type="string">
            <text:p>BCU80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1-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901</text:p>
          </table:table-cell>
          <table:table-cell office:value-type="string" calcext:value-type="string">
            <text:p>BCU1571_TC</text:p>
          </table:table-cell>
          <table:table-cell office:value-type="string" calcext:value-type="string">
            <text:p>BCU15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6-4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4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001</text:p>
          </table:table-cell>
          <table:table-cell office:value-type="string" calcext:value-type="string">
            <text:p>BCU1595_TC</text:p>
          </table:table-cell>
          <table:table-cell office:value-type="string" calcext:value-type="string">
            <text:p>BCU159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2-3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4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1101</text:p>
          </table:table-cell>
          <table:table-cell office:value-type="string" calcext:value-type="string">
            <text:p>BCU1799_TC</text:p>
          </table:table-cell>
          <table:table-cell office:value-type="string" calcext:value-type="string">
            <text:p>BCU179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3-2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Passive smoker (massive) 1994-2005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4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401</text:p>
          </table:table-cell>
          <table:table-cell office:value-type="string" calcext:value-type="string">
            <text:p>BCU1657_TC</text:p>
          </table:table-cell>
          <table:table-cell office:value-type="string" calcext:value-type="string">
            <text:p>BCU16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0-5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1-2 cigs/day since 1992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5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501</text:p>
          </table:table-cell>
          <table:table-cell office:value-type="string" calcext:value-type="string">
            <text:p>BCU1787_TC</text:p>
          </table:table-cell>
          <table:table-cell office:value-type="string" calcext:value-type="string">
            <text:p>BCU178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601</text:p>
          </table:table-cell>
          <table:table-cell office:value-type="string" calcext:value-type="string">
            <text:p>BCU1945_TC</text:p>
          </table:table-cell>
          <table:table-cell office:value-type="string" calcext:value-type="string">
            <text:p>BCU194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9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2701</text:p>
          </table:table-cell>
          <table:table-cell office:value-type="string" calcext:value-type="string">
            <text:p>BCU551_TC</text:p>
          </table:table-cell>
          <table:table-cell office:value-type="string" calcext:value-type="string">
            <text:p>BCU55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2-46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9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2801</text:p>
          </table:table-cell>
          <table:table-cell office:value-type="string" calcext:value-type="string">
            <text:p>BCU607_TC</text:p>
          </table:table-cell>
          <table:table-cell office:value-type="string" calcext:value-type="string">
            <text:p>BCU6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2-2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901</text:p>
          </table:table-cell>
          <table:table-cell office:value-type="string" calcext:value-type="string">
            <text:p>BCU768_TC</text:p>
          </table:table-cell>
          <table:table-cell office:value-type="string" calcext:value-type="string">
            <text:p>BCU76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8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3001</text:p>
          </table:table-cell>
          <table:table-cell office:value-type="string" calcext:value-type="string">
            <text:p>BCU899_TC</text:p>
          </table:table-cell>
          <table:table-cell office:value-type="string" calcext:value-type="string">
            <text:p>BCU89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6-7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20 cigs/day since 1986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0402</text:p>
          </table:table-cell>
          <table:table-cell office:value-type="string" calcext:value-type="string">
            <text:p>BCU1053_Mono</text:p>
          </table:table-cell>
          <table:table-cell office:value-type="string" calcext:value-type="string">
            <text:p>BCU105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6-7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5501</text:p>
          </table:table-cell>
          <table:table-cell office:value-type="string" calcext:value-type="string">
            <text:p>BCU120_Mono</text:p>
          </table:table-cell>
          <table:table-cell office:value-type="string" calcext:value-type="string">
            <text:p>BCU12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20 cigs/day 1977-1980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9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5502</text:p>
          </table:table-cell>
          <table:table-cell office:value-type="string" calcext:value-type="string">
            <text:p>BCU120_TC</text:p>
          </table:table-cell>
          <table:table-cell office:value-type="string" calcext:value-type="string">
            <text:p>BCU12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20 cigs/day 1977-1980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9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5701</text:p>
          </table:table-cell>
          <table:table-cell office:value-type="string" calcext:value-type="string">
            <text:p>BCU133_BC</text:p>
          </table:table-cell>
          <table:table-cell office:value-type="string" calcext:value-type="string">
            <text:p>BCU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9-3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5702</text:p>
          </table:table-cell>
          <table:table-cell office:value-type="string" calcext:value-type="string">
            <text:p>BCU133_Mono</text:p>
          </table:table-cell>
          <table:table-cell office:value-type="string" calcext:value-type="string">
            <text:p>BCU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9-3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05703</text:p>
          </table:table-cell>
          <table:table-cell office:value-type="string" calcext:value-type="string">
            <text:p>BCU133_TC</text:p>
          </table:table-cell>
          <table:table-cell office:value-type="string" calcext:value-type="string">
            <text:p>BCU13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9-3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00902</text:p>
          </table:table-cell>
          <table:table-cell office:value-type="string" calcext:value-type="string">
            <text:p>BCU1571_Mono</text:p>
          </table:table-cell>
          <table:table-cell office:value-type="string" calcext:value-type="string">
            <text:p>BCU15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6-4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4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1002</text:p>
          </table:table-cell>
          <table:table-cell office:value-type="string" calcext:value-type="string">
            <text:p>BCU1595_Mono</text:p>
          </table:table-cell>
          <table:table-cell office:value-type="string" calcext:value-type="string">
            <text:p>BCU159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2-3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4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2402</text:p>
          </table:table-cell>
          <table:table-cell office:value-type="string" calcext:value-type="string">
            <text:p>BCU1657_Mono</text:p>
          </table:table-cell>
          <table:table-cell office:value-type="string" calcext:value-type="string">
            <text:p>BCU16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0-5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1-2 cigs/day since 1992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6401</text:p>
          </table:table-cell>
          <table:table-cell office:value-type="string" calcext:value-type="string">
            <text:p>BCU1731_Mono</text:p>
          </table:table-cell>
          <table:table-cell office:value-type="string" calcext:value-type="string">
            <text:p>BCU173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2-2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6402</text:p>
          </table:table-cell>
          <table:table-cell office:value-type="string" calcext:value-type="string">
            <text:p>BCU1731_TC</text:p>
          </table:table-cell>
          <table:table-cell office:value-type="string" calcext:value-type="string">
            <text:p>BCU173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2-2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602</text:p>
          </table:table-cell>
          <table:table-cell office:value-type="string" calcext:value-type="string">
            <text:p>BCU173_Mono</text:p>
          </table:table-cell>
          <table:table-cell office:value-type="string" calcext:value-type="string">
            <text:p>BCU1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6701</text:p>
          </table:table-cell>
          <table:table-cell office:value-type="string" calcext:value-type="string">
            <text:p>BCU1744_Mono</text:p>
          </table:table-cell>
          <table:table-cell office:value-type="string" calcext:value-type="string">
            <text:p>BCU174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3-4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6702</text:p>
          </table:table-cell>
          <table:table-cell office:value-type="string" calcext:value-type="string">
            <text:p>BCU1744_TC</text:p>
          </table:table-cell>
          <table:table-cell office:value-type="string" calcext:value-type="string">
            <text:p>BCU174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3-4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2502</text:p>
          </table:table-cell>
          <table:table-cell office:value-type="string" calcext:value-type="string">
            <text:p>BCU1787_Mono</text:p>
          </table:table-cell>
          <table:table-cell office:value-type="string" calcext:value-type="string">
            <text:p>BCU178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1102</text:p>
          </table:table-cell>
          <table:table-cell office:value-type="string" calcext:value-type="string">
            <text:p>BCU1799_Mono</text:p>
          </table:table-cell>
          <table:table-cell office:value-type="string" calcext:value-type="string">
            <text:p>BCU179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3-2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Passive smoker (massive) 1994-2005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4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7201</text:p>
          </table:table-cell>
          <table:table-cell office:value-type="string" calcext:value-type="string">
            <text:p>BCU1900_Mono</text:p>
          </table:table-cell>
          <table:table-cell office:value-type="string" calcext:value-type="string">
            <text:p>BCU19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5-5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10 cigs/day 1985-1998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7203</text:p>
          </table:table-cell>
          <table:table-cell office:value-type="string" calcext:value-type="string">
            <text:p>BCU1900_TC</text:p>
          </table:table-cell>
          <table:table-cell office:value-type="string" calcext:value-type="string">
            <text:p>BCU19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5-5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10 cigs/day 1985-1998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2602</text:p>
          </table:table-cell>
          <table:table-cell office:value-type="string" calcext:value-type="string">
            <text:p>BCU1945_Mono</text:p>
          </table:table-cell>
          <table:table-cell office:value-type="string" calcext:value-type="string">
            <text:p>BCU194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0502</text:p>
          </table:table-cell>
          <table:table-cell office:value-type="string" calcext:value-type="string">
            <text:p>BCU292_Mono</text:p>
          </table:table-cell>
          <table:table-cell office:value-type="string" calcext:value-type="string">
            <text:p>BCU29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3-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2702</text:p>
          </table:table-cell>
          <table:table-cell office:value-type="string" calcext:value-type="string">
            <text:p>BCU551_Mono</text:p>
          </table:table-cell>
          <table:table-cell office:value-type="string" calcext:value-type="string">
            <text:p>BCU55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2-46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7901</text:p>
          </table:table-cell>
          <table:table-cell office:value-type="string" calcext:value-type="string">
            <text:p>BCU566_Mono</text:p>
          </table:table-cell>
          <table:table-cell office:value-type="string" calcext:value-type="string">
            <text:p>BCU56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6-4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7903</text:p>
          </table:table-cell>
          <table:table-cell office:value-type="string" calcext:value-type="string">
            <text:p>BCU566_TC</text:p>
          </table:table-cell>
          <table:table-cell office:value-type="string" calcext:value-type="string">
            <text:p>BCU56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6-4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0702</text:p>
          </table:table-cell>
          <table:table-cell office:value-type="string" calcext:value-type="string">
            <text:p>BCU582_Mono</text:p>
          </table:table-cell>
          <table:table-cell office:value-type="string" calcext:value-type="string">
            <text:p>BCU58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6-6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2802</text:p>
          </table:table-cell>
          <table:table-cell office:value-type="string" calcext:value-type="string">
            <text:p>BCU607_Mono</text:p>
          </table:table-cell>
          <table:table-cell office:value-type="string" calcext:value-type="string">
            <text:p>BCU60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2-2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2902</text:p>
          </table:table-cell>
          <table:table-cell office:value-type="string" calcext:value-type="string">
            <text:p>BCU768_Mono</text:p>
          </table:table-cell>
          <table:table-cell office:value-type="string" calcext:value-type="string">
            <text:p>BCU76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802</text:p>
          </table:table-cell>
          <table:table-cell office:value-type="string" calcext:value-type="string">
            <text:p>BCU801_Mono</text:p>
          </table:table-cell>
          <table:table-cell office:value-type="string" calcext:value-type="string">
            <text:p>BCU80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1-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3002</text:p>
          </table:table-cell>
          <table:table-cell office:value-type="string" calcext:value-type="string">
            <text:p>BCU899_Mono</text:p>
          </table:table-cell>
          <table:table-cell office:value-type="string" calcext:value-type="string">
            <text:p>BCU899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6-7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20 cigs/day since 1986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8901</text:p>
          </table:table-cell>
          <table:table-cell office:value-type="string" calcext:value-type="string">
            <text:p>BF705_BC</text:p>
          </table:table-cell>
          <table:table-cell office:value-type="string" calcext:value-type="string">
            <text:p>BF7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8902</text:p>
          </table:table-cell>
          <table:table-cell office:value-type="string" calcext:value-type="string">
            <text:p>BF705_TC</text:p>
          </table:table-cell>
          <table:table-cell office:value-type="string" calcext:value-type="string">
            <text:p>BF7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9101</text:p>
          </table:table-cell>
          <table:table-cell office:value-type="string" calcext:value-type="string">
            <text:p>BF757_BC</text:p>
          </table:table-cell>
          <table:table-cell office:value-type="string" calcext:value-type="string">
            <text:p>BF7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09103</text:p>
          </table:table-cell>
          <table:table-cell office:value-type="string" calcext:value-type="string">
            <text:p>BF757_Mono</text:p>
          </table:table-cell>
          <table:table-cell office:value-type="string" calcext:value-type="string">
            <text:p>BF7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09104</text:p>
          </table:table-cell>
          <table:table-cell office:value-type="string" calcext:value-type="string">
            <text:p>BF757_Mono</text:p>
          </table:table-cell>
          <table:table-cell office:value-type="string" calcext:value-type="string">
            <text:p>BF7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09105</text:p>
          </table:table-cell>
          <table:table-cell office:value-type="string" calcext:value-type="string">
            <text:p>BF757_TC</text:p>
          </table:table-cell>
          <table:table-cell office:value-type="string" calcext:value-type="string">
            <text:p>BF7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9106</text:p>
          </table:table-cell>
          <table:table-cell office:value-type="string" calcext:value-type="string">
            <text:p>BF757_TC</text:p>
          </table:table-cell>
          <table:table-cell office:value-type="string" calcext:value-type="string">
            <text:p>BF7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09601</text:p>
          </table:table-cell>
          <table:table-cell office:value-type="string" calcext:value-type="string">
            <text:p>BF758_BC</text:p>
          </table:table-cell>
          <table:table-cell office:value-type="string" calcext:value-type="string">
            <text:p>BF7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-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5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9602</text:p>
          </table:table-cell>
          <table:table-cell office:value-type="string" calcext:value-type="string">
            <text:p>BF758_Mono</text:p>
          </table:table-cell>
          <table:table-cell office:value-type="string" calcext:value-type="string">
            <text:p>BF7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-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9604</text:p>
          </table:table-cell>
          <table:table-cell office:value-type="string" calcext:value-type="string">
            <text:p>BF758_TC</text:p>
          </table:table-cell>
          <table:table-cell office:value-type="string" calcext:value-type="string">
            <text:p>BF7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-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9605</text:p>
          </table:table-cell>
          <table:table-cell office:value-type="string" calcext:value-type="string">
            <text:p>BF758_TC</text:p>
          </table:table-cell>
          <table:table-cell office:value-type="string" calcext:value-type="string">
            <text:p>BF7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-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0001</text:p>
          </table:table-cell>
          <table:table-cell office:value-type="string" calcext:value-type="string">
            <text:p>BF761_BC</text:p>
          </table:table-cell>
          <table:table-cell office:value-type="string" calcext:value-type="string">
            <text:p>BF76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9-5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0002</text:p>
          </table:table-cell>
          <table:table-cell office:value-type="string" calcext:value-type="string">
            <text:p>BF761_Mono</text:p>
          </table:table-cell>
          <table:table-cell office:value-type="string" calcext:value-type="string">
            <text:p>BF76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9-5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5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0003</text:p>
          </table:table-cell>
          <table:table-cell office:value-type="string" calcext:value-type="string">
            <text:p>BF761_TC</text:p>
          </table:table-cell>
          <table:table-cell office:value-type="string" calcext:value-type="string">
            <text:p>BF76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9-5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5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0301</text:p>
          </table:table-cell>
          <table:table-cell office:value-type="string" calcext:value-type="string">
            <text:p>BF764_BC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10304</text:p>
          </table:table-cell>
          <table:table-cell office:value-type="string" calcext:value-type="string">
            <text:p>BF764_Mono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0305</text:p>
          </table:table-cell>
          <table:table-cell office:value-type="string" calcext:value-type="string">
            <text:p>BF764_Mono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0307</text:p>
          </table:table-cell>
          <table:table-cell office:value-type="string" calcext:value-type="string">
            <text:p>BF764_TC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0308</text:p>
          </table:table-cell>
          <table:table-cell office:value-type="string" calcext:value-type="string">
            <text:p>BF764_TC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5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0801</text:p>
          </table:table-cell>
          <table:table-cell office:value-type="string" calcext:value-type="string">
            <text:p>BF770_BC</text:p>
          </table:table-cell>
          <table:table-cell office:value-type="string" calcext:value-type="string">
            <text:p>BF77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1-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10802</text:p>
          </table:table-cell>
          <table:table-cell office:value-type="string" calcext:value-type="string">
            <text:p>BF770_Mono</text:p>
          </table:table-cell>
          <table:table-cell office:value-type="string" calcext:value-type="string">
            <text:p>BF77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1-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10803</text:p>
          </table:table-cell>
          <table:table-cell office:value-type="string" calcext:value-type="string">
            <text:p>BF770_Mono</text:p>
          </table:table-cell>
          <table:table-cell office:value-type="string" calcext:value-type="string">
            <text:p>BF77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1-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0804</text:p>
          </table:table-cell>
          <table:table-cell office:value-type="string" calcext:value-type="string">
            <text:p>BF770_TC</text:p>
          </table:table-cell>
          <table:table-cell office:value-type="string" calcext:value-type="string">
            <text:p>BF77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1-6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6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1201</text:p>
          </table:table-cell>
          <table:table-cell office:value-type="string" calcext:value-type="string">
            <text:p>BF771_BC</text:p>
          </table:table-cell>
          <table:table-cell office:value-type="string" calcext:value-type="string">
            <text:p>BF7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4-2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1202</text:p>
          </table:table-cell>
          <table:table-cell office:value-type="string" calcext:value-type="string">
            <text:p>BF771_TC</text:p>
          </table:table-cell>
          <table:table-cell office:value-type="string" calcext:value-type="string">
            <text:p>BF7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4-2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5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00102</text:p>
          </table:table-cell>
          <table:table-cell office:value-type="string" calcext:value-type="string">
            <text:p>BF772_BC</text:p>
          </table:table-cell>
          <table:table-cell office:value-type="string" calcext:value-type="string">
            <text:p>BF77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Minirin</text:p>
          </table:table-cell>
          <table:table-cell office:value-type="string" calcext:value-type="string">
            <text:p>Minirin contains [1-Desaminocystein,8-D-arginin] vasopressin [Antiduretic]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1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0103</text:p>
          </table:table-cell>
          <table:table-cell office:value-type="string" calcext:value-type="string">
            <text:p>BF772_BC</text:p>
          </table:table-cell>
          <table:table-cell office:value-type="string" calcext:value-type="string">
            <text:p>BF77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Minirin</text:p>
          </table:table-cell>
          <table:table-cell office:value-type="string" calcext:value-type="string">
            <text:p>Minirin contains [1-Desaminocystein,8-D-arginin] vasopressin [Antiduretic]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1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104</text:p>
          </table:table-cell>
          <table:table-cell office:value-type="string" calcext:value-type="string">
            <text:p>BF772_Mono</text:p>
          </table:table-cell>
          <table:table-cell office:value-type="string" calcext:value-type="string">
            <text:p>BF77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Minirin</text:p>
          </table:table-cell>
          <table:table-cell office:value-type="string" calcext:value-type="string">
            <text:p>Minirin contains [1-Desaminocystein,8-D-arginin] vasopressin [Antiduretic]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105</text:p>
          </table:table-cell>
          <table:table-cell office:value-type="string" calcext:value-type="string">
            <text:p>BF772_TC</text:p>
          </table:table-cell>
          <table:table-cell office:value-type="string" calcext:value-type="string">
            <text:p>BF77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Minirin</text:p>
          </table:table-cell>
          <table:table-cell office:value-type="string" calcext:value-type="string">
            <text:p>Minirin contains [1-Desaminocystein,8-D-arginin] vasopressin [Antiduretic]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0106</text:p>
          </table:table-cell>
          <table:table-cell office:value-type="string" calcext:value-type="string">
            <text:p>BF772_TC</text:p>
          </table:table-cell>
          <table:table-cell office:value-type="string" calcext:value-type="string">
            <text:p>BF77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5-6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Minirin</text:p>
          </table:table-cell>
          <table:table-cell office:value-type="string" calcext:value-type="string">
            <text:p>Minirin contains [1-Desaminocystein,8-D-arginin] vasopressin [Antiduretic]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202</text:p>
          </table:table-cell>
          <table:table-cell office:value-type="string" calcext:value-type="string">
            <text:p>BF773_BC</text:p>
          </table:table-cell>
          <table:table-cell office:value-type="string" calcext:value-type="string">
            <text:p>BF7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9-4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0203</text:p>
          </table:table-cell>
          <table:table-cell office:value-type="string" calcext:value-type="string">
            <text:p>BF773_BC</text:p>
          </table:table-cell>
          <table:table-cell office:value-type="string" calcext:value-type="string">
            <text:p>BF7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9-4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204</text:p>
          </table:table-cell>
          <table:table-cell office:value-type="string" calcext:value-type="string">
            <text:p>BF773_Mono</text:p>
          </table:table-cell>
          <table:table-cell office:value-type="string" calcext:value-type="string">
            <text:p>BF7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9-4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205</text:p>
          </table:table-cell>
          <table:table-cell office:value-type="string" calcext:value-type="string">
            <text:p>BF773_TC</text:p>
          </table:table-cell>
          <table:table-cell office:value-type="string" calcext:value-type="string">
            <text:p>BF7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9-4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S000206</text:p>
          </table:table-cell>
          <table:table-cell office:value-type="string" calcext:value-type="string">
            <text:p>BF773_TC</text:p>
          </table:table-cell>
          <table:table-cell office:value-type="string" calcext:value-type="string">
            <text:p>BF77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9-4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2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2401</text:p>
          </table:table-cell>
          <table:table-cell office:value-type="string" calcext:value-type="string">
            <text:p>BF775_BC</text:p>
          </table:table-cell>
          <table:table-cell office:value-type="string" calcext:value-type="string">
            <text:p>BF77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6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403</text:p>
          </table:table-cell>
          <table:table-cell office:value-type="string" calcext:value-type="string">
            <text:p>BF775_Mono</text:p>
          </table:table-cell>
          <table:table-cell office:value-type="string" calcext:value-type="string">
            <text:p>BF77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405</text:p>
          </table:table-cell>
          <table:table-cell office:value-type="string" calcext:value-type="string">
            <text:p>BF775_TC</text:p>
          </table:table-cell>
          <table:table-cell office:value-type="string" calcext:value-type="string">
            <text:p>BF77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701</text:p>
          </table:table-cell>
          <table:table-cell office:value-type="string" calcext:value-type="string">
            <text:p>BF776_BC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702</text:p>
          </table:table-cell>
          <table:table-cell office:value-type="string" calcext:value-type="string">
            <text:p>BF776_BC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1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12704</text:p>
          </table:table-cell>
          <table:table-cell office:value-type="string" calcext:value-type="string">
            <text:p>BF776_Mono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705</text:p>
          </table:table-cell>
          <table:table-cell office:value-type="string" calcext:value-type="string">
            <text:p>BF776_Mono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12707</text:p>
          </table:table-cell>
          <table:table-cell office:value-type="string" calcext:value-type="string">
            <text:p>BF776_TC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7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708</text:p>
          </table:table-cell>
          <table:table-cell office:value-type="string" calcext:value-type="string">
            <text:p>BF776_TC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S013301</text:p>
          </table:table-cell>
          <table:table-cell office:value-type="string" calcext:value-type="string">
            <text:p>BF805_TC</text:p>
          </table:table-cell>
          <table:table-cell office:value-type="string" calcext:value-type="string">
            <text:p>BF80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3401</text:p>
          </table:table-cell>
          <table:table-cell office:value-type="string" calcext:value-type="string">
            <text:p>BCU1568_BC</text:p>
          </table:table-cell>
          <table:table-cell office:value-type="string" calcext:value-type="string">
            <text:p>BCU156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5-5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6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13501</text:p>
          </table:table-cell>
          <table:table-cell office:value-type="string" calcext:value-type="string">
            <text:p>BCU1653_BC</text:p>
          </table:table-cell>
          <table:table-cell office:value-type="string" calcext:value-type="string">
            <text:p>BCU1653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6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/>
          <table:table-cell office:value-type="string" calcext:value-type="string">
            <text:p>R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S012402</text:p>
          </table:table-cell>
          <table:table-cell office:value-type="string" calcext:value-type="string">
            <text:p>BF775_BC</text:p>
          </table:table-cell>
          <table:table-cell office:value-type="string" calcext:value-type="string">
            <text:p>BF77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2704</text:p>
          </table:table-cell>
          <table:table-cell office:value-type="string" calcext:value-type="string">
            <text:p>BCU551_TC</text:p>
          </table:table-cell>
          <table:table-cell office:value-type="string" calcext:value-type="string">
            <text:p>BCU55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2-46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7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9102</text:p>
          </table:table-cell>
          <table:table-cell office:value-type="string" calcext:value-type="string">
            <text:p>BF757_BC</text:p>
          </table:table-cell>
          <table:table-cell office:value-type="string" calcext:value-type="string">
            <text:p>BF757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4-5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0703</text:p>
          </table:table-cell>
          <table:table-cell office:value-type="string" calcext:value-type="string">
            <text:p>BCU582_TC</text:p>
          </table:table-cell>
          <table:table-cell office:value-type="string" calcext:value-type="string">
            <text:p>BCU582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56-6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3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2604</text:p>
          </table:table-cell>
          <table:table-cell office:value-type="string" calcext:value-type="string">
            <text:p>BCU1945_TC</text:p>
          </table:table-cell>
          <table:table-cell office:value-type="string" calcext:value-type="string">
            <text:p>BCU194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7202</text:p>
          </table:table-cell>
          <table:table-cell office:value-type="string" calcext:value-type="string">
            <text:p>BCU1900_Mono</text:p>
          </table:table-cell>
          <table:table-cell office:value-type="string" calcext:value-type="string">
            <text:p>BCU19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5-5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10 cigs/day 1985-1998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08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7204</text:p>
          </table:table-cell>
          <table:table-cell office:value-type="string" calcext:value-type="string">
            <text:p>BCU1900_TC</text:p>
          </table:table-cell>
          <table:table-cell office:value-type="string" calcext:value-type="string">
            <text:p>BCU1900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5-5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10 cigs/day 1985-1998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2603</text:p>
          </table:table-cell>
          <table:table-cell office:value-type="string" calcext:value-type="string">
            <text:p>BCU1945_Mono</text:p>
          </table:table-cell>
          <table:table-cell office:value-type="string" calcext:value-type="string">
            <text:p>BCU194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5-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02703</text:p>
          </table:table-cell>
          <table:table-cell office:value-type="string" calcext:value-type="string">
            <text:p>BCU551_Mono</text:p>
          </table:table-cell>
          <table:table-cell office:value-type="string" calcext:value-type="string">
            <text:p>BCU55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2-46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36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7902</text:p>
          </table:table-cell>
          <table:table-cell office:value-type="string" calcext:value-type="string">
            <text:p>BCU566_Mono</text:p>
          </table:table-cell>
          <table:table-cell office:value-type="string" calcext:value-type="string">
            <text:p>BCU56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6-4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7904</text:p>
          </table:table-cell>
          <table:table-cell office:value-type="string" calcext:value-type="string">
            <text:p>BCU566_TC</text:p>
          </table:table-cell>
          <table:table-cell office:value-type="string" calcext:value-type="string">
            <text:p>BCU56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6-4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1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CD4-positive helper 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49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09603</text:p>
          </table:table-cell>
          <table:table-cell office:value-type="string" calcext:value-type="string">
            <text:p>BF758_Mono</text:p>
          </table:table-cell>
          <table:table-cell office:value-type="string" calcext:value-type="string">
            <text:p>BF7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-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4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09606</text:p>
          </table:table-cell>
          <table:table-cell office:value-type="string" calcext:value-type="string">
            <text:p>BF758_TC</text:p>
          </table:table-cell>
          <table:table-cell office:value-type="string" calcext:value-type="string">
            <text:p>BF758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-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2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S012404</text:p>
          </table:table-cell>
          <table:table-cell office:value-type="string" calcext:value-type="string">
            <text:p>BF775_Mono</text:p>
          </table:table-cell>
          <table:table-cell office:value-type="string" calcext:value-type="string">
            <text:p>BF77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7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406</text:p>
          </table:table-cell>
          <table:table-cell office:value-type="string" calcext:value-type="string">
            <text:p>BF775_TC</text:p>
          </table:table-cell>
          <table:table-cell office:value-type="string" calcext:value-type="string">
            <text:p>BF775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8-5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4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703</text:p>
          </table:table-cell>
          <table:table-cell office:value-type="string" calcext:value-type="string">
            <text:p>BF776_BC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2706</text:p>
          </table:table-cell>
          <table:table-cell office:value-type="string" calcext:value-type="string">
            <text:p>BF776_Mono</text:p>
          </table:table-cell>
          <table:table-cell office:value-type="string" calcext:value-type="string">
            <text:p>BF776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33-3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55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8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S010302</text:p>
          </table:table-cell>
          <table:table-cell office:value-type="string" calcext:value-type="string">
            <text:p>BF764_BC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2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5"/>
          <table:table-cell table:number-columns-repeated="5"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S010303</text:p>
          </table:table-cell>
          <table:table-cell office:value-type="string" calcext:value-type="string">
            <text:p>BF764_M_BC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3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B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2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0306</text:p>
          </table:table-cell>
          <table:table-cell office:value-type="string" calcext:value-type="string">
            <text:p>BF764_M_Mono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6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0309</text:p>
          </table:table-cell>
          <table:table-cell office:value-type="string" calcext:value-type="string">
            <text:p>BF764_M_TC</text:p>
          </table:table-cell>
          <table:table-cell office:value-type="string" calcext:value-type="string">
            <text:p>BF764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4-49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266439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T cell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08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S011203</text:p>
          </table:table-cell>
          <table:table-cell office:value-type="string" calcext:value-type="string">
            <text:p>BF771_Mono</text:p>
          </table:table-cell>
          <table:table-cell office:value-type="string" calcext:value-type="string">
            <text:p>BF771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4-2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/>
          <table:table-cell office:value-type="string" calcext:value-type="string">
            <text:p>Healthy</text:p>
          </table:table-cell>
          <table:table-cell table:number-columns-repeated="2"/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ttp://ncit.nci.nih.gov/ncitbrowser/ConceptReport.jsp?dictionary=NCI_Thesaurus&amp;code=C115935&amp;ns=NCI_Thesaurus</text:p>
          </table:table-cell>
          <table:table-cell office:value-type="string" calcext:value-type="string">
            <text:p>EGAN00001423160</text:p>
          </table:table-cell>
          <table:table-cell office:value-type="string" calcext:value-type="string">
            <text:p>Primary Cell</text:p>
          </table:table-cell>
          <table:table-cell office:value-type="string" calcext:value-type="string">
            <text:p>EMC_Temporal_Change</text:p>
          </table:table-cell>
          <table:table-cell office:value-type="float" office:value="8272" calcext:value-type="float">
            <text:p>8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 table:number-columns-repeated="2"/>
          <table:table-cell office:value-type="string" calcext:value-type="string">
            <text:p>Monocyte</text:p>
          </table:table-cell>
          <table:table-cell table:number-columns-repeated="1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venous blood</text:p>
          </table:table-cell>
          <table:table-cell office:value-type="string" calcext:value-type="string">
            <text:p>http://purl.obolibrary.org/obo/UBERON_0013756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tp://purl.obolibrary.org/obo/CL_0000576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9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7:19:00.619903603</meta:creation-date>
    <dc:date>2020-06-11T17:22:45.836185623</dc:date>
    <meta:editing-duration>PT3M45S</meta:editing-duration>
    <meta:editing-cycles>2</meta:editing-cycles>
    <meta:generator>LibreOffice/6.0.7.3$Linux_X86_64 LibreOffice_project/00m0$Build-3</meta:generator>
    <meta:document-statistic meta:table-count="1" meta:cell-count="17298" meta:object-count="0"/>
  </office:meta>
</office:document-meta>
</file>